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ans-serif"/>
    <style:font-face style:name="Calibri" svg:font-family="Calibri, sans-serif"/>
    <style:font-face style:name="Helvetica Neue" svg:font-family="'Helvetica Neue', Helvetica, Arial, sans-serif"/>
    <style:font-face style:name="Mangal1" svg:font-family="Mangal"/>
    <style:font-face style:name="OpenSymbol" svg:font-family="OpenSymbol"/>
    <style:font-face style:name="Verdana" svg:font-family="Verdana,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3.5542in"/>
    </style:style>
    <style:style style:name="Table1.B" style:family="table-column">
      <style:table-column-properties style:column-width="3.3708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7799in"/>
    </style:style>
    <style:style style:name="Table2.B" style:family="table-column">
      <style:table-column-properties style:column-width="5.1451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2.2563in"/>
    </style:style>
    <style:style style:name="Table3.B" style:family="table-column">
      <style:table-column-properties style:column-width="4.6688in"/>
    </style:style>
    <style:style style:name="Table3.A1" style:family="table-cell">
      <style:table-cell-properties style:vertical-align="middle" fo:padding="0.0194in" fo:border="none"/>
    </style:style>
    <style:style style:name="P1" style:family="paragraph" style:parent-style-name="Standard">
      <style:paragraph-properties fo:margin-top="0in" fo:margin-bottom="0.1965in"/>
    </style:style>
    <style:style style:name="P2" style:family="paragraph" style:parent-style-name="Standard">
      <style:paragraph-properties fo:margin-top="0in" fo:margin-bottom="0in" fo:text-align="start" style:justify-single-word="false" style:writing-mode="lr-tb"/>
      <style:text-properties fo:color="#333333" style:font-name="Verdana" fo:font-size="11.5pt" fo:background-color="#ffffff"/>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paragraph-properties fo:text-align="center" style:justify-single-word="false"/>
    </style:style>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paragraph-properties fo:text-align="justify" style:justify-single-word="false"/>
    </style:style>
    <style:style style:name="P20" style:family="paragraph" style:parent-style-name="Text_20_body">
      <style:paragraph-properties fo:text-align="start" style:justify-single-word="false"/>
    </style:style>
    <style:style style:name="P21" style:family="paragraph" style:parent-style-name="Text_20_body" style:list-style-name="L17"/>
    <style:style style:name="P22" style:family="paragraph" style:parent-style-name="Text_20_body" style:list-style-name="L18"/>
    <style:style style:name="P23" style:family="paragraph" style:parent-style-name="Text_20_body" style:list-style-name="L19"/>
    <style:style style:name="P24" style:family="paragraph" style:parent-style-name="Text_20_body" style:list-style-name="L20"/>
    <style:style style:name="P25" style:family="paragraph" style:parent-style-name="Text_20_body" style:list-style-name="L21"/>
    <style:style style:name="P26" style:family="paragraph" style:parent-style-name="Text_20_body" style:list-style-name="L24"/>
    <style:style style:name="P27" style:family="paragraph" style:parent-style-name="Text_20_body" style:list-style-name="L25"/>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3"/>
    <style:style style:name="P32" style:family="paragraph" style:parent-style-name="Text_20_body">
      <style:text-properties fo:font-weight="bold"/>
    </style:style>
    <style:style style:name="P33" style:family="paragraph" style:parent-style-name="Text_20_body" style:list-style-name="L34"/>
    <style:style style:name="P34" style:family="paragraph" style:parent-style-name="Text_20_body">
      <style:paragraph-properties fo:margin-top="0in" fo:margin-bottom="0in"/>
    </style:style>
    <style:style style:name="P35" style:family="paragraph" style:parent-style-name="Text_20_body" style:list-style-name="L1">
      <style:paragraph-properties fo:margin-top="0in" fo:margin-bottom="0in"/>
    </style:style>
    <style:style style:name="P36" style:family="paragraph" style:parent-style-name="Text_20_body" style:list-style-name="L2">
      <style:paragraph-properties fo:margin-top="0in" fo:margin-bottom="0in"/>
    </style:style>
    <style:style style:name="P37" style:family="paragraph" style:parent-style-name="Text_20_body" style:list-style-name="L3">
      <style:paragraph-properties fo:margin-top="0in" fo:margin-bottom="0in"/>
    </style:style>
    <style:style style:name="P38" style:family="paragraph" style:parent-style-name="Text_20_body" style:list-style-name="L4">
      <style:paragraph-properties fo:margin-top="0in" fo:margin-bottom="0in"/>
    </style:style>
    <style:style style:name="P39" style:family="paragraph" style:parent-style-name="Text_20_body" style:list-style-name="L5">
      <style:paragraph-properties fo:margin-top="0in" fo:margin-bottom="0in"/>
    </style:style>
    <style:style style:name="P40" style:family="paragraph" style:parent-style-name="Text_20_body" style:list-style-name="L6">
      <style:paragraph-properties fo:margin-top="0in" fo:margin-bottom="0in"/>
    </style:style>
    <style:style style:name="P41" style:family="paragraph" style:parent-style-name="Text_20_body" style:list-style-name="L7">
      <style:paragraph-properties fo:margin-top="0in" fo:margin-bottom="0in"/>
    </style:style>
    <style:style style:name="P42" style:family="paragraph" style:parent-style-name="Text_20_body" style:list-style-name="L8">
      <style:paragraph-properties fo:margin-top="0in" fo:margin-bottom="0in"/>
    </style:style>
    <style:style style:name="P43" style:family="paragraph" style:parent-style-name="Text_20_body" style:list-style-name="L9">
      <style:paragraph-properties fo:margin-top="0in" fo:margin-bottom="0in"/>
    </style:style>
    <style:style style:name="P44" style:family="paragraph" style:parent-style-name="Text_20_body" style:list-style-name="L10">
      <style:paragraph-properties fo:margin-top="0in" fo:margin-bottom="0in"/>
    </style:style>
    <style:style style:name="P45" style:family="paragraph" style:parent-style-name="Text_20_body" style:list-style-name="L11">
      <style:paragraph-properties fo:margin-top="0in" fo:margin-bottom="0in"/>
    </style:style>
    <style:style style:name="P46" style:family="paragraph" style:parent-style-name="Text_20_body" style:list-style-name="L12">
      <style:paragraph-properties fo:margin-top="0in" fo:margin-bottom="0in"/>
    </style:style>
    <style:style style:name="P47" style:family="paragraph" style:parent-style-name="Text_20_body" style:list-style-name="L13">
      <style:paragraph-properties fo:margin-top="0in" fo:margin-bottom="0in"/>
    </style:style>
    <style:style style:name="P48" style:family="paragraph" style:parent-style-name="Text_20_body" style:list-style-name="L14">
      <style:paragraph-properties fo:margin-top="0in" fo:margin-bottom="0in"/>
    </style:style>
    <style:style style:name="P49" style:family="paragraph" style:parent-style-name="Text_20_body" style:list-style-name="L15">
      <style:paragraph-properties fo:margin-top="0in" fo:margin-bottom="0in"/>
    </style:style>
    <style:style style:name="P50" style:family="paragraph" style:parent-style-name="Text_20_body" style:list-style-name="L33">
      <style:paragraph-properties fo:margin-top="0in" fo:margin-bottom="0in"/>
    </style:style>
    <style:style style:name="P51" style:family="paragraph" style:parent-style-name="Text_20_body" style:list-style-name="L34">
      <style:paragraph-properties fo:margin-top="0in" fo:margin-bottom="0in"/>
    </style:style>
    <style:style style:name="P52" style:family="paragraph" style:parent-style-name="Text_20_body">
      <style:paragraph-properties fo:margin-top="0in" fo:margin-bottom="0in" fo:text-align="start" style:justify-single-word="false" style:writing-mode="lr-tb"/>
      <style:text-properties fo:background-color="#ffffff"/>
    </style:style>
    <style:style style:name="P53" style:family="paragraph" style:parent-style-name="Text_20_body">
      <style:paragraph-properties fo:margin-top="0in" fo:margin-bottom="0in" fo:text-align="start" style:justify-single-word="false" style:writing-mode="lr-tb"/>
      <style:text-properties fo:color="#333333" style:font-name="Verdana" fo:font-size="11.5pt" fo:background-color="#ffffff"/>
    </style:style>
    <style:style style:name="P54" style:family="paragraph" style:parent-style-name="Text_20_body">
      <style:paragraph-properties fo:margin-top="0in" fo:margin-bottom="0in" fo:text-align="start" style:justify-single-word="false" style:writing-mode="lr-tb"/>
    </style:style>
    <style:style style:name="P55" style:family="paragraph" style:parent-style-name="Text_20_body">
      <style:paragraph-properties fo:margin-top="0in" fo:margin-bottom="0in" fo:line-height="115%" fo:text-align="start" style:justify-single-word="false" style:writing-mode="lr-tb"/>
    </style:style>
    <style:style style:name="P56" style:family="paragraph" style:parent-style-name="Text_20_body">
      <style:paragraph-properties fo:margin-top="0in" fo:margin-bottom="0in" fo:background-color="#eeeeee">
        <style:background-image/>
      </style:paragraph-properties>
      <style:text-properties fo:color="#333333"/>
    </style:style>
    <style:style style:name="P57" style:family="paragraph" style:parent-style-name="Text_20_body" style:list-style-name="L16">
      <style:paragraph-properties fo:margin-left="0in" fo:margin-right="0in" fo:margin-top="0in" fo:margin-bottom="0in" style:line-height-at-least="0.2189in" fo:text-align="start" style:justify-single-word="false" fo:text-indent="0in" style:auto-text-indent="false" fo:padding="0in" fo:border="none" style:writing-mode="lr-tb"/>
    </style:style>
    <style:style style:name="P58" style:family="paragraph" style:parent-style-name="Text_20_body">
      <style:paragraph-properties fo:margin-top="0.1252in" fo:margin-bottom="0in" style:line-height-at-least="0.2189in" fo:text-align="start" style:justify-single-word="false" fo:padding="0in" fo:border="none" style:writing-mode="lr-tb"/>
      <style:text-properties fo:color="#111111" style:font-name="Helvetica Neue" fo:font-size="10.5pt" fo:background-color="#ffffff"/>
    </style:style>
    <style:style style:name="P59" style:family="paragraph" style:parent-style-name="Text_20_body">
      <style:paragraph-properties fo:margin-top="0.1252in" fo:margin-bottom="0in" style:line-height-at-least="0.2189in" fo:text-align="start" style:justify-single-word="false" fo:padding="0in" fo:border="none" style:writing-mode="lr-tb"/>
      <style:text-properties fo:color="#111111" fo:background-color="#ffffff"/>
    </style:style>
    <style:style style:name="P60" style:family="paragraph" style:parent-style-name="Text_20_body">
      <style:paragraph-properties fo:margin-top="0.1252in" fo:margin-bottom="0in" style:line-height-at-least="0.2189in" fo:text-align="start" style:justify-single-word="false" fo:padding="0in" fo:border="none" style:writing-mode="lr-tb"/>
      <style:text-properties fo:color="#0000ff" style:font-name="Helvetica Neue" fo:font-size="10.5pt" fo:font-weight="bold" fo:background-color="#ffffff"/>
    </style:style>
    <style:style style:name="P61" style:family="paragraph" style:parent-style-name="Text_20_body">
      <style:paragraph-properties fo:margin-top="0in" fo:margin-bottom="0.0693in" fo:text-align="start" style:justify-single-word="false" style:writing-mode="lr-tb"/>
      <style:text-properties fo:background-color="#ffffff"/>
    </style:style>
    <style:style style:name="P62" style:family="paragraph" style:parent-style-name="Text_20_body">
      <style:paragraph-properties fo:margin-top="0in" fo:margin-bottom="0.0693in" fo:text-align="start" style:justify-single-word="false" style:writing-mode="lr-tb"/>
      <style:text-properties fo:color="#333333" style:font-name="Verdana" fo:font-size="11.5pt" fo:background-color="#ffffff"/>
    </style:style>
    <style:style style:name="P63" style:family="paragraph" style:parent-style-name="Text_20_body">
      <style:paragraph-properties fo:margin-top="0in" fo:margin-bottom="0.1665in" fo:text-align="start" style:justify-single-word="false" style:writing-mode="lr-tb"/>
      <style:text-properties fo:color="#333333" style:font-name="Verdana" fo:font-size="11.5pt" fo:background-color="#ffffff"/>
    </style:style>
    <style:style style:name="P64" style:family="paragraph" style:parent-style-name="Text_20_body">
      <style:paragraph-properties fo:background-color="#eeeeee">
        <style:background-image/>
      </style:paragraph-properties>
    </style:style>
    <style:style style:name="P65" style:family="paragraph" style:parent-style-name="Text_20_body">
      <style:paragraph-properties fo:background-color="#eeeeee">
        <style:background-image/>
      </style:paragraph-properties>
      <style:text-properties fo:color="#333333" style:font-name="Verdana" fo:font-size="11.5pt"/>
    </style:style>
    <style:style style:name="P66" style:family="paragraph" style:parent-style-name="Text_20_body">
      <style:paragraph-properties fo:background-color="#eeeeee">
        <style:background-image/>
      </style:paragraph-properties>
      <style:text-properties fo:color="#333333" style:font-name="Verdana" fo:font-size="11.5pt" fo:font-weight="bold"/>
    </style:style>
    <style:style style:name="P67" style:family="paragraph" style:parent-style-name="Text_20_body">
      <style:paragraph-properties fo:background-color="#eeeeee">
        <style:background-image/>
      </style:paragraph-properties>
      <style:text-properties fo:color="#333333" style:font-name="Verdana" fo:font-size="10.5pt"/>
    </style:style>
    <style:style style:name="P68" style:family="paragraph" style:parent-style-name="Heading_20_1">
      <style:paragraph-properties fo:margin-top="0in" fo:margin-bottom="0in" fo:text-align="start" style:justify-single-word="false" style:writing-mode="lr-tb"/>
      <style:text-properties fo:color="#333333" style:font-name="Verdana" fo:font-size="11.5pt" fo:background-color="#ffffff"/>
    </style:style>
    <style:style style:name="P69" style:family="paragraph" style:parent-style-name="Preformatted_20_Text">
      <style:text-properties fo:color="#000000"/>
    </style:style>
    <style:style style:name="P70" style:family="paragraph" style:parent-style-name="Preformatted_20_Text">
      <style:paragraph-properties fo:margin-top="0in" fo:margin-bottom="0.1965in"/>
    </style:style>
    <style:style style:name="P71" style:family="paragraph" style:parent-style-name="Heading_20_3">
      <style:text-properties fo:color="#000000"/>
    </style:style>
    <style:style style:name="P72" style:family="paragraph" style:parent-style-name="Heading_20_3">
      <style:paragraph-properties fo:margin-left="0in" fo:margin-right="0in" fo:margin-top="0.1252in" fo:margin-bottom="0in" fo:text-align="start" style:justify-single-word="false" fo:text-indent="0in" style:auto-text-indent="false" fo:padding="0in" fo:border="none" style:writing-mode="lr-tb"/>
      <style:text-properties fo:color="#111111" style:font-name="Helvetica Neue" fo:font-weight="normal" fo:background-color="#ffffff"/>
    </style:style>
    <style:style style:name="P73" style:family="paragraph" style:parent-style-name="Table_20_Contents" style:list-style-name="L22">
      <style:paragraph-properties fo:margin-top="0in" fo:margin-bottom="0.1965in"/>
    </style:style>
    <style:style style:name="P74" style:family="paragraph" style:parent-style-name="Table_20_Contents" style:list-style-name="L23">
      <style:paragraph-properties fo:margin-top="0in" fo:margin-bottom="0.1965in"/>
    </style:style>
    <style:style style:name="P75" style:family="paragraph" style:parent-style-name="Table_20_Contents" style:list-style-name="L26">
      <style:paragraph-properties fo:margin-top="0in" fo:margin-bottom="0.1965in"/>
    </style:style>
    <style:style style:name="P76" style:family="paragraph" style:parent-style-name="Table_20_Contents" style:list-style-name="L27">
      <style:paragraph-properties fo:margin-top="0in" fo:margin-bottom="0.1965in"/>
    </style:style>
    <style:style style:name="P77" style:family="paragraph" style:parent-style-name="Table_20_Contents" style:list-style-name="L31">
      <style:paragraph-properties fo:margin-top="0in" fo:margin-bottom="0.1965in"/>
    </style:style>
    <style:style style:name="P78" style:family="paragraph" style:parent-style-name="Table_20_Contents" style:list-style-name="L32">
      <style:paragraph-properties fo:margin-top="0in" fo:margin-bottom="0.1965in"/>
    </style:style>
    <style:style style:name="P79" style:family="paragraph" style:parent-style-name="Heading_20_2">
      <style:text-properties fo:color="#000000"/>
    </style:style>
    <style:style style:name="P80" style:family="paragraph" style:parent-style-name="Heading_20_2">
      <style:paragraph-properties fo:margin-top="0in" fo:margin-bottom="0in" fo:text-align="start" style:justify-single-word="false" style:writing-mode="lr-tb"/>
      <style:text-properties fo:color="#333333" style:font-name="Verdana" fo:font-size="11.5pt" fo:background-color="#ffffff"/>
    </style:style>
    <style:style style:name="T1" style:family="text">
      <style:text-properties fo:color="#111111" style:font-name="Helvetica Neue" fo:font-size="10.5pt" fo:background-color="#ffffff"/>
    </style:style>
    <style:style style:name="T2" style:family="text">
      <style:text-properties fo:color="#333333"/>
    </style:style>
    <style:style style:name="T3" style:family="text">
      <style:text-properties fo:color="#333333" style:font-name="Verdana" fo:font-size="11.5pt"/>
    </style:style>
    <style:style style:name="T4" style:family="text">
      <style:text-properties fo:color="#333333" style:font-name="Verdana" fo:font-size="11.5pt" fo:font-weight="bold"/>
    </style:style>
    <style:style style:name="T5" style:family="text">
      <style:text-properties fo:color="#333333" style:font-name="Verdana" fo:font-size="11.5pt" style:text-underline-style="solid" style:text-underline-width="auto" style:text-underline-color="font-color"/>
    </style:style>
    <style:style style:name="T6" style:family="text">
      <style:text-properties fo:color="#333333" style:font-name="Verdana" fo:font-size="10.5pt"/>
    </style:style>
    <style:style style:name="T7" style:family="text">
      <style:text-properties fo:color="#333333" style:font-name="Verdana" fo:font-size="10.5pt" style:text-underline-style="solid" style:text-underline-width="auto" style:text-underline-color="font-color"/>
    </style:style>
    <style:style style:name="T8" style:family="text">
      <style:text-properties fo:color="#333333" style:font-name="Arial1" fo:font-size="11.5pt"/>
    </style:style>
    <style:style style:name="T9" style:family="text">
      <style:text-properties fo:font-weight="bold"/>
    </style:style>
    <style:style style:name="T10" style:family="text">
      <style:text-properties style:text-underline-style="solid" style:text-underline-width="auto" style:text-underline-color="font-color"/>
    </style:style>
    <style:style style:name="T11" style:family="text">
      <style:text-properties fo:font-style="italic"/>
    </style:style>
    <style:style style:name="T12" style:family="text">
      <style:text-properties fo:font-style="italic" fo:font-weight="bold"/>
    </style:style>
    <style:style style:name="T13" style:family="text">
      <style:text-properties fo:color="#a52a2a" fo:font-size="10pt" fo:font-weight="bold"/>
    </style:style>
    <style:style style:name="T14" style:family="text">
      <style:text-properties fo:font-size="10pt"/>
    </style:style>
    <style:style style:name="T15" style:family="text">
      <style:text-properties fo:font-size="10pt" fo:font-weight="bold"/>
    </style:style>
    <style:style style:name="T16" style:family="text">
      <style:text-properties fo:color="#008000" fo:font-weight="bold"/>
    </style:style>
    <style:style style:name="T17" style:family="text">
      <style:text-properties fo:color="#00ff00" fo:font-weight="bold"/>
    </style:style>
    <style:style style:name="T18" style:family="text">
      <style:text-properties fo:color="#351c75" style:text-underline-style="solid" style:text-underline-width="auto" style:text-underline-color="font-color" fo:font-weight="bold"/>
    </style:style>
    <style:style style:name="T19" style:family="text">
      <style:text-properties fo:color="#351c75" fo:font-weight="bold"/>
    </style:style>
    <style:style style:name="T20" style:family="text">
      <style:text-properties fo:color="#351c75" style:font-name="Calibri" fo:font-size="11pt" fo:font-weight="bold"/>
    </style:style>
    <style:style style:name="T21" style:family="text">
      <style:text-properties style:font-name="Calibri" fo:font-size="11pt"/>
    </style:style>
    <style:style style:name="T22" style:family="text">
      <style:text-properties fo:font-size="14pt"/>
    </style:style>
    <style:style style:name="T23" style:family="text">
      <style:text-properties fo:font-size="14pt"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1.0311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display-border="false"/>
    </style:style>
    <style:style style:name="fr4" style:family="graphic" style:parent-style-name="OLE">
      <style:graphic-properties fo:margin-left="0in" fo:margin-right="0in" fo:margin-top="0in" fo:margin-bottom="0in" style:vertical-pos="top" style:vertical-rel="baseline" fo:padding="0in" fo:border="none" draw:ole-draw-aspect="1" draw:frame-display-border="false"/>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ct1" text:anchor-type="page" text:anchor-page-number="1" svg:x="0in" svg:y="0in" svg:width="3.5in" svg:height="2.9165in" draw:z-index="8">
        <draw:floating-frame draw:frame-name="aswift_2"/>
      </draw:frame>
      <text:p text:style-name="Standard"/>
      <text:p text:style-name="Standard"/>
      <text:p text:style-name="Standard">1. </text:p>
      <text:p text:style-name="P1">What is Active Directory ? </text:p>
      <text:p text:style-name="Text_20_body">Active Directory is a database which store a data base like your user information, computer information and also other network object info. It has capabilities to manage and administer the complete Network which connect with AD. </text:p>
      <text:p text:style-name="P34">2. </text:p>
      <text:p text:style-name="Text_20_body">What is domain ? </text:p>
      <text:p text:style-name="Text_20_body">A domain is a named collection of hosts and subdomains, registered with a unique name by the InterNIC.</text:p>
      <text:p text:style-name="P34">3. </text:p>
      <text:p text:style-name="Text_20_body">What is domain controller ? </text:p>
      <text:p text:style-name="Text_20_body">A Domain controller (DC) is a server that responds to security authentication requests (logging in, checking permissions, etc.) within the Windows Server domain. A domain is a concept introduced in Windows NT whereby a user may be granted access to a number of computer resources with the use of a single username and password combination </text:p>
      <text:p text:style-name="P34">4. </text:p>
      <text:p text:style-name="Text_20_body">What is LDAP ? </text:p>
      <text:p text:style-name="Text_20_body">Lightweight Directory Access Protocol LDAP is the industry standard directory access protocol, making Active Directory widely accessible to management and query applications. Active Directory supports LDAPv3 and LDAPv2. </text:p>
      <text:p text:style-name="P34">5. </text:p>
      <text:p text:style-name="Text_20_body">What is KCC ? </text:p>
      <text:p text:style-name="Text_20_body">KCC ( knowledge consistency checker ) is used to generate replication topology for inter site replication and for intra site replication with in a site replication traffic is done via remote procedure calls over ip, while between site it is done through either RPC or SMTP. </text:p>
      <text:p text:style-name="Standard">6. </text:p>
      <text:p text:style-name="P1">Where is the AD database held? What other folders are related to AD? </text:p>
      <text:p text:style-name="Text_20_body">The AD data base is store in c:\windows\ntds\NTDS.DIT.</text:p>
      <text:p text:style-name="P34">7. </text:p>
      <text:p text:style-name="Text_20_body">What is the use of SYSVOL folder? </text:p>
      <text:p text:style-name="Text_20_body">The SYSVOL folder stores the server's copy of the domain's public files. The contents such as group policy, users etc of the SYSVOL folder are replicated to all domain controllers in the domain. </text:p>
      <text:p text:style-name="P34">8. </text:p>
      <text:p text:style-name="Text_20_body">What is LSDOU ? </text:p>
      <text:p text:style-name="Text_20_body">It’s group policy inheritance model, where the policies are applied to Local machines, Sites, Domains and Organizational Units </text:p>
      <text:p text:style-name="P34">9. </text:p>
      <text:p text:style-name="Text_20_body">What is lost &amp; found folder in ADS ? </text:p>
      <text:p text:style-name="Text_20_body"><text:soft-page-break/>It’s the folder where you can find the objects missed due to conflict. Ex: you created a user in OU which is deleted in other DC &amp; when replication happed ADS didn’t find the OU then it will put that in Lost &amp; Found Folder. </text:p>
      <text:p text:style-name="P34">10. </text:p>
      <text:p text:style-name="Text_20_body">What is Garbage collection ? </text:p>
      <text:p text:style-name="Text_20_body">Garbage collection is the process of the online defragmentation of active directory. It happens every 12 Hours</text:p>
      <text:p text:style-name="Text_20_body"/>
      <text:p text:style-name="Standard">11. </text:p>
      <text:p text:style-name="P1">What System State data contains ? </text:p>
      <text:list xml:id="list7506656110214766834" text:style-name="L1">
        <text:list-item>
          <text:p text:style-name="P35">Contains Startup files, </text:p>
        </text:list-item>
        <text:list-item>
          <text:p text:style-name="P35">Registry </text:p>
        </text:list-item>
        <text:list-item>
          <text:p text:style-name="P35">Com + Registration Database </text:p>
        </text:list-item>
        <text:list-item>
          <text:p text:style-name="P35">Memory Page file </text:p>
        </text:list-item>
        <text:list-item>
          <text:p text:style-name="P35">System files </text:p>
        </text:list-item>
        <text:list-item>
          <text:p text:style-name="P35">AD information </text:p>
        </text:list-item>
        <text:list-item>
          <text:p text:style-name="P35">Cluster Service information </text:p>
        </text:list-item>
        <text:list-item>
          <text:p text:style-name="P3">SYSVOL Folder </text:p>
        </text:list-item>
      </text:list>
      <text:p text:style-name="P34">12. </text:p>
      <text:p text:style-name="Text_20_body">What is the use of LDAP ? </text:p>
      <text:p text:style-name="Text_20_body">LDAP is designed to allow for the transfer of information between domain controllers and to allow users to query information about objects within the directory. </text:p>
      <text:p text:style-name="P34">13. </text:p>
      <text:p text:style-name="Text_20_body">What is the purpose of replication in AD ? </text:p>
      <text:p text:style-name="Text_20_body">The purpose of replication is to distribute the data stored within the directory throughout the organization for increased availability, performance, and data protection. Systems administrators can tune replication to occur based on their physical network infrastructure and other constraints.</text:p>
      <text:p text:style-name="P34">14. </text:p>
      <text:p text:style-name="Text_20_body">What is global catalog ? </text:p>
      <text:p text:style-name="Text_20_body">The Global Catalog is a database that contains all of the information pertaining to objects within all domains in the Active Directory environment. </text:p>
      <text:p text:style-name="P34">15. </text:p>
      <text:p text:style-name="Text_20_body">What is DNS Zones ? </text:p>
      <text:p text:style-name="Text_20_body">A DNS zone is a portion of the DNS namespace over which a specific DNS server has authority.</text:p>
      <text:p text:style-name="Standard">16. </text:p>
      <text:p text:style-name="P1">What is a site ? </text:p>
      <text:p text:style-name="Text_20_body">one or more well-connected highly reliable and fast TCP/IP subnets. A site allows administrator to configure active directory access and replication topology to take advantage of the physical network. </text:p>
      <text:p text:style-name="P34">17. </text:p>
      <text:p text:style-name="Text_20_body">What is Active Directory Schema ? </text:p>
      <text:p text:style-name="Text_20_body"><text:soft-page-break/>The Active Directory schema contains formal definitions of every object class that can be created in an Active Directory forest. it also contains formal definitions of every attribute that can exist in an Active Directory Object. </text:p>
      <text:p text:style-name="P34">18. </text:p>
      <text:p text:style-name="Text_20_body">What are the benefits of AD integrated DNS ? </text:p>
      <text:list xml:id="list7123898993694384543" text:style-name="L2">
        <text:list-item>
          <text:p text:style-name="P36">A few advantages that Acrive Directory-integrated zone implementations have over standard primary zone implementation are : </text:p>
        </text:list-item>
        <text:list-item>
          <text:p text:style-name="P36">Active Directory replication is faster, which means that the time needed to transfer zone data between zones is farless. </text:p>
        </text:list-item>
        <text:list-item>
          <text:p text:style-name="P4">The Active Directory replication topology is used for Active Directory replication, and for Active Directory- integrated zone replication. There is no longer a need for DNS replication when DNS and Active Directory are integrated. </text:p>
        </text:list-item>
      </text:list>
      <text:p text:style-name="P34">19. </text:p>
      <text:p text:style-name="P34">What is File Replication Service (FRS) </text:p>
      <text:p text:style-name="Text_20_body">File Replication Service is a Microsoft service which replicates folders stored in sysvol shared folders on domain controllers and distributed file system shared folders. This service is a part of Microsoft's Active Directory Service. </text:p>
      <text:p text:style-name="P34">20. </text:p>
      <text:p text:style-name="Text_20_body">Explain different zone involved in DNS Server? </text:p>
      <text:p text:style-name="Text_20_body">DNS has two different Zones Forward Lookup Zone and Reverse Lookup Zone. There two Zones are categorized into three zones and are as follows: </text:p>
      <text:p text:style-name="Text_20_body">Primary zone: It contains the read and writable copy of the DNS Database. </text:p>
      <text:p text:style-name="Text_20_body">Secondary Zone: It acts as a backup for the primary zone and contains the read only copy of the DNS database. </text:p>
      <text:p text:style-name="Text_20_body">Stub zone: It is also read-only like a secondary zone; stub zone contains only SOA, copies of NS and A records for all name servers authoritative for the zone</text:p>
      <text:p text:style-name="P34"/>
      <text:p text:style-name="P1">What is the difference between local, global and universal groups ? </text:p>
      <text:p text:style-name="Text_20_body">Domain local groups assign access permissions to global domain groups for local domain resources. Global groups provide access to resources in other trusted domains. Universal groups grant access to resoures in all trusted domains. </text:p>
      <text:p text:style-name="P34">22. </text:p>
      <text:p text:style-name="Text_20_body">What is RPC protocol ? </text:p>
      <text:p text:style-name="Text_20_body">A protocol RPC (Remote Procedure Call) used to allow communications between system process on remote computers. The RPC protocol is used by the Active Directory for intrasite replication. </text:p>
      <text:p text:style-name="P34">23. </text:p>
      <text:p text:style-name="Text_20_body">What is Resource Record ? </text:p>
      <text:p text:style-name="Text_20_body">Resource Record (RR) is a DNS entry that specifies the availability of specific DNS services.For Example, an MX record specifies the IP address of a mail server, and Host (A) records specify the IP addresses of workstations on the network. </text:p>
      <text:p text:style-name="P34">24. </text:p>
      <text:p text:style-name="Text_20_body">What is a Tree ? </text:p>
      <text:p text:style-name="Text_20_body"><text:soft-page-break/>A set of Active Directory domains that share a common namespace and are connected by a transitive two-way trust. Resources can be shared between the domains in an Active Directory. </text:p>
      <text:p text:style-name="P34">25. </text:p>
      <text:p text:style-name="Text_20_body">What is REPADMIN ? </text:p>
      <text:p text:style-name="Text_20_body">This command-line tool assists administrators in diagnosing replication problems between windows domain conrollers. Administrators can use Repadmin to view the replication topology as seen from the perspective of each domain contrsoller. </text:p>
      <text:p text:style-name="Standard">26. </text:p>
      <text:p text:style-name="P1">Is the DNS protocol involved when a user's pings a website name? </text:p>
      <text:p text:style-name="Text_20_body">Yes it is involved. When the user pings the website name, a DNS request packet is sent to the DNS server which would then respond with the IP address of the web server on which the website is hosted.</text:p>
      <text:p text:style-name="P34">27. </text:p>
      <text:p text:style-name="Text_20_body">On a network, should the DNS server IP address be configured on the computer or the internet router for users to browse the internet? </text:p>
      <text:p text:style-name="Text_20_body">The DNS server IP address should be configured on the computer for the users to browse the internet. </text:p>
      <text:p text:style-name="P34">28. </text:p>
      <text:p text:style-name="Text_20_body">In a LAN network should the DNS server be inside the network or can it reside on the internet? </text:p>
      <text:p text:style-name="Text_20_body">The DNS server can reside anywhere as long as the computers and devices requiring DNS service have network access to it.</text:p>
      <text:p text:style-name="P34">29. </text:p>
      <text:p text:style-name="Text_20_body">How does a computer know to which DNS server it has to send the request? </text:p>
      <text:p text:style-name="Text_20_body">The DNS server IP address is configured on the TCP/IP adapter setting of the computer. With this information, the computer knows the DNS server to which the request has to be sent. </text:p>
      <text:p text:style-name="P34">30. </text:p>
      <text:p text:style-name="Text_20_body">What are the requirements for installing AD on a new server? </text:p>
      <text:list xml:id="list5023507435751606832" text:style-name="L3">
        <text:list-item>
          <text:p text:style-name="P37">The Domain structure. </text:p>
        </text:list-item>
        <text:list-item>
          <text:p text:style-name="P37">The Domain Name . </text:p>
        </text:list-item>
        <text:list-item>
          <text:p text:style-name="P37">storage location of the database and log file. </text:p>
        </text:list-item>
        <text:list-item>
          <text:p text:style-name="P37">Location of the shared system volume folder. </text:p>
        </text:list-item>
        <text:list-item>
          <text:p text:style-name="P37">DNS config Methode. </text:p>
        </text:list-item>
        <text:list-item>
          <text:p text:style-name="P5">DNS configuration.</text:p>
        </text:list-item>
      </text:list>
      <text:p text:style-name="P1">Which port does a DNS Server Use? </text:p>
      <text:p text:style-name="Text_20_body">UDP port 53 </text:p>
      <text:p text:style-name="P34">32. </text:p>
      <text:p text:style-name="Text_20_body">A user opens the browser and types the IP address of the webserver on which a website is hosted. Is DNS protocol involved during the scenario? </text:p>
      <text:p text:style-name="Text_20_body">The DNS protocol is used to resolve the website name into the corresponding IP address. In this case, since the IP address is already known, DNS protocol is not required and is not involved in the scenario. </text:p>
      <text:p text:style-name="P34">33. </text:p>
      <text:p text:style-name="Text_20_body">Name two methods by which DNS can be configured on a computer. </text:p>
      <text:p text:style-name="Text_20_body"><text:soft-page-break/>It can be manually configured on the TCP/IP adapter or by a DHCP server. </text:p>
      <text:p text:style-name="P34">34. </text:p>
      <text:p text:style-name="Text_20_body">If a computer is configured with a default gateway address, should the same address be used as the DNS server IP address ? </text:p>
      <text:p text:style-name="Text_20_body">It is not mandatory. The DNS server IP address can be any value provided the computer has access to it. </text:p>
      <text:p text:style-name="P34">35. </text:p>
      <text:p text:style-name="Text_20_body">What is sites ? What are they used for ? </text:p>
      <text:p text:style-name="Text_20_body">One or more well-connected (highly reliable and fast) TCP/IP subnets.<text:line-break/>A site allows administrators to configure Active Directory access and replication topology to take advantage of the physical network.<text:line-break/>A Site object in Active Directory represents a physical geographic location that hosts networks. Sites contain objects called Subnets.<text:line-break/>Sites can be used to Assign Group Policy Objects, facilitate the discovery of resources, manage active directory replication, and manage network link traffic.</text:p>
      <text:p text:style-name="Standard">36. </text:p>
      <text:p text:style-name="P1">Trying to look at the Schema, how can I do that ? </text:p>
      <text:p text:style-name="Text_20_body">register schmmgmt.dll using this command<text:line-break/>c:\windows\system32&gt;regsvr32 schmmgmt.dll<text:line-break/>Open mmc –&gt; add snapin –&gt; add Active directory schema<text:line-break/>name it as schema.msc<text:line-break/>Open administrative tool –&gt; schema.msc</text:p>
      <text:p text:style-name="P34">37. </text:p>
      <text:p text:style-name="Text_20_body">What is the port no of Kerberos ? </text:p>
      <text:p text:style-name="Text_20_body">88 </text:p>
      <text:p text:style-name="P34">38. </text:p>
      <text:p text:style-name="Text_20_body">What is the port no of Global catalog ? </text:p>
      <text:p text:style-name="Text_20_body">3268</text:p>
      <text:p text:style-name="P34">39. </text:p>
      <text:p text:style-name="Text_20_body">How can you forcibly remove AD from a server, and what do you do later? ? Can I get user passwords from the AD database? </text:p>
      <text:p text:style-name="Text_20_body">Dcpromo /forceremoval , an administrator can forcibly remove Active Directory and roll back the system without having to contact or replicate any locally held changes to another DC in the forest. Reboot the server then After you use the dcpromo /forceremoval command, all the remaining metadata for the demoted DC is not deleted on the surviving domain controllers, and therefore you must manually remove it by using the NTDSUTIL command. </text:p>
      <text:p text:style-name="Text_20_body">In the event that the NTDS Settings object is not removed correctly you can use the Ntdsutil.exe utility to manually remove the NTDS Settings object. You will need the following tool: Ntdsutil.exe, Active Directory Sites and Services, Active Directory Users and Computers. </text:p>
      <text:p text:style-name="P34">40. </text:p>
      <text:p text:style-name="Text_20_body">How many root DNS servers are available in the world </text:p>
      <text:p text:style-name="Text_20_body">13.</text:p>
      <text:p text:style-name="Standard"><text:soft-page-break/>41. </text:p>
      <text:p text:style-name="P1">What are the FSMO roles? </text:p>
      <text:p text:style-name="Text_20_body">Flexible Single Master Operation (FSMO) role. Currently there are five FSMO roles:</text:p>
      <text:list xml:id="list5872431051882595271" text:style-name="L4">
        <text:list-item>
          <text:p text:style-name="P38">Schema master </text:p>
        </text:list-item>
        <text:list-item>
          <text:p text:style-name="P38">Domain naming master </text:p>
        </text:list-item>
        <text:list-item>
          <text:p text:style-name="P38">RID master </text:p>
        </text:list-item>
        <text:list-item>
          <text:p text:style-name="P38">PDC emulator </text:p>
        </text:list-item>
        <text:list-item>
          <text:p text:style-name="P6">Infrastructure master</text:p>
        </text:list-item>
      </text:list>
      <text:p text:style-name="P34">42. </text:p>
      <text:p text:style-name="Text_20_body">What is domain tree ? </text:p>
      <text:p text:style-name="Text_20_body">Domain Trees: A domain tree comprises several domains that share a common schema and configuration, forming a contiguous namespace. Domains in a tree are also linked together by trust relationships. Active Directory is a set of one or more trees.</text:p>
      <text:p text:style-name="Text_20_body">Trees can be viewed two ways. One view is the trust relationships between domains. The other view is the namespace of the domain tree. </text:p>
      <text:p text:style-name="P34">43. </text:p>
      <text:p text:style-name="Text_20_body">What is forests ? </text:p>
      <text:p text:style-name="Text_20_body">A collection of one or more domain trees with a common schema and implicit trust relationships between them. This arrangement would be used if you have multiple root DNS addresses. </text:p>
      <text:p text:style-name="P34">44. </text:p>
      <text:p text:style-name="Text_20_body">How to Select the Appropriate Restore Method ? </text:p>
      <text:p text:style-name="Text_20_body">You select the appropriate restore method by considering:<text:line-break/>Circumstances and characteristics of the failure. The two major categories of failure, From an Active Directory perspective, are Active Directory data corruption and hardware failure.</text:p>
      <text:p text:style-name="Text_20_body">Active Directory data corruption occurs when the directory contains corrupt data that has been replicated to all domain controllers or when a large portion of the Active Directory hierarchy has been changed accidentally (such as deletion of an OU) and this change has replicated to other domain controllers. </text:p>
      <text:p text:style-name="P34">45. </text:p>
      <text:p text:style-name="Text_20_body">Where are the Windows NT Primary Domain Controller (PDC) and its Backup Domain Controller (BDC) in Server 2003? </text:p>
      <text:p text:style-name="Text_20_body">The Active Directory replaces them. Now all domain controllers share a multimaster peer-to-peer read and write relationship that hosts copies of the Active Directory.</text:p>
      <text:p text:style-name="Standard">46. </text:p>
      <text:p text:style-name="P1">What is Global Catalog? </text:p>
      <text:p text:style-name="Text_20_body">The Global Catalog authenticates network user logons and fields inquiries about objects across a forest or tree. Every domain has at least one GC that is hosted on a domain controller. In Windows 2000, there was typically one GC on every site in order to prevent user logon failures across the network.</text:p>
      <text:p text:style-name="P34">47. </text:p>
      <text:p text:style-name="Text_20_body">How long does it take for security changes to be replicated among the domain controllers? </text:p>
      <text:p text:style-name="Text_20_body"><text:soft-page-break/>Security-related modifications are replicated within a site immediately. These changes include account and individual user lockout policies, changes to password policies, changes to computer account passwords, and modifications to the Local Security Authority (LSA). </text:p>
      <text:p text:style-name="P34">48. </text:p>
      <text:p text:style-name="Text_20_body">When should you create a forest? </text:p>
      <text:p text:style-name="Text_20_body">Organizations that operate on radically different bases may require separate trees with distinct namespaces. Unique trade or brand names often give rise to separate DNS identities. Organizations merge or are acquired and naming continuity is desired. Organizations form partnerships and joint ventures. While access to common resources is desired, a separately defined tree can enforce more direct administrative and security restrictions.</text:p>
      <text:p text:style-name="P34">49. </text:p>
      <text:p text:style-name="Text_20_body">Describe the process of working with an external domain name ? </text:p>
      <text:p text:style-name="Text_20_body">If it is not possible for you to configure your internal domain as a subdomain of your external domain, use a stand-alone internal domain. This way, your internal and external domain names are unrelated. For example, an organization that uses the domain name contoso.com for their external namespace uses the name corp.internal for their internal namespace.</text:p>
      <text:p text:style-name="Text_20_body">The advantage to this approach is that it provides you with a unique internal domain name. The disadvantage is that this configuration requires you to manage two separate namespaces. Also, using a stand-alone internal domain that is unrelated to your external domain might create confusion for users because the namespaces do not reflect a relationship between resources within and outside of your network.</text:p>
      <text:p text:style-name="Text_20_body">In addition, you might have to register two DNS names with an Internet name authority if you want to make the internal domain publicly accessible. </text:p>
      <text:p text:style-name="P34">50. </text:p>
      <text:p text:style-name="Text_20_body">One easiest way to check all the 5 FSMO roles ? </text:p>
      <text:p text:style-name="Text_20_body">Use netdom query /domain:YourDomain FSMO command. It will list all the FSMO role handling domain controllers.</text:p>
      <text:p text:style-name="P1">Which FSMO role directly impacting the consistency of Group Policy ? </text:p>
      <text:p text:style-name="Text_20_body">PDC Emulator. </text:p>
      <text:p text:style-name="P34">52. </text:p>
      <text:p text:style-name="Text_20_body">Explain the process between a user providing his Domain credential to his workstation and the desktop being loaded? Or how the AD authentication works ? </text:p>
      <text:p text:style-name="Text_20_body">When a user enters a user name and password, the computer sends the user name to the KDC. The KDC contains a master database of unique long term keys for every principal in its realm. The KDC looks up the user's master key (KA), which is based on the user's password. The KDC then creates two items: a session key (SA) to share with the user and a Ticket-Granting Ticket (TGT). The TGT includes a second copy of the SA, the user name, and an expiration time. The KDC encrypts this ticket by using its own master key (KKDC), which only the KDC knows. The client computer receives the information from the KDC and runs the user's password through a one-way hashing function, which converts the password into the user's KA. The client computer now has a session key and a TGT so that it can securely communicate with the KDC. The client is now authenticated to the domain and is ready to access other resources in the domain by using the Kerberos protocol. </text:p>
      <text:p text:style-name="P34"><text:soft-page-break/>53. </text:p>
      <text:p text:style-name="Text_20_body">Name few port numbers related to Active Directory ? </text:p>
      <text:p text:style-name="Text_20_body">Kerberos 88, LDAP 389, DNS 53, SMB 445.</text:p>
      <text:p text:style-name="P34">54. </text:p>
      <text:p text:style-name="Text_20_body">Which version of Kerberos is used for Windows 2000/2003 and 2008 Active Directory ? </text:p>
      <text:p text:style-name="Text_20_body">All versions of Windows Server Active Directory use Kerberos 5. </text:p>
      <text:p text:style-name="P34">55. </text:p>
      <text:p text:style-name="Text_20_body">How do you check currently forest and domain functional levels? Say both GUI and Command line. </text:p>
      <text:p text:style-name="Text_20_body">To find out forest and domain functional levels in GUI mode, open ADUC, right click on the domain name and take properties. Both domain and forest functional levels will be listed there. TO find out forest and domain functional levels, you can use DSQUERY command.</text:p>
      <text:p text:style-name="P1">What is RODC ? Why do we configure RODC ? </text:p>
      <text:p text:style-name="Text_20_body">Read only domain controller (RODC) is a feature of Windows Server 2008 Operating System. RODC is a read only copy of Active Directory database and it can be deployed in a remote branch office where physical security cannot be guaranteed. RODC provides more improved security and faster log on time for the branch office.</text:p>
      <text:p text:style-name="P34">57. </text:p>
      <text:p text:style-name="Text_20_body">What is Active Directory Recycle Bin ? </text:p>
      <text:p text:style-name="Text_20_body">Active Directory Recycle bin is a feature of Windows Server 2008 AD. It helps to restore accidentally deleted Active Directory objects without using a backed up AD database, rebooting domain controller or restarting any services. </text:p>
      <text:p text:style-name="P34">58. </text:p>
      <text:p text:style-name="Text_20_body">What is group nesting ? </text:p>
      <text:p text:style-name="Text_20_body">Adding one group as a member of another group is called 'group nesting'. This will help for easy administration and reduced replication traffic.</text:p>
      <text:p text:style-name="P34">59. </text:p>
      <text:p text:style-name="Text_20_body">What are the logical components of Active Directory ? </text:p>
      <text:p text:style-name="Text_20_body">Domains, Organizational Units, trees and forests are logical components of Active Directory. </text:p>
      <text:p text:style-name="P34">60. </text:p>
      <text:p text:style-name="Text_20_body">Can you connect Active Directory to other 3rd-party Directory Services? Name a few options? </text:p>
      <text:p text:style-name="Text_20_body">Yes, you can use dirXML or LDAP to connect to other directories. In Novell you can use E-directory. </text:p>
      <text:p text:style-name="P1">How do you create a new application partition ? </text:p>
      <text:p text:style-name="Text_20_body">Use the DnsCmd command to create an application directory partition. <text:line-break/>To do this, use the following syntax:<text:line-break/>DnsCmd ServerName /CreateDirectoryPartition FQDN of partition</text:p>
      <text:p text:style-name="P34">62. </text:p>
      <text:p text:style-name="Text_20_body">Difference between LDIFDE and CSVDE? </text:p>
      <text:p text:style-name="Text_20_body">CSVDE is a command that can be used to import and export objects to and from the AD into a CSV-formatted file. A CSV (Comma Separated Value) file is a file easily readable in Excel. I will not go to <text:soft-page-break/>length into this powerful command, but I will show you some basic samples of how to import a large number of users into your AD. Of course, as with the DSADD command, CSVDE can do more than just import users. Consult your help file for more info.</text:p>
      <text:p text:style-name="Text_20_body">LDIFDE is a command that can be used to import and export objects to and from the AD into a LDIF-formatted file. A LDIF (LDAP Data Interchange Format) file is a file easily readable in any text editor, however it is not readable in programs like Excel. The major difference between CSVDE and LDIFDE (besides the file format) is the fact that LDIFDE can be used to edit and delete existing AD objects (not just users), while CSVDE can only import and export objects. </text:p>
      <text:p text:style-name="P34">63. </text:p>
      <text:p text:style-name="Text_20_body">What are the DS* commands ? </text:p>
      <text:p text:style-name="Text_20_body">The following DS commands: the DS family built in utility .</text:p>
      <text:list xml:id="list8212690453334242912" text:style-name="L5">
        <text:list-item>
          <text:p text:style-name="P39">DSmod - modify Active Directory attributes. </text:p>
        </text:list-item>
        <text:list-item>
          <text:p text:style-name="P39">DSrm - to delete Active Directory objects. </text:p>
        </text:list-item>
        <text:list-item>
          <text:p text:style-name="P39">DSmove - to relocate objects </text:p>
        </text:list-item>
        <text:list-item>
          <text:p text:style-name="P39">DSadd - create new accounts </text:p>
        </text:list-item>
        <text:list-item>
          <text:p text:style-name="P39">DSquery - to find objects that match your query attributes. </text:p>
        </text:list-item>
        <text:list-item>
          <text:p text:style-name="P7">DSget - list the properties of an object </text:p>
        </text:list-item>
      </text:list>
      <text:p text:style-name="P34">64. </text:p>
      <text:p text:style-name="Text_20_body">What are System State data contains ? </text:p>
      <text:list xml:id="list6173965982533971962" text:style-name="L6">
        <text:list-item>
          <text:p text:style-name="P40">Contains Startup files </text:p>
        </text:list-item>
        <text:list-item>
          <text:p text:style-name="P40">Registry </text:p>
        </text:list-item>
        <text:list-item>
          <text:p text:style-name="P40">Com + Registration Database </text:p>
        </text:list-item>
        <text:list-item>
          <text:p text:style-name="P40">Memory Page file </text:p>
        </text:list-item>
        <text:list-item>
          <text:p text:style-name="P40">System files </text:p>
        </text:list-item>
        <text:list-item>
          <text:p text:style-name="P40">AD information </text:p>
        </text:list-item>
        <text:list-item>
          <text:p text:style-name="P40">Cluster Service information </text:p>
        </text:list-item>
        <text:list-item>
          <text:p text:style-name="P8">SYSVOL Folder </text:p>
        </text:list-item>
      </text:list>
      <text:p text:style-name="P34">65. </text:p>
      <text:p text:style-name="Text_20_body">What is lost &amp; found folder in ADS ? </text:p>
      <text:p text:style-name="Text_20_body">It's the folder where you can find the objects missed due to conflict. Ex: you created a user in OU which is deleted in other DC &amp; when replication happed ADS didn't find the OU then it will put that in Lost &amp; Found Folder. </text:p>
      <text:p text:style-name="P1">What Intrasite and Intersite Replication ? </text:p>
      <text:p text:style-name="Text_20_body">Intrasite is the replication with in the same site &amp; intersite the replication between sites.</text:p>
      <text:p text:style-name="P34">67. </text:p>
      <text:p text:style-name="Text_20_body">Which is service in your windows is responsible for replication of Domain controller to another domain controller? </text:p>
      <text:p text:style-name="Text_20_body">KCC generates the replication topology.<text:line-break/>Use SMTP / RPC to replicate changes. </text:p>
      <text:p text:style-name="P34">68. </text:p>
      <text:p text:style-name="Text_20_body">What is LSDOU ? </text:p>
      <text:p text:style-name="Text_20_body">It's group policy inheritance model, where the policies are applied toLocal machines, Sites, Domains <text:soft-page-break/>and Organizational Units.</text:p>
      <text:p text:style-name="P34">69. </text:p>
      <text:p text:style-name="Text_20_body">How to look at the Schema ? </text:p>
      <text:p text:style-name="Preformatted_20_Text">register schmmgmt.dll using this command</text:p>
      <text:p text:style-name="Preformatted_20_Text">c:\windows\system32&gt;regsvr32 schmmgmt.dll </text:p>
      <text:p text:style-name="Preformatted_20_Text">Open mmc --&gt; add snapin --&gt; add Active directory schema </text:p>
      <text:p text:style-name="Preformatted_20_Text">name it as schema.msc </text:p>
      <text:p text:style-name="P70">Open administrative tool --&gt; schema.msc</text:p>
      <text:p text:style-name="P34">70. </text:p>
      <text:p text:style-name="Text_20_body">What is BridgeHead Server in AD ? </text:p>
      <text:p text:style-name="Text_20_body">A bridgehead server is a domain controller in each site, which is used as a contact point to receive and replicate data between sites. For intersite replication, KCC designates one of the domain controllers as a bridgehead server. In case the server is down, KCC designates another one from the domain controller. When a bridgehead server receives replication updates from another site, it replicates the data to the other domain controllers within its site. </text:p>
      <text:p text:style-name="Standard"/>
      <text:p text:style-name="Standard"/>
      <text:p text:style-name="Standard"/>
      <text:p text:style-name="Standard"/>
      <text:p text:style-name="Standard">II</text:p>
      <text:p text:style-name="Standard"/>
      <text:h text:style-name="Heading_20_1" text:outline-level="1">DNS Interview Questions and Answers</text:h>
      <text:p text:style-name="Text_20_body">Posted on <text:a xlink:type="simple" xlink:href="http://nakshatrait.com/Useful-Links/dns-interview-questions-and-answers/">24/09/2012</text:a> </text:p>
      <text:p text:style-name="P9"><text:span text:style-name="Strong_20_Emphasis"> Interview questions and answers on dns server n Windows 2003 and 2008</text:span></text:p>
      <text:p text:style-name="Text_20_body">~~~~~~~~~~~~~~~~~~~~~~~~~~~~~~~~~~~~~~~~~~~~~~~~~~~~~~~~~~~~~~~~~</text:p>
      <text:p text:style-name="Text_20_body">Q1. What is DNS?<text:line-break/>Domain Name System is a service that can be installed on any windows server operating system to resolve the Name to IPAddress and vice-versa. TCP/IP networks, such as the Internet, use DNS to locate computers and services through user-friendly names</text:p>
      <text:p text:style-name="Text_20_body">Q2. What is DDNS?<text:line-break/>Dynamic DNS or DDNS is a method of updating, in real time, a Domain Name System to point to a changing IP address on the Internet. This is used to provide a persistent domain name for a resource that may change location on the network.</text:p>
      <text:p text:style-name="Text_20_body">Q3. What are the resource records in DNS?</text:p>
      <text:list xml:id="list8082484976028741673" text:style-name="L7">
        <text:list-item>
          <text:p text:style-name="P41"><text:span text:style-name="Strong_20_Emphasis">A (Address)</text:span> Maps a host name to an IP address. When a computer has multiple adapter cards and IP addresses, it should have multiple address records. </text:p>
        </text:list-item>
        <text:list-item>
          <text:p text:style-name="P41"><text:span text:style-name="Strong_20_Emphasis">CNAME (Canonical Name)</text:span> Sets an alias for a host name. For example, using this record, zeta.tvpress.com can have an alias as www.tvpress.com. </text:p>
        </text:list-item>
        <text:list-item>
          <text:p text:style-name="P41"><text:span text:style-name="Strong_20_Emphasis">MX (Mail Exchange)</text:span> Specifies a mail exchange server for the domain, which allows mail to be delivered to the correct mail servers in the domain. </text:p>
        </text:list-item>
        <text:list-item>
          <text:p text:style-name="P41"><text:span text:style-name="Strong_20_Emphasis">NS (Name Server)</text:span> Specifies a name server for the domain, which allows DNS lookups within various zones. Each primary and secondary name server should be declared through this record. </text:p>
        </text:list-item>
        <text:list-item>
          <text:p text:style-name="P41"><text:soft-page-break/><text:span text:style-name="Strong_20_Emphasis">PTR (Pointer)</text:span> Creates a pointer that maps an IP address to a host name for reverse lookups. </text:p>
        </text:list-item>
        <text:list-item>
          <text:p text:style-name="P10"><text:span text:style-name="Strong_20_Emphasis">SOA (Start of Authority)</text:span> Declares the host that is the most authoritative for the zone and, as such, is the best source of DNS information for the zone. Each zone file must have an SOA record (which is created automatically when you add a zone). </text:p>
        </text:list-item>
      </text:list>
      <text:p text:style-name="Text_20_body">Q4. What are a Forward and Reverse Lookup?</text:p>
      <text:list xml:id="list2864752288075856207" text:style-name="L8">
        <text:list-item>
          <text:p text:style-name="P42"><text:span text:style-name="Strong_20_Emphasis">Forward Lookup:</text:span> When a name query is send to the DNS server against to IP address, it is generally said a forward lookup. </text:p>
        </text:list-item>
        <text:list-item>
          <text:p text:style-name="P11"><text:span text:style-name="Strong_20_Emphasis">Reverse Lookup:</text:span> DNS also provides a reverse lookup process, enabling clients to use a known IP address during a name query and look up a computer name based on its address. </text:p>
        </text:list-item>
      </text:list>
      <text:p text:style-name="Text_20_body">Q5. What is Primary zone?<text:line-break/>This is the read and writable copy of a zone file in the DNS namespace. This is primary source for information about the zone and it stores the master copy of zone data in a local file or in AD DS. Dy default the primary zone file is named as zone_name.dns in %windir%\System32\DNS folder on the server.</text:p>
      <text:p text:style-name="Text_20_body">Q6. What id Secondary zone?<text:line-break/>This is the read only copy of a zone file in the DNS namespace. This is secondary source for information about the zone and it get the updated information from the master copy of primary zone. The network access must be available to connect with primary server. As secondary zone is merely a copy of a primary zone that is hosted on another server, it cannot be stored in AD DS.</text:p>
      <text:p text:style-name="Text_20_body">Q7. What is stub Zone?<text:line-break/>A stub zone is a read only copy of a zone that contains only those resource records which are necessary to identify the authoritative DNS servers for that particular zone. A stub zone is practically used to resolve names between separate DNS namespaces. This type of zone is generally created when a corporate merger or acquire and DNS servers for two separate DNS namespaces resolve names for clients in both namespaces.</text:p>
      <text:p text:style-name="Text_20_body">A stub zone contains:<text:line-break/>The start of authority (SOA) resource record, name server (NS) resource records, and the glue A resource records for the delegated zone.<text:line-break/>The IP address of one or more master servers that can be used to update the stub zone.</text:p>
      <text:p text:style-name="Text_20_body">Q8. What is Caching Only Server?<text:line-break/>Caching-only servers are those DNS servers that only perform name resolution queries, cache the answers, and return the results to the client. Once the query is stored in cache, next time the query in resolved locally from cached instead of going to the actual site.</text:p>
      <text:p text:style-name="Text_20_body">Q9. What is Aging and Scavenging?<text:line-break/>DNS servers running Windows Server support aging and scavenging features. These features are provided as a mechanism to perform cleanup and removal of stale resource records from the server and zone. This feature removes the dynamically created records when they are stamped as stale.</text:p>
      <text:p text:style-name="Text_20_body">By default, the aging and scavenging mechanism for the DNS Server service is disabled.</text:p>
      <text:p text:style-name="Text_20_body">Scavenging and aging must be enabled both at the DNS server and on the zone</text:p>
      <text:p text:style-name="Text_20_body">Q10. What is SRV record in DNS?<text:line-break/>The SRV record is a resource record in DNS that is used to identify or point to a computer that host specific services i.e Active directory.</text:p>
      <text:p text:style-name="Text_20_body">Q11. What is Forwarding in DNS?<text:line-break/><text:soft-page-break/>A forwarder is a feature in DNS server that is used to forward DNS queries for external DNS names to DNS servers outside of that network. We ca configure a DNS server as a forwarder to forward the name query to other DNS servers in the network when they cannot resolve locally to that DNS server.</text:p>
      <text:p text:style-name="Text_20_body">Q12. What is Conditional Forwarding in DNS?<text:line-break/>We can configure the DNS server to forward queries according to specific domain names using conditional forwarders. In this case query is forward to an IP address against a DNS domain name.</text:p>
      <text:list xml:id="list7679152311126483129" text:style-name="L9">
        <text:list-item>
          <text:p text:style-name="P43">Q13. What are Queries types in DNS?<text:line-break/><text:span text:style-name="Strong_20_Emphasis">Recursive Query:</text:span> This name queries are generally made by a DNS client to a DNS server or by a DNS server that is configured to pass unresolved name queries to another DNS server, in the case of a DNS server configured to use a forwarder. </text:p>
        </text:list-item>
        <text:list-item>
          <text:p text:style-name="P12"><text:span text:style-name="Strong_20_Emphasis">Iterative Query:</text:span> An iterative name query is one in which a DNS client allows the DNS server to return the best answer it can give based on its cache or zone data. If the queried DNS server does not have an exact match for the queried name, the best possible information it can return is a referral. The DNS client can then query the DNS server for which it obtained a referral. It continues this process until it locates a DNS server that is authoritative for the queried name, or until an error or time-out condition is met. </text:p>
        </text:list-item>
      </text:list>
      <text:p text:style-name="Text_20_body">Q13. What are Tools for troubleshooting of DNS?<text:line-break/>DNS Console, NSLOOKUP, DNSCMD, IPCONFIG, DNS Logs.</text:p>
      <text:p text:style-name="Text_20_body">Q14. How to check DNS health?<text:line-break/>Using the DCdiag.<text:line-break/>i.e. (dcdiag /test:dns /v /e)</text:p>
      <text:p text:style-name="Standard"/>
      <text:p text:style-name="Standard">III</text:p>
      <text:p text:style-name="Standard"/>
      <text:p text:style-name="Standard">1. </text:p>
      <text:p text:style-name="P1">What is Active Directory? </text:p>
      <text:p text:style-name="Text_20_body">Active Directory (AD) is a structure used on computers and servers running the Microsoft Windows operating system (OS). AD is used to store network, domain, and user information and was originally created by Microsoft in 1996. It was first deployed on Microsoft Windows 2000. Active directories provide a number of functions to include providing information regarding objects optimized for fast access and / or retrieval. This allows administrators to setup security, push computer updates, and acts as a hierarchical structure. The structure is normally configured in three categories to include: hardware such as printers or scanners, web email servers, and objects that are the network and domain's main functions.</text:p>
      <text:p text:style-name="P34">2. </text:p>
      <text:p text:style-name="Text_20_body">What is LDAP? </text:p>
      <text:p text:style-name="Text_20_body">The Lightweight Directory Access Protocol (LDAP) is a directory service protocol that runs directly over the TCP/IP stack. The information model (both for data and namespaces) of LDAP is similar to that of the X.500 OSI directory service, but with fewer features and lower resource requirements than X.500. Unlike most other Internet protocols, LDAP has an associated API that simplifies writing Internet directory service applications. The LDAP API is applicable to directory management and browser applications that do not have directory service support as their primary function. LDAP cannot create directories or specify how a directory service operates. </text:p>
      <text:p text:style-name="P34">3. </text:p>
      <text:p text:style-name="Text_20_body"><text:soft-page-break/>Where is the AD database held? </text:p>
      <text:p text:style-name="Text_20_body">The AD database is stored in c:\windows\ntds\NTDS.DIT. </text:p>
      <text:p text:style-name="P34">4. </text:p>
      <text:p text:style-name="Text_20_body">Talk about all the AD-related roles in Windows Server 2008/R2. </text:p>
      <text:p text:style-name="Text_20_body">Windows Server 2008 has five Active directory related roles. below are the list</text:p>
      <text:list xml:id="list7288422886860493241" text:style-name="L10">
        <text:list-item>
          <text:p text:style-name="P44">Active Directory Domain Services (Identity): AD DS it provides the functionality of an identity and access (IDA) solution for enterprise networks. It also provides the mechanisms to support, manage, and configure resources in distribution network environments. </text:p>
        </text:list-item>
        <text:list-item>
          <text:p text:style-name="P44">Active Directory Lightweight Directory Services (Applications): AD LDS formerly known as Active directory application mode (ADAM), provides support for directory-enabled applications. </text:p>
        </text:list-item>
        <text:list-item>
          <text:p text:style-name="P44">Active Directory Certificate Services (Trust): AD CS to set up a certificate authority for issuing digital certificates as a part of a public key infrastructure (PKI) that binds the identity of a person, device or service to corresponding private key. Certificates can be used to authenticate users and computers, provide web-based authentication, support smart card authentication, and support application, including secure wireless n/w, vpn, Ipsec, EFS, and more. </text:p>
        </text:list-item>
        <text:list-item>
          <text:p text:style-name="P44">Active Directory Rights management Services (Integrity): AD RMS is an information-protection technology that enables you to implement persistent usage policy templates (for documents) that define allowed and unauthorized use whether online, offline, inside, or outside the firewall. </text:p>
        </text:list-item>
        <text:list-item>
          <text:p text:style-name="P13">Active Directory Federation Services (Partnership): AD FS enable an organization to extend IDA across multiple platforms, including both window and non-windows environments, and to project identity and access rights across security boundaries to trusted partners. </text:p>
        </text:list-item>
      </text:list>
      <text:p text:style-name="P34">5. </text:p>
      <text:p text:style-name="Text_20_body">What is the SYSVOL folder? </text:p>
      <text:p text:style-name="Text_20_body">All active directory data base security related information store in SYSVOL folder and its only created on NTFS partition. </text:p>
      <text:p text:style-name="Text_20_body">The Sysvol folder on a Windows domain controller is used to replicate file-based data among domain controllers. Because junctions are used within the Sysvol folder structure, Windows NT file system (NTFS) version 5.0 is required on domain controllers throughout a Windows distributed file system (DFS) forest. </text:p>
      <text:p text:style-name="Text_20_body">This is a quote from Microsoft themselves, basically the domain controller info stored in files like your group policy stuff is replicated through this folder structure.</text:p>
      <text:p text:style-name="Standard">6. </text:p>
      <text:p text:style-name="P1">What are the AD naming contexts (partitions) and replication issues for each NC? </text:p>
      <text:p text:style-name="Text_20_body">*Schema NC, *Configuration NC, * Domain NC</text:p>
      <text:p text:style-name="Text_20_body">Schema NC This NC is replicated to every other domain controller in the forest. It contains information about the Active Directory schema, which in turn defines the different object classes and attributes within Active Directory. Configuration NC Also replicated to every other DC in the forest, this NC contains forest-wide configuration information pertaining to the physical layout of Active Directory, as well as information about display specifies and forest-wide Active Directory quotas.</text:p>
      <text:p text:style-name="Text_20_body">Domain NC This NC is replicated to every other DC within a single Active Directory domain. This is <text:soft-page-break/>the NC that contains the most commonly-accessed Active Directory data: the actual users, groups, computers, and other objects that reside within a particular Active Directory domain. </text:p>
      <text:p text:style-name="P34">7. </text:p>
      <text:p text:style-name="Text_20_body">What are application directory partitions? </text:p>
      <text:p text:style-name="Text_20_body">Application Directory Partition is a partition space in Active Directory which an application can use to store that application specific data. This partition is then replicated only to some specific domain controllers. The application directory partition can contain any type of data except security principles (users, computers, groups). </text:p>
      <text:p text:style-name="P34">8. </text:p>
      <text:p text:style-name="Text_20_body">How do you create a new application directory partition? </text:p>
      <text:p text:style-name="Text_20_body">Use the DnsCmd command to create an application directory partition. To do this, use the following syntax:</text:p>
      <text:p text:style-name="Text_20_body">DnsCmd ServerName /CreateDirectoryPartition FQDN of partition</text:p>
      <text:p text:style-name="Text_20_body">To create an application directory partition that is named CustomDNSPartition on a domain controller that is named DC-1, follow these steps:</text:p>
      <text:list xml:id="list6492638883127131222" text:style-name="L11">
        <text:list-item>
          <text:p text:style-name="P45">Click Start, click Run, type cmd, and then click OK. </text:p>
        </text:list-item>
        <text:list-item>
          <text:p text:style-name="P14">Type the following command, and then press ENTER:</text:p>
        </text:list-item>
      </text:list>
      <text:p text:style-name="Text_20_body">dnscmd DC-1 /createdirectorypartition CustomDNSPartition.contoso.com When the application directory partition has been successfully created, the following information appears: DNS Server DC-1 created directory partition: CustomDNSPartition.contoso.com Command completed successfully. </text:p>
      <text:p text:style-name="P34">9. </text:p>
      <text:p text:style-name="Text_20_body">How do you view replication properties for AD partitions and DCs? </text:p>
      <text:p text:style-name="Text_20_body">By using replication monitor<text:line-break/>go to start &gt; run &gt; type repadmin<text:line-break/>go to start &gt; run &gt; type replmon</text:p>
      <text:p text:style-name="P34">10. </text:p>
      <text:p text:style-name="Text_20_body">What is the Global Catalog? </text:p>
      <text:p text:style-name="Text_20_body">The global catalog is a distributed data repository that contains a searchable, partial representation of every object in every domain in an Active Directory forest and is stored on domain controllers that have been designated as global catalog servers.</text:p>
      <text:p text:style-name="Standard">11. </text:p>
      <text:p text:style-name="P1">How do you view all the GCs in the forest? </text:p>
      <text:p text:style-name="Text_20_body">C:\&gt;repadmin /showreps<text:line-break/>domain_controller <text:line-break/>OR <text:line-break/>You can use Replmon.exe for the same purpose. <text:line-break/>OR <text:line-break/>AD Sites and Services and nslookup gc._msdcs. <text:line-break/>To find the GC from the command line you can try using DSQUERY command. <text:line-break/>dsquery server -isgc to find all the gc's in the forest <text:line-break/>you can try dsquery server -forest -isgc. </text:p>
      <text:p text:style-name="P34"><text:soft-page-break/>12. </text:p>
      <text:p text:style-name="Text_20_body">Why not make all DCs in a large forest as GCs? </text:p>
      <text:p text:style-name="Text_20_body">The reason that all DCs are not GCs to start is that in large (or even Giant) forests the DCs would all have to hold a reference to every object in the entire forest which could be quite large and quite a replication burden. <text:line-break/>For a few hundred, or a few thousand users even, this not likely to matter unless you have really poor WAN lines. </text:p>
      <text:p text:style-name="P34">13. </text:p>
      <text:p text:style-name="Text_20_body">What is ADSIEDIT? </text:p>
      <text:p text:style-name="Text_20_body">Active Directory® Service Interfaces Editor (ADSI Edit) is a Lightweight Directory Access Protocol (LDAP) editor that you can use to manage objects and attributes in Active Directory Domain Services (AD DS). ADSI Edit (adsiedit.msc) provides a view of every object and attribute in an Active Directory forest. You can use ADSI Edit to query, view, and edit attributes that are not exposed through other AD DS Microsoft Management Console (MMC) snap-ins: Active Directory Users and Computers, Active Directory Sites and Services, Active Directory Domains and Trusts, and Active Directory Schema. </text:p>
      <text:p text:style-name="P34">14. </text:p>
      <text:p text:style-name="Text_20_body">What is NETDOM? </text:p>
      <text:p text:style-name="Text_20_body">NETDOM is a command-line tool that allows management of Windows domains and trust relationships. It is used for batch management of trusts, joining computers to domains, verifying trusts, and secure channels. </text:p>
      <text:p text:style-name="P34">15. </text:p>
      <text:p text:style-name="Text_20_body">What is REPADMIN? </text:p>
      <text:p text:style-name="Text_20_body">Repadmin.exe command-line tool assists administrators in diagnosing replication problems between Windows domain controllers. You can use Repadmin to view the replication status of each domain controller. In addition, Repadmin can be used to manually create the replication to force replication events between domain controllers, and to view both the replication metadata and up-to-dateness vectors. Repadmin.exe can also be used for monitoring the relative health of an Active Directory forest. </text:p>
      <text:p text:style-name="Standard">16. </text:p>
      <text:p text:style-name="P1">What is DCDIAG? When would you use it? </text:p>
      <text:p text:style-name="Text_20_body">It is a command-line tool analyzes the state of domain controllers in a forest or enterprise and reports any problems to assist in troubleshooting. As an end-user reporting program, Dcdiag encapsulates detailed knowledge of how to identify abnormal behavior in the system. Dcdiag displays command output at the command line.<text:line-break/>Dcdiag consists of a framework for executing tests and a series of tests to verify different functional areas of the system. This framework selects which domain controllers are tested according to scope directives from the user, such as enterprise, site, or single server </text:p>
      <text:p text:style-name="P34">17. </text:p>
      <text:p text:style-name="Text_20_body">What are sites? What are they used for? </text:p>
      <text:p text:style-name="Text_20_body">Site is a collection of well-connected TCP/IP subnets. Sites are used for defining the topology of Active Directory replication. </text:p>
      <text:p text:style-name="P34">18. </text:p>
      <text:p text:style-name="Text_20_body">What's the difference between a site link's schedule and interval? </text:p>
      <text:p text:style-name="Text_20_body"><text:soft-page-break/>Schedule enables you to list weekdays or hours when the site link is available for replication to happen in the give interval. Interval is the re occurrence of the inter site replication in given minutes. It ranges from 15 - 10,080 mins. The default interval is 180 mins. </text:p>
      <text:p text:style-name="P34">19. </text:p>
      <text:p text:style-name="Text_20_body">What is the KCC? </text:p>
      <text:p text:style-name="Text_20_body">The KCC(Knowledge Consistency Checker) is a built-in process that runs on all domain controllers and generates replication topology for the Active Directory forest. The KCC creates separate replication topologies depending on whether replication is occurring within a site (intrasite) or between sites (intersite). The KCC also dynamically adjusts the topology to accommodate new domain controllers, domain controllers moved to and from sites, changing costs and schedules, and domain controllers that are temporarily unavailable. </text:p>
      <text:p text:style-name="P34">20. </text:p>
      <text:p text:style-name="Text_20_body">What is the ISTG? Who has that role by default? </text:p>
      <text:p text:style-name="Text_20_body">Intersite Topology Generator (ISTG), which is responsible for the connections among the sites. By default Windows 2003 Forest level functionality has this role. <text:line-break/>By Default the first Server has this role. If that server can no longer preform this role then the next server with the highest GUID then takes over the role of ISTG. </text:p>
      <text:p text:style-name="Standard">21. </text:p>
      <text:p text:style-name="Standard">Name some of the major changes in GPO in Windows Server 2008 r2 </text:p>
      <text:p text:style-name="P1">The following changes are available in Windows Server® 2008 R2 and in Windows® 7 with Remote Server Administration Tools (RSAT):</text:p>
      <text:list xml:id="list1060620883426839290" text:style-name="L12">
        <text:list-item>
          <text:p text:style-name="P46">Windows PowerShell Cmdlets for Group Policy: Ability to manage Group Policy from the Windows PowerShell™ command line and to run PowerShell scripts during logon and startup </text:p>
        </text:list-item>
        <text:list-item>
          <text:p text:style-name="P46">Group Policy Preferences: Additional types of preference items </text:p>
        </text:list-item>
        <text:list-item>
          <text:p text:style-name="P46">Starter Group Policy Objects: Improvements to Starter GPOs </text:p>
        </text:list-item>
        <text:list-item>
          <text:p text:style-name="P46">Administrative Template Functionality: Improved user interface </text:p>
        </text:list-item>
        <text:list-item>
          <text:p text:style-name="P15">Administrative Template Settings: New and changed policy settings </text:p>
        </text:list-item>
      </text:list>
      <text:p text:style-name="P34">22. </text:p>
      <text:p text:style-name="Text_20_body">What are GPO Preferences? </text:p>
      <text:p text:style-name="Text_20_body">Group Policy Preferences are a heap of new Group Policy settings that were released with Windows Server 2008 that allows IT administrators to pretty much do anything they want to configured computers in an corporate environment. Preferences only require a Windows 2000 Active Directory and they need to be managed from a minimum of Windows Vista/2008 however they can be applied to Windows XP Service Pack 2 (or greater) workstations. </text:p>
      <text:p text:style-name="P34">23. </text:p>
      <text:p text:style-name="P34">What are the major changes in AD in Windows Server 2008 R2? </text:p>
      <text:p text:style-name="Text_20_body">The following changes are available in Windows Server 2008 R2:</text:p>
      <text:list xml:id="list4363917238090034720" text:style-name="L13">
        <text:list-item>
          <text:p text:style-name="P47">Active Directory Recycle Bin </text:p>
        </text:list-item>
        <text:list-item>
          <text:p text:style-name="P47">Active Directory module for Windows PowerShell and Windows PowerShell™ cmdlets </text:p>
        </text:list-item>
        <text:list-item>
          <text:p text:style-name="P47">Active Directory Administrative Center </text:p>
        </text:list-item>
        <text:list-item>
          <text:p text:style-name="P47">Active Directory Best Practices Analyzer </text:p>
        </text:list-item>
        <text:list-item>
          <text:p text:style-name="P47">Active Directory Web Services </text:p>
        </text:list-item>
        <text:list-item>
          <text:p text:style-name="P47">Authentication mechanism assurance </text:p>
        </text:list-item>
        <text:list-item>
          <text:p text:style-name="P47"><text:soft-page-break/>Offline domain join </text:p>
        </text:list-item>
        <text:list-item>
          <text:p text:style-name="P47">Managed Service Accounts </text:p>
        </text:list-item>
        <text:list-item>
          <text:p text:style-name="P47">Active Directory Management Pack </text:p>
        </text:list-item>
        <text:list-item>
          <text:p text:style-name="P16">Bridgehead Server Selection </text:p>
        </text:list-item>
      </text:list>
      <text:p text:style-name="P34">24. </text:p>
      <text:p text:style-name="Text_20_body">What is the AD Recycle Bin? How do you use it? </text:p>
      <text:p text:style-name="Text_20_body">Active Directory Recycle Bin helps minimize directory service downtime by enhancing your ability to preserve and restore accidentally deleted Active Directory objects without restoring Active Directory data from backups. By default, Active Directory Recycle Bin in Windows Server 2008 R2 is disabled. To enable Active Directory Recycle Bin, your environment must meet the requirements to completed scenario. </text:p>
      <text:p text:style-name="P34">25. </text:p>
      <text:p text:style-name="Text_20_body">What is tombstone lifetime attribute? </text:p>
      <text:p text:style-name="Text_20_body">The tombstone lifetime in an Active Directory forest determines how long a deleted object - aka a 'tombstone' - is retained in Active Directory. The tombstone lifetime is determined by the value of the tombstone Lifetime attribute on the Directory Service object in the configuration directory partition.<text:line-break/>Tombstone Lifetime assists in removing objects from replicated servers and preventing restores from reintroducing a deleted object. Actually when an object is deleted from Active Directory, it is not physically removed from the Active Directory for some days. Instead, the Active Directory sets the 'isDeleted' attribute of the deleted object to TRUE and move it to a special container called 'Tombstone'</text:p>
      <text:p text:style-name="Standard">26. </text:p>
      <text:p text:style-name="P1">What are AD Snapshots? How do you use them? </text:p>
      <text:p text:style-name="Text_20_body">Snapshots are a feature of Active Directory introduced in Windows Server 2008. In order to use them you don't have to have your domain running in Windows Server 2008 mode but you do need at least one Windows Server 2008 or Windows Server 2008 R2 domain controller.<text:line-break/>Snapshots are created and manipulated using the ntdsutil.exe command line utility. Once you have an Active Directory snapshot you can export it using dsamain.exe (otherwise known as the Active Directory database mounting tool), and you can then interact with it using any Active Directory or LDAP tool. </text:p>
      <text:p text:style-name="P34">27. </text:p>
      <text:p text:style-name="Text_20_body">What is Offline Domain Join? How do you use it? </text:p>
      <text:p text:style-name="Text_20_body">Offline domain join is a new process that computers that run Windows 7 or Windows Server 2008 R2 can use to join a domain without contacting a domain controller. This makes it possible to join computers to a domain in locations where there is no connectivity to a corporate network.<text:line-break/>First the computer account is created or provisioned on the domain controller and the resulting information is stored in the metadata, and then this information is transferred to the joining computer. The workstation then performs the joining part without having the connectivity with the domain controller.<text:line-break/>You need to use Djoin.exe on the domain controller to accomplish above. Please use Djoin.exe /? to see the syntaxes.<text:line-break/>An example is given below:<text:line-break/>Djoin.exe /provision /domain Name_Of_the_Domain_To_Be_Joined /machine Client_Computer_Name /savefile File_Name.txt</text:p>
      <text:p text:style-name="P34">28. </text:p>
      <text:p text:style-name="Text_20_body"><text:soft-page-break/>What are Fine-Grained Passwords? How do you use them? </text:p>
      <text:p text:style-name="Text_20_body">Windows Server 2008 Active Directory is a feature called fine grained password policies (FGPPs).In Server 2000 and 2003.</text:p>
      <text:p text:style-name="Text_20_body">Active Directory domains, you could apply only one password and account lockout policy to all users in the domain, so if you wanted different password and account lockout settings for different sets of users, you had to either create a password filter or deploy multiple domains. In Windows Server 2008 you can use fine grained password policies to specify multiple password policies, apply different password restrictions and account lockout policies to different sets of users within a single domain. FGPPs become available once the domain has been promoted to Windows Server 2008 Domain Functional Level.</text:p>
      <text:p text:style-name="Text_20_body">To store fine grained password policies, Windows Server 2008 includes two new object classes in the Active Directory Domain Services schema Password Settings Container and Password Settings. The Password Settings Container object class is created by default under the System container in the domain. It stores the Password Settings objects (PSOs) for that domain. You cannot rename, move, or delete this container. Policies you create are represented by Password Setting Objects within Active Directory. To manage PSOs you need to use ADSI Edit or an LDIF file. </text:p>
      <text:p text:style-name="Standard">29. </text:p>
      <text:p text:style-name="P1">Talk about Restartable Active Directory Domain Services in Windows Server 2008/R2. What is this feature good for? </text:p>
      <text:p text:style-name="Text_20_body">Restart able AD DS is a feature in Windows Server 2008 that you can use to perform routine maintenance tasks on a domain controller, such as applying updates or performing offline defragmentation, without restarting the server.</text:p>
      <text:p text:style-name="Text_20_body">While AD DS is running, a domain controller running Windows Server 2008 behaves the same way as a domain controller running Microsoft® Windows® 2000 Server or Windows Server 2003.</text:p>
      <text:p text:style-name="Text_20_body">While AD DS is stopped, you can continue to log on to the domain by using a domain account if other domain controllers are available to service the logon request. You can also log on to the domain with a domain account while the domain controller is started in Directory Services Restore Mode (DSRM) if other domain controllers are available to service the logon request. </text:p>
      <text:p text:style-name="P34">30. </text:p>
      <text:p text:style-name="Text_20_body">What are the changes in auditing in Windows Server 2008/R2? </text:p>
      <text:list xml:id="list9169735630165417668" text:style-name="L14">
        <text:list-item>
          <text:p text:style-name="P48">Global Object Access Auditing. </text:p>
        </text:list-item>
        <text:list-item>
          <text:p text:style-name="P48">Reason for access" reporting. </text:p>
        </text:list-item>
        <text:list-item>
          <text:p text:style-name="P17">Advanced audit policy settings.</text:p>
        </text:list-item>
      </text:list>
      <text:p text:style-name="Standard">31. </text:p>
      <text:p text:style-name="P1">How can you forcibly remove AD from a server, and what do you do later? </text:p>
      <text:p text:style-name="Text_20_body">Demote the server using dcpromo /forceremoval, then remove the metadata from Active directory using ndtsutil. There is no way to get user passwords from AD that I am aware of, but you should still be able to change them. <text:line-break/>Another way out too<text:line-break/>Restart the DC is DSRM mode<text:line-break/>a. Locate the following registry subkey:<text:line-break/>HKEY_LOCAL_MACHINE\SYSTEM\CurrentControlSet\Control\ProductOptions<text:line-break/><text:soft-page-break/>b. In the right-pane, double-click ProductType.<text:line-break/>c. Type ServerNT in the Value data box, and then click OK.<text:line-break/>Restart the server in normal mode<text:line-break/>its a member server now but AD entries are still there. Promote the server to a fake domain say ABC.com and then remove gracefully using DCpromo. after you use the dcpromo /forceremoval command, all the remaining metadata for the demoted DC is not deleted on the surviving domain controllers, and therefore you must manually remove it by using the NTDSUTIL command .</text:p>
      <text:p text:style-name="P34">32. </text:p>
      <text:p text:style-name="Text_20_body">Can I get user passwords from the AD database? </text:p>
      <text:p text:style-name="Text_20_body">The passwords in AD are not stored encrypted by default, so they cannot be decrypted. They are hashed. The only way to recover the data from a hash is with some sort of a hacking algorithm that attempts to crack the hash (such tools exist). </text:p>
      <text:p text:style-name="P34">33. </text:p>
      <text:p text:style-name="Text_20_body">What's NTDSUTIL? When do you use it? </text:p>
      <text:p text:style-name="Text_20_body">NTDSutil is a Windows utility for configuring the heart of Active Directory. Ntdsutil.exe is a command-line tool that provides management facilities for Active Directory .Use Ntdsutil to perform database maintenance of Active Directory, to manage and control single master operations, and to remove metadata left behind by domain controllers that were removed from the network without being properly uninstalled. By default, Ntdsutil is installed in the Winnt\System32 folder.</text:p>
      <text:p text:style-name="P34">34. </text:p>
      <text:p text:style-name="Text_20_body">What are RODCs? </text:p>
      <text:p text:style-name="Text_20_body">RODCs are additional domain controllers for a domain that host complete, read-only copies of the partitions of the Active Directory database and a read-only copy of the SYSVOL folder contents. By selectively caching credentials, RODCs address some of the challenges that enterprises can encounter in branch offices and perimeter networks (also known as DMZs) that may lack the physical security that is commonly found in datacenters and hub sites. RODCs also offer a number of manageability improvements that are described in this guide. This section describes how RODCs work with the rest of the Active Directory environment, the main differences between RODCs and writable domain controllers, and the RODC features that can help resolve a number of security or manageability issues. </text:p>
      <text:p text:style-name="P34">35. </text:p>
      <text:p text:style-name="Text_20_body">What are the major benefits of using RODCs? </text:p>
      <text:p text:style-name="Text_20_body">The following benefits: </text:p>
      <text:list xml:id="list6413862458610823917" text:style-name="L15">
        <text:list-item>
          <text:p text:style-name="P49">Improved security </text:p>
        </text:list-item>
        <text:list-item>
          <text:p text:style-name="P49">Faster logon times </text:p>
        </text:list-item>
        <text:list-item>
          <text:p text:style-name="P18">More efficient access to resources</text:p>
        </text:list-item>
      </text:list>
      <text:p text:style-name="Text_20_body">IV</text:p>
      <text:h text:style-name="Heading_20_3" text:outline-level="3">How DHCP works and DHCP Interview Questions and Answers </text:h>
      <text:section text:style-name="Sect1" text:name="post-body-5978398476666717968">
        <text:h text:style-name="P72" text:outline-level="3">How DHCP Works?</text:h>
        <text:p text:style-name="P58">Before learning the process through which DHCP achieves it’s goal, we first have to understand the different messages that are used in the process.</text:p>
        <text:h text:style-name="P72" text:outline-level="3"><text:soft-page-break/>1. DHCPDISCOVER</text:h>
        <text:p text:style-name="P58">It is a DHCP message that marks the beginning of a DHCP interaction between client and server. This message is sent by a client (host or device connected to a network) that is connected to a local subnet. It’s a broadcast message that uses 255.255.255.255 as destination IP address while the source IP address is 0.0.0.0</text:p>
        <text:h text:style-name="P72" text:outline-level="3">2. DHCPOFFER</text:h>
        <text:p text:style-name="P58">It is DHCP message that is sent in response to DHCPDISCOVER by a DHCP server to DHCP client. This message contains the network configuration settings for the client that sent the DHCPDISCOVER message.</text:p>
        <text:h text:style-name="P72" text:outline-level="3">3. DHCPREQUEST</text:h>
        <text:p text:style-name="P58">This DHCP message is sent in response to DHCPOFFER indicating that the client has accepted the network configuration sent in DHCPOFFER message from the server.</text:p>
        <text:h text:style-name="P72" text:outline-level="3">4. DHCPACK</text:h>
        <text:p text:style-name="P58">This message is sent by the DHCP server in response to DHCPREQUEST recieved from the client. This message marks the end of the process that started with DHCPDISCOVER. The DHCPACK message is nothing but an acknowledgement by the DHCP server that authorizes the DHCP client to start using the network configuration it received from the DHCP server earlier.</text:p>
        <text:h text:style-name="P72" text:outline-level="3">5. DHCPNAK</text:h>
        <text:p text:style-name="P58">This message is the exact opposite to DHCPACK described above. This message is sent by the DHCP server when it is not able to satisfy the DHCPREQUEST message from the client.</text:p>
        <text:h text:style-name="P72" text:outline-level="3">6. DHCPDECLINE</text:h>
        <text:p text:style-name="P58">This message is sent from the DHCP client to the server in case the client finds that the IP address assigned by DHCP server is already in use.</text:p>
        <text:h text:style-name="P72" text:outline-level="3">7. DHCPINFORM</text:h>
        <text:p text:style-name="P58">This message is sent from the DHCP client in case the IP address is statically configured on the client and only other network settings or configurations are desired to be dynamically acquired from DHCP server.</text:p>
        <text:h text:style-name="P72" text:outline-level="3">8. DHCPRELEASE</text:h>
        <text:p text:style-name="P58">This message is sent by the DHCP client in case it wants to terminate the lease of network address it has be provided by DHCP server.</text:p>
        <text:p text:style-name="P59"><text:soft-page-break/><draw:frame draw:style-name="fr1" draw:name="graphics1" text:anchor-type="as-char" svg:width="6.1457in" svg:height="2.4689in" draw:z-index="0"><draw:image xlink:href="http://static.thegeekstuff.com/wp-content/uploads/2013/03/dhcp.png" xlink:type="simple" xlink:show="embed" xlink:actuate="onLoad"/></draw:frame></text:p>
        <text:p text:style-name="P58">Now as we know about the various DHCP messages, it’s time to go through the the complete DHCP process to give a better Idea of how DHCP works. Note that the steps mentioned below assume that DHCP functionality is enabled by default on the client side.</text:p>
        <text:p text:style-name="P58">Here are the steps :</text:p>
        <text:list xml:id="list5095522196619351853" text:style-name="L16">
          <text:list-item>
            <text:p text:style-name="P57"><text:span text:style-name="Strong_20_Emphasis"><text:span text:style-name="T1">Step 1:</text:span></text:span><text:span text:style-name="T1"> When the client computer (or device) boots up or is connected to a network, a DHCPDISCOVER message is sent from the client to the server. As there is no network configuration information on the client so the message is sent with 0.0.0.0 as source address and 255.255.255.255 as destination address. If the DHCP server is on local subnet then it directly receives the message or in case it is on different subnet then a relay agent connected on client’s  subnet is used to pass on the request to DHCP server. The transport protocol used for this message is UDP and the port number used is 67. The client enters the initializing stage during this step. </text:span></text:p>
          </text:list-item>
          <text:list-item>
            <text:p text:style-name="P57"><text:span text:style-name="Strong_20_Emphasis"><text:span text:style-name="T1">Step 2:</text:span></text:span><text:span text:style-name="T1"> When the DHCP server receives the DHCPDISCOVER request message then it replies with a DHCPOFFER message. As already explained, this message contains all the network configuration settings required by the client. For example, the yaddr field of the message will contain the IP address to be assigned to client. Similarly the the subnet mask and gateway information is filled in the options field. Also, the server fills in the client MAC address in the chaddr field. This message is sent as a broadcast (255.255.255.255) message for the client to receive it directly or if DHCP server is in different subnet then this message is sent to the relay agent that takes care of whether the message is to be passed as unicast or broadcast. In this case also, UDP protocol is used at the transport layer with destination port as 68. The client enters selecting stage during this step </text:span></text:p>
          </text:list-item>
          <text:list-item>
            <text:p text:style-name="P57"><text:span text:style-name="Strong_20_Emphasis"><text:span text:style-name="T1">Step 3:</text:span></text:span><text:span text:style-name="T1"> The client forms a DHCPREQUEST message in reply to DHCPOFFER message and sends it to the server indicating it wants to accept the network configuration sent in the DHCPOFFER message. If there were multiple DHCP servers that received DHCPDISCOVER then client could receive multiple DHCPOFFER messages. But, the client replies to only one of the messages by populating the server identification field with the IP address of a particular DHCP server. All the messages from other DHCP servers are implicitly declined. The DHCPREQUEST message will still contain the source address as 0.0.0.0 as the client is still not allowed to use the IP address passed to it through DHCPOFFER message. The client enters requesting stage during this step. </text:span></text:p>
          </text:list-item>
          <text:list-item>
            <text:p text:style-name="P57"><text:span text:style-name="Strong_20_Emphasis"><text:span text:style-name="T1">Step 4:</text:span></text:span><text:span text:style-name="T1"> Once the server receives DHCPREQUEST from the client, it sends the DHCPACK message indicating that now the client is allowed to use the IP address assigned to it. The client enters the bound </text:span><text:soft-page-break/><text:span text:style-name="T1">state during this step. </text:span></text:p>
          </text:list-item>
        </text:list>
        <text:h text:style-name="P72" text:outline-level="3">The Concept of Lease</text:h>
        <text:p text:style-name="P58">With all the necessary information on how DHCP works, one should also know that the IP  address assigned by DHCP server to DHCP client is on a lease. After the lease expires the DHCP server is free to assign the same IP address to any other host or device requesting for the same. For example, keeping lease time 8-10 hours is helpful in case of PC’s that are shut down at the end of the day.  So, lease has to be renewed from time to time. The DHCP client tries to renew the lease after half of the lease time has expired. This is done by the exchange of DHCPREQUEST and DHCPACK messages. While doing all this, the client enters the renewing stage.</text:p>
        <text:p text:style-name="P60">DHCP Interview Questions and Answers</text:p>
        <text:p text:style-name="P52"><text:span text:style-name="T4">What is dhcp?</text:span><text:span text:style-name="T3"><text:line-break/>Dynamic Host Configuration Protocol (DHCP) is a network protocol that enables a server to automatically assign an IP address to a computer from a defined range of numbers (i.e., a scope) configured for a given network.</text:span></text:p>
        <text:p text:style-name="P52"/>
        <text:p text:style-name="P52"><text:span text:style-name="T4">What is the dhcp process for client machine?</text:span><text:span text:style-name="T3"><text:line-break/></text:span><text:span text:style-name="T4">1</text:span><text:span text:style-name="T3">. A user turns on a computer with a DHCP client.<text:line-break/></text:span><text:span text:style-name="T4">2.</text:span><text:span text:style-name="T3"> The client computer sends a broadcast request (called a DISCOVER or DHCPDISCOVER), looking for a DHCP server to answer.<text:line-break/></text:span><text:span text:style-name="T4">3.</text:span><text:span text:style-name="T3"> The router directs the DISCOVER packet to the correct DHCP server.<text:line-break/></text:span><text:span text:style-name="T4">4.</text:span><text:span text:style-name="T3"> The server receives the DISCOVER packet. Based on availability and usage policies set on the server, the server determines an appropriate address (if any) to give to the client. The server then temporarily reserves that address for the client and sends back to the client an OFFER (or DHCPOFFER) packet, with that address information. The server also configures the client's DNS servers, WINS servers, NTP servers, and sometimes other services as well.<text:line-break/></text:span><text:span text:style-name="T4">5.</text:span><text:span text:style-name="T3"> The client sends a REQUEST (or DHCPREQUEST) packet, letting the server know that it intends to use the address.<text:line-break/></text:span><text:span text:style-name="T4">6. </text:span><text:span text:style-name="T3">The server sends an ACK (or DHCPACK) packet, confirming that the client has been given a lease on the address for a server-specified period of time.</text:span></text:p>
        <text:p text:style-name="P52"/>
        <text:p text:style-name="P52"><text:span text:style-name="T4">What is dhcp scope?</text:span><text:span text:style-name="T3"><text:line-break/>DHCP scopes are used to define ranges of addresses from which a DHCP server can assign IP addresses to clients.</text:span></text:p>
        <text:p text:style-name="P52"><text:span text:style-name="T4">Types of scopes in windows dhcp ?</text:span><text:span text:style-name="T3"><text:line-break/>Normal Scope - Allows A, B and C Class IP address ranges to be specified including subnet masks, exclusions and reservations. Each normal scope defined must exist within its own subnet.<text:line-break/>Multicast Scope - Used to assign IP address ranges for Class D networks. Multicast scopes do not have subnet masks, reservation or other TCP/IP options.<text:line-break/>Multicast scope address ranges require that a Time To Live (TTL) value be specified (essentially the number of routers a packet can pass through on the way to its destination).<text:line-break/>Superscope - Essentially a collection of scopes grouped together such that they can be enabled and disabled as a single entity.</text:span></text:p>
        <text:p text:style-name="P52"><text:soft-page-break/><text:span text:style-name="T4">What is Authorizing DHCP Servers in Active Directory?</text:span><text:span text:style-name="T3"><text:line-break/>If a DHCP server is to operate within an Active Directory domain (and is not running on a domain controller) it must first be authorized.<text:line-break/>This can be achieved either as part of the DHCP Server role installation, or subsequently using either DHCP console or at the command prompt using the netsh tool.<text:line-break/>If the DHCP server was not authorized during installation, invoke the DHCP console (Start - All Programs - Administrative Tools - DHCP),<text:line-break/>right click on the DHCP to be authorized and select Authorize. To achieve the same result from the command prompt, enter the following command:<text:line-break/>netsh dhcp server serverID initiate auth<text:line-break/>In the above command syntax, serverID is replaced by the IP address or full UNC name of system on which the DHCP server is installed.</text:span></text:p>
        <text:p text:style-name="P61"><text:span text:style-name="T4">What ports are used by DHCP and the DHCP clients ? </text:span><text:span text:style-name="T8"><text:line-break/></text:span><text:span text:style-name="T3">Requests are on UDP port 68, Server replies on UDP 67 .</text:span></text:p>
        <text:p text:style-name="P61"><text:span text:style-name="T4">Benefits of using DHCP </text:span><text:span text:style-name="T8"><text:line-break/></text:span><text:span text:style-name="T3">DHCP provides the following benefits for administering your TCP/IP-based network:<text:line-break/>Safe and reliable configuration. DHCP avoids configuration errors caused by the need to manually type in values at each computer. Also, DHCP helps prevent address conflicts caused by a previously assigned IP address being reused to configure a new computer on the network.<text:line-break/>Reduces configuration management.</text:span></text:p>
        <text:p text:style-name="P62">Using DHCP servers can greatly decrease time spent to configuring and reconfiguring computers on your network. Servers can be configured to supply a full range of additional configuration values when assigning address leases. These values are assigned using DHCP options. Also, the DHCP lease renewal process helps assure that where client configurations need to be updated often (such as users with mobile or portable computers who change locations frequently), these changes can be made efficiently and automatically by clients communicating directly with DHCP servers.</text:p>
        <text:p text:style-name="P62">The following section covers issues that affect the use of the DHCP Server service with other services or network configurations. Using DNS servers with DHCP Using Routing and Remote Access servers with DHCP Multihomed DHCP servers.</text:p>
        <text:p text:style-name="P61"><text:span text:style-name="T4">Describe the process of installing a DHCP server in an AD infrastructure?</text:span><text:span text:style-name="T8"><text:line-break/></text:span><text:span text:style-name="T3">Open Windows Components Wizard. Under Components , scroll to and click Networking Services. Click Details . Under Subcomponents of Networking Services , click Dynamic Host Configuration Protocol (DHCP) and then click OK .</text:span></text:p>
        <text:p text:style-name="P63">Click Next . If prompted, type the full path to the Windows Server 2003 distribution files, and then click Next. Required files are copied to your hard disk.</text:p>
        <text:p text:style-name="P52"><text:span text:style-name="T4">How to authorize a DHCP server in Active Directory Open DHCP?</text:span><text:span text:style-name="T3"><text:line-break/>In the console tree, click DHCP<text:line-break/>. On the Action menu, click Manage authorized servers.<text:line-break/>. The Manage Authorized Servers dialog box appears. Click Authorize.<text:line-break/>. When prompted, type the name or IP address of the DHCP server to be authorized, and then click OK.</text:span></text:p>
        <text:p text:style-name="P52"><text:span text:style-name="T4">What is DHCPINFORM? </text:span><text:span text:style-name="T3"><text:line-break/></text:span><text:soft-page-break/><text:span text:style-name="T3">DHCPInform is a DHCP message used by DHCP clients to obtain DHCP options. While PPP remote access clients do not use DHCP to obtain IP addresses for the remote access connection, Windows 2000 and Windows 98 remote access clients use the DHCPInform message to obtain DNS server IP addresses, WINS server IP addresses, and a DNS domain name.</text:span></text:p>
        <text:p text:style-name="P53">The DHCPInform message is sent after the IPCP negotiation is concluded. The DHCPInform message received by the remote access server is then forwarded to a DHCP server. The remote access server forwards DHCPInform messages only if it has been configured with the DHCP Relay Agent.</text:p>
        <text:p text:style-name="P52"><text:span text:style-name="T4">Describe the integration between DHCP and DNS? </text:span><text:span text:style-name="T3"><text:line-break/>Traditionally, DNS and DHCP servers have been configured and managed one at a time. Similarly, changing authorization rights for a particular user on a group of devices has meant visiting each one and making configuration changes.</text:span></text:p>
        <text:p text:style-name="P53">DHCP integration with DNS allows the aggregation of these tasks across devices, enabling a company's network services to scale in step with the growth of network users, devices, and policies, while reducing administrative operations and costs. This integration provides practical operational efficiencies that lower total cost of ownership.</text:p>
        <text:p text:style-name="P54"/>
        <text:p text:style-name="P53">Creating a DHCP network automatically creates an associated DNS zone, for example, reducing the number of tasks required of network administrators. And integration of DNS and DHCP in the same database instance provides unmatched consistency between service and management views of IP address-centric network services data.</text:p>
        <text:p text:style-name="P53"/>
        <text:p text:style-name="P53"/>
        <text:p text:style-name="P53"><text:span text:style-name="Strong_20_Emphasis">&gt;What is the main purpose of a DNS server?</text:span><text:span text:style-name="T9"><text:line-break/></text:span>DNS servers are used to resolve FQDN hostnames into IP addresses and vice versa.</text:p>
        <text:p text:style-name="P64"><text:span text:style-name="T4">&gt;What is the port no of dns ?</text:span><text:span text:style-name="T3"><text:line-break/>53.</text:span></text:p>
        <text:p text:style-name="P64"><text:span text:style-name="T4">&gt;What is a Forward Lookup?</text:span><text:span text:style-name="T3"><text:line-break/>Resolving Host Names to IP Addresses.</text:span></text:p>
        <text:p text:style-name="P64"><text:span text:style-name="T4">&gt;What is Reverse Lookup?</text:span><text:span text:style-name="T3"><text:line-break/>It?s a file contains host names to IP mapping information.</text:span></text:p>
        <text:p text:style-name="P64"><text:span text:style-name="T4">&gt;What is a Resource Record?</text:span><text:span text:style-name="T3"><text:line-break/>It is a record provides the information about the resources available in the N/W infrastructure.</text:span></text:p>
        <text:p text:style-name="P64"><text:span text:style-name="T4">&gt;What are the diff. DNS Roles?</text:span><text:span text:style-name="T3"><text:line-break/>Standard Primary, Standard Secondary, &amp; AD Integrated.</text:span></text:p>
        <text:p text:style-name="P64"><text:span text:style-name="T4">&gt;What is a Zone?</text:span><text:span text:style-name="T3"><text:line-break/>Zone is a sub tree of DNS database.</text:span></text:p>
        <text:p text:style-name="P64"><text:span text:style-name="Strong_20_Emphasis"><text:span text:style-name="T3">&gt;Secure services in your network require reverse name resolution to make it more difficult to launch successful attacks against the services. To set this up, you configure a reverse lookup zone and proceed to add records. Which record types do you need to create?</text:span></text:span><text:span text:style-name="T2"> </text:span><text:span text:style-name="T3"><text:line-break/></text:span><text:soft-page-break/><text:span text:style-name="T3">PTR Records</text:span></text:p>
        <text:p text:style-name="P64"><text:span text:style-name="Strong_20_Emphasis"><text:span text:style-name="T3">&gt;SOA records must be included in every zone. What are they used for ?</text:span></text:span><text:span text:style-name="T4"><text:line-break/></text:span><text:span text:style-name="T3">SOA records contain a TTL value, used by default in all resource records in the zone. SOA records contain the e-mail address of the person who is responsible for maintaining the zone. SOA records contain the current serial number of the zone, which is used in zone transfers.</text:span></text:p>
        <text:p text:style-name="P64"><text:span text:style-name="Strong_20_Emphasis"><text:span text:style-name="T3">&gt;By default, if the name is not found in the cache or local hosts file, what is the first step the client takes to resolve the FQDN name into an IP address ?</text:span></text:span><text:span text:style-name="T2"> </text:span><text:span text:style-name="T3"><text:line-break/>Performs a recursive search through the primary DNS server based on the network interface configuration .</text:span></text:p>
        <text:p text:style-name="P64"><text:span text:style-name="T4">&gt; What is primary, Secondary, stub &amp; AD Integrated Zone?</text:span><text:span text:style-name="T3"><text:line-break/>Primary Zone: - zone which is saved as normal text file with filename (.dns) in DBS folder. Maintains a read, write copy of zone database.</text:span></text:p>
        <text:p text:style-name="P65">Secondary Zone: - maintains a read only copy of zone database on another DNS server. Provides fault tolerance and load balancing by acting as backup server to primary server.</text:p>
        <text:p text:style-name="P65">Stub zone: - contains a copy of name server and SOA records used for reducing the DNS search orders. Provides fault tolerance and load balancing.</text:p>
        <text:p text:style-name="P64"><text:span text:style-name="T4">&gt; How do you manually create SRV records in DNS? </text:span><text:span text:style-name="T3"><text:line-break/>This is on windows server go to run ---&gt; dnsmgmt.msc rightclick on the zone you want to add srv record to and choose "other new record" and choose service location(srv).</text:span></text:p>
        <text:p text:style-name="P64"><text:span text:style-name="T4">&gt; What is the main purpose of SRV records ? </text:span><text:span text:style-name="T3"><text:line-break/>SRV records are used in locating hosts that provide certain network services.</text:span></text:p>
        <text:p text:style-name="P64"><text:span text:style-name="T4">&gt; Before installing your first domain controller in the network, you installed a DNS server and created a zone, naming it as you would name your AD domain. However, after the installation of the domain controller, you are unable to locate infrastructure SRV records anywhere in the zone. What is the most likely cause of this failure ?<text:line-break/></text:span><text:span text:style-name="T3">The zone you created was not configured to allow dynamic updates. The local interface on the DNS server was not configured to allow dynamic updates.</text:span></text:p>
        <text:p text:style-name="P64"><text:span text:style-name="T4">&gt; Which of the following conditions must be satisfied to configure dynamic DNS updates for legacy clients ? </text:span><text:span text:style-name="T3"><text:line-break/>The zone to be used for dynamic updates must be configured to allow dynamic updates. The DHCP server must support, and be configured to allow, dynamic updates for legacy clients.</text:span></text:p>
        <text:p text:style-name="P64"><text:span text:style-name="T4">&gt; At some point during the name resolution process, the requesting party received authoritative reply. Which further actions are likely to be taken after this reply ? <text:line-break/></text:span><text:span text:style-name="T3">After receiving the authoritative reply, the resolution process is effectively over.</text:span></text:p>
        <text:p text:style-name="P64"><text:span text:style-name="T4">&gt; Name 3 benefits of using AD-integrated zones. </text:span><text:span text:style-name="T3"><text:line-break/>Active Directory integrated DNS enables Active Directory storage and replication of DNS zone databases. Windows 2000 DNS server, the DNS server that is included with </text:span><text:soft-page-break/><text:span text:style-name="T3">Windows 2000 Server, accommodates storing zone data in Active Directory.</text:span></text:p>
        <text:p text:style-name="P65">When you configure a computer as a DNS server, zones are usually stored as text files on name servers that is, all of the zones required by DNS are stored in a text file on the server computer.</text:p>
        <text:p text:style-name="P65">These text files must be synchronized among DNS name servers by using a system that requires a separate replication topology and schedule called a zone transfer However, if you use Active Directory integrated DNS when you configure a domain controller as a DNS name server, zone data is stored as an Active Directory object and is replicated as part of domain replication.</text:p>
        <text:p text:style-name="P64"><text:span text:style-name="Strong_20_Emphasis"><text:span text:style-name="T3">&gt; Your company uses ten domain controllers, three of which are also used as DNS servers. You have one companywide AD-integrated zone, which contains several thousand resource records. This zone also allows dynamic updates, and it is critical to keep this zone up-to-date. Replication between domain controllers takes up a significant amount of bandwidth. You are looking to cut bandwidth usage for the purpose of replication. What should you do?</text:span></text:span></text:p>
        <text:p text:style-name="P65">Change the replication scope to all DNS servers in the domain. </text:p>
        <text:p text:style-name="P66">&gt;You are administering a network connected to the Internet. Your users complain that everything is slow. Preliminary research of the problem indicates that it takes a considerable amount of time to resolve names of resources on the Internet. What is the most likely reason for this?</text:p>
        <text:p text:style-name="P65">DNS servers are not caching replies.. Local client computers are not caching replies… The cache.dns file may have been corrupted on the server.</text:p>
        <text:p text:style-name="P66">&gt;What are the benefits of using Windows 2003 DNS when using AD-integrated zones?</text:p>
        <text:p text:style-name="P65">If your DNS topology includes Active Directory, use Active Directory integrated zones. Active Directory integrated zones enable you to store zone data in the Active Directory database.Zone information about any primary DNS server within an Active Directory integrated zone is always replicated.</text:p>
        <text:p text:style-name="P65">Because DNS replication is single-master, a primary DNS server in a standard primary DNS zone can be a single point of failure. In an Active Directory integrated zone, a primary DNS server cannot be a single point of failure because Active Directory uses multimaster replication.</text:p>
        <text:p text:style-name="P65">Updates that are made to any domain controller are replicated to all domain controllers and the zone information about any primary DNS server within an Active Directory integrated zone is always replicated. <text:line-break/><text:span text:style-name="T10">Active Directory integrated zones: </text:span>Enable you to secure zones by using secure dynamic update.</text:p>
        <text:p text:style-name="P65">Provide increased fault tolerance. Every Active Directory integrated zone can be replicated to all domain controllers within the Active Directory domain or forest. All DNS servers running on these domain controllers can act as primary servers for the zone and accept dynamic updates.</text:p>
        <text:p text:style-name="P65">Enable replication that propagates changed data only, compresses replicated data, <text:soft-page-break/>and reduces network traffic. If you have an Active Directory infrastructure, you can only use Active Directory integrated zones on Active Directory domain controllers.If you are using Active Directory integrated zones, you must decide whether or not to store Active Directory integrated zones in the application directory partition.</text:p>
        <text:p text:style-name="P65">You can combine Active Directory integrated zones and file-based zones in the same design. For example, if the DNS server that is authoritative for the private root zone is running on an operating system other than Windows Server 2003 or Windows 2000, it cannot act as an Active Directory domain controller. Therefore, you must use file-based zones on that server. However, you can delegate this zone to any domain controller running either Windows Server 2003 or Windows 2000.</text:p>
        <text:p text:style-name="P64"><text:span text:style-name="Strong_20_Emphasis"><text:span text:style-name="T6">&gt;You installed a new AD domain and the new (and first) DC has not registered its SRV records in DNS. Name a few possible causes.</text:span></text:span></text:p>
        <text:p text:style-name="P64"><text:span text:style-name="T6">The machine cannot be configured with DNS client her own .<text:line-break/>The DNS service cannot be run.<text:line-break/><text:line-break/></text:span><text:span text:style-name="Strong_20_Emphasis"><text:span text:style-name="T6">&gt;What are the benefits and scenarios of using Stub zones?</text:span></text:span></text:p>
        <text:p text:style-name="P64"><text:span text:style-name="T7">Understanding stub zones </text:span><text:span text:style-name="T6"><text:line-break/>A stub zone is a copy of a zone that contains only those resource records necessary to identify the authoritative Domain Name System (DNS) servers for that zone. <text:line-break/>A stub zone is used to resolve names between separate DNS namespaces. This type of resolution may be necessary when a corporate merger requires that the DNS servers for two separate DNS namespaces resolve names for clients in both namespaces.</text:span></text:p>
        <text:p text:style-name="P64"><text:span text:style-name="T7">A stub zone consists of: </text:span><text:span text:style-name="T6"><text:line-break/>? The start of authority (SOA) resource record, name server (NS) resource records, and the glue A resource records for the delegated zone. The IP address of one or more master servers that can be used to update the stub zone. The master servers for a stub zone are one or more DNS servers authoritative for the child zone, usually the DNS server hosting the primary zone for the delegated domain name.</text:span></text:p>
        <text:p text:style-name="P67">Use stub zones to: <text:line-break/>? Keep delegated zone information current. <text:line-break/>By updating a stub zone for one of its child zones regularly, the DNS server hosting both the parent zone and the stub zone will maintain a current list of authoritative DNS servers for the child zone.</text:p>
        <text:p text:style-name="P67">? Improve name resolution. <text:line-break/>Stub zones enable a DNS server to perform recursion using the stub zone's list of name servers without needing to query the Internet or internal root server for the DNS namespace.</text:p>
        <text:p text:style-name="P67">? Simplify DNS administration. <text:line-break/>By using stub zones throughout your DNS infrastructure, you can distribute a list of the authoritative DNS servers for a zone without using secondary zones. However, stub zones do not serve the same purpose as secondary zones and are not an alternative when considering redundancy and load sharing.</text:p>
        <text:p text:style-name="P67">There are two lists of DNS servers involved in the loading and maintenance of a stub zone:</text:p>
        <text:p text:style-name="P67">? The list of master servers from which the DNS server loads and updates a stub zone. A master server may be a primary or secondary DNS server for the zone. In both cases, it will have a complete list of the DNS servers for the zone.</text:p>
        <text:p text:style-name="P67">? The list of the authoritative DNS servers for a zone. This list is contained in the stub zone using name server (NS) resource records. When a DNS server loads a stub zone, such as <text:soft-page-break/>widgets.example.com, it queries the master servers, which can be in different locations, for the necessary resource records of the authoritative servers for the zone widgets.example.com. The list of master servers may contain a single server or multiple servers and can be changed anytime.</text:p>
        <text:p text:style-name="P64"><text:span text:style-name="T4">&gt;What are the benefits and scenarios of using Conditional Forwarding? </text:span><text:span text:style-name="T3"><text:line-break/>Rather than having a DNS server forward all queries it cannot resolve to forwarders, the DNS server can forward queries for different domain names to different DNS servers according to the specific domain names that are contained in the queries. Forwarding according to these domain-name conditions improves conventional forwarding by adding a second condition to the forwarding process.</text:span></text:p>
        <text:p text:style-name="P65">A conditional forwarder setting consists of a domain name and the IP address of one or more DNS servers. To configure a DNS server for conditional forwarding, a list of domain names is set up on the Windows Server 2003-based DNS server along with the DNS server IP address. When a DNS client or server performs a query operation against a Windows Server 2003- based DNS server that is configured for forwarding, the DNS server looks to see if the query can be resolved by using its own zone data or the zone data that is stored in its cache, and then, if the DNS server is configured to forward for the domain name that is designated in the query (a match), the query is forwarded to the IP address of a DNS Server that is associated with the domain name. If the DNS server has no domain name listed for the name that is designated in the query, it attempts to resolve the query by using standard recursion.</text:p>
        <text:p text:style-name="P56"> </text:p>
        <text:p text:style-name="P64"><text:span text:style-name="T4">&gt;What is the 224.0.1.24 address used for? </text:span><text:span text:style-name="T3"><text:line-break/>WINS server group address. Used to support auto discovery and dynamic configuration of replication for WINS servers. For more information, see WINS replication overview WINS server group address. Used to support auto discovery and dynamic configuration of replication for WINS servers.</text:span></text:p>
        <text:p text:style-name="P64"><text:span text:style-name="T4">&gt; Describe the importance of DNS to AD ?</text:span><text:span text:style-name="T3"><text:line-break/>When Microsoft began development on Active Directory, full compatibility with the domain name system (DNS) was a critical priority. Active Directory was built from the ground up not just to be fully compatible with DNS but to be so integrated with it that one cannot exist without the other. Microsoft's direction in this case did not just happen by chance, but because of the central role that DNS plays in Internet name resolution and Microsoft's desire to make its product lines embrace the Internet.</text:span></text:p>
        <text:p text:style-name="P65">While fully conforming to the standards established for DNS, Active Directory can expand upon the standard feature set of DNS and offer some new capabilities such as AD-Integrated DNS, which greatly eases the administration required for DNS environments. In addition, Active Directory can easily adapt to exist in a foreign DNS environment, such as Unix BIND, as long as the BIND version is 8.2.x or higher. When Microsoft began development on Active Directory, full compatibility with the domain name system (DNS) was a critical priority.</text:p>
        <text:p text:style-name="P65">Active Directory was built from the ground up not just to be fully compatible with DNS but to be so integrated with it that one cannot exist without the other. Microsoft's direction in this case did not just happen by chance, but because of the central role that DNS plays in Internet name resolution and Microsoft's desire to make its product lines embrace the Internet.</text:p>
        <text:p text:style-name="P64"><text:soft-page-break/><text:span text:style-name="T4">&gt; What is the "in-addr.arpa" zone used for? </text:span><text:span text:style-name="T3"><text:line-break/>In a Domain Name System (DNS) environment, it is common for a user or an application to request a Reverse Lookup of a host name, given the IP address. This article explains this process. The following is quoted from RFC 1035: "The Internet uses a special domain to support gateway location and Internet address to host mapping. Other classes may employ a similar strategy in other domains. The intent of this domain is to provide a guaranteed method to perform host address to host name mapping, and to facilitate queries to locate all gateways on a particular network on the Internet.</text:span></text:p>
        <text:p text:style-name="P65">"The domain begins at IN-ADDR.ARPA and has a substructure which follows the Internet addressing structure. "Domain names in the IN-ADDR.ARPA domain are defined to have up to four labels in addition to the IN-ADDR.ARPA suffix. Each label represents one octet of an Internet address, and is expressed as a character string for a decimal value in the range 0-255 (with leading zeros omitted except in the case of a zero octet which is represented by a single zero).</text:p>
        <text:p text:style-name="P65">"Host addresses are represented by domain names that have all four labels specified." Reverse Lookup files use the structure specified in RFC 1035.</text:p>
        <text:p text:style-name="P65">For example, if you have a network which is 150.10.0.0, then the Reverse Lookup file for this network would be 10.150.IN-ADDR.ARPA. Any hosts with IP addresses in the 150.10.0.0 network will have a PTR (or 'Pointer') entry in 10.150.IN- ADDR.ARPA referencing the host name for that IP address. A single IN- ADDR.ARPA file may contain entries for hosts in many domains. Consider the following scenario. There is a Reverse Lookup file 10.150.IN-ADDR.ARPA with the following contents: Exp : 1.20 IN PTR WS1.ACME.COM.</text:p>
        <text:p text:style-name="P64"><text:span text:style-name="T4">&gt; What are the requirements from DNS to support AD? </text:span><text:span text:style-name="T3"><text:line-break/>When you install Active Directory on a member server, the member server is promoted to a domain controller. Active Directory uses DNS as the location mechanism for domain controllers, enabling computers on the network to obtain IP addresses of domain controllers. During the installation of Active Directory, the service (SRV) and address (A) resource records are dynamically registered in DNS, which are necessary for the successful functionality of the domain controller locator (Locator) mechanism. <text:line-break/>To find domain controllers in a domain or forest, a client queries DNS for the SRV and A DNS resource records of the domain controller, which provide the client with the names and IP addresses of the domain controllers. In this context, the SRV and A resource records are referred to as Locator DNS resource records.</text:span></text:p>
        <text:p text:style-name="P65">When adding a domain controller to a forest, you are updating a DNS zone hosted on a DNS server with the Locator DNS resource records and identifying the domain controller. For this reason, the DNS zone must allow dynamic updates (RFC 2136) and the DNS server hosting that zone must support the SRV resource records (RFC 2782) to advertise the Active Directory directory service. For more information about RFCs, see DNS RFCs.</text:p>
        <text:p text:style-name="P65">If the DNS server hosting the authoritative DNS zone is not a server running Windows 2000 or Windows Server 2003, contact your DNS administrator to determine if the DNS server supports the required standards. If the server does not <text:soft-page-break/>support the required standards, or the authoritative DNS zone cannot be configured to allow dynamic updates, then modification is required to your existing DNS infrastructure. <text:line-break/>For more information, see Checklist: Verifying DNS before installing Active Directory and Using the Active Directory Installation Wizard.</text:p>
        <text:p text:style-name="P64"><text:span text:style-name="T4">Important</text:span><text:span text:style-name="T2"> </text:span><text:span text:style-name="T3"><text:line-break/>The DNS server used to support Active Directory must support SRV resource records for the Locator mechanism to function. For more information, see Managing resource records. It is recommended that the DNS infrastructure allows dynamic updates of Locator DNS resource records (SRV and A) before installing Active Directory, but your DNS administrator may add these resource records manually after installation. After installing Active Directory, these records can be found on the domain controller in the following location: systemroot\System32\Config\Netlogon.dns .</text:span></text:p>
        <text:p text:style-name="P64"><text:span text:style-name="T4">&gt; What does a zone consist of &amp; why do we require a zone?</text:span><text:span text:style-name="T3"><text:line-break/>Zone consists of resource records and we require zone for representing sites.</text:span></text:p>
        <text:p text:style-name="P64"><text:span text:style-name="T4">&gt; What is Caching Only Server?</text:span><text:span text:style-name="T3"><text:line-break/>When we install 2000 &amp; 2003 server it is configured as caching only server where it maintains the frequently accessed sites information and again when we access the same site for next time it is obtain from cached information instead of going to the actual site.</text:span></text:p>
        <text:p text:style-name="P64"><text:span text:style-name="T4">&gt; What is forwarder?</text:span><text:span text:style-name="T3"><text:line-break/>When one DNS server can?t receive the query it can be forwarded to another DNS once configured as forwarder.</text:span></text:p>
        <text:p text:style-name="P64"><text:span text:style-name="T4">&gt; What is secondary DNS Server?</text:span><text:span text:style-name="T3"><text:line-break/>It is backup for primary DNS where it maintains a read only copy of DNS database.</text:span></text:p>
        <text:p text:style-name="P64"><text:span text:style-name="T4">&gt; How to enable Dynamic updates in DNS? </text:span><text:span text:style-name="T3"><text:line-break/>Start&gt;Program&gt;Admin tools&gt; DNS &gt;Zone properties.</text:span></text:p>
        <text:p text:style-name="P64"><text:span text:style-name="Strong_20_Emphasis"><text:span text:style-name="T3">&gt; What are the properties of DNS server?</text:span></text:span><text:span text:style-name="T2"> </text:span><text:span text:style-name="T3"><text:line-break/>INTERFACES, FORWARDERS, ADVANCED, ROUTINGS, SECURITY, MONITORING, LOGGING, DEBUG LOGGING.</text:span></text:p>
        <text:p text:style-name="P64"><text:span text:style-name="Strong_20_Emphasis"><text:span text:style-name="T3">&gt; Properties of a Zone ?</text:span></text:span><text:span text:style-name="T2"> </text:span><text:span text:style-name="T3"><text:line-break/>General, SOA, NAMESERVER, WINS, Security, and ZONE Transfer.</text:span></text:p>
        <text:p text:style-name="P64"><text:span text:style-name="Strong_20_Emphasis"><text:span text:style-name="T3">&gt; What is scavenging?</text:span></text:span><text:span text:style-name="T3"><text:line-break/>Finding and deleting unwanted records.</text:span></text:p>
        <text:p text:style-name="P64"><text:span text:style-name="Strong_20_Emphasis"><text:span text:style-name="T3">&gt; What are SRV records?</text:span></text:span><text:span text:style-name="T2"> </text:span><text:span text:style-name="T3"><text:line-break/>SRV are the service records, there are 6 service records. They are useful for locating the services.</text:span></text:p>
        <text:p text:style-name="P64"><text:span text:style-name="T4">&gt; What are the types of SRV records?</text:span><text:span text:style-name="T3"><text:line-break/></text:span><text:span text:style-name="T5">MSDCS:</text:span><text:span text:style-name="T3">Contains DCs information.<text:line-break/></text:span><text:span text:style-name="T5">TCP:</text:span><text:span text:style-name="T3">Contains Global Catalog, Kerberos &amp; LDAP information.<text:line-break/></text:span><text:span text:style-name="T5">UDP:</text:span><text:span text:style-name="T3">Contains Sites information.<text:line-break/></text:span><text:span text:style-name="T5">Sites:</text:span><text:span text:style-name="T3">Contains Sites information.<text:line-break/></text:span><text:span text:style-name="T5">Domain DNS Zone:</text:span><text:span text:style-name="T3">Conations domain?s DNS specific information.<text:line-break/></text:span><text:soft-page-break/><text:span text:style-name="T5">Forest DNS zone:</text:span><text:span text:style-name="T3">Contains Forest?s Specific Information.</text:span></text:p>
        <text:p text:style-name="P64"><text:span text:style-name="T4">&gt; Where does a Host File Reside?</text:span><text:span text:style-name="T3"><text:line-break/>c:\windows\system32\drivers\etc.</text:span></text:p>
        <text:p text:style-name="P64"><text:span text:style-name="T4">&gt; What is SOA?</text:span><text:span text:style-name="T3"><text:line-break/>Start of Authority: useful when a zone starts. Provides the zone startup information.</text:span></text:p>
        <text:p text:style-name="P64"><text:span text:style-name="T4">&gt; What is a query?</text:span><text:span text:style-name="T3"><text:line-break/>A request made by the DNS client to provide the name server information.</text:span></text:p>
        <text:p text:style-name="P64"><text:span text:style-name="T4">&gt; What are the diff. types of Queries?</text:span><text:span text:style-name="T3"><text:line-break/>Recursion, iteration.</text:span></text:p>
        <text:p text:style-name="P64"><text:span text:style-name="T4">&gt; Tools for troubleshooting DNS?</text:span><text:span text:style-name="T3"><text:line-break/>DNS Console, NSLOOKUP, DNSCMD, IPCONFIG, Logs.</text:span></text:p>
        <text:p text:style-name="P64"><text:span text:style-name="T4">&gt; What is WINS server? where we use WINS server? difference between DNS and WINS?</text:span><text:span text:style-name="T3"><text:line-break/>WINS is windows internet name service used to resolve the NetBIOS(computer name)name to IP address.This is proprietary for Windows.You can use in LAN.DNS is a Domain Naming System, which resolves Host names to IP addresses. It uses fully qualified domain names. DNS is an Internet standard used to resolve host names.</text:span></text:p>
        <text:p text:style-name="P64"><text:span text:style-name="T4">&gt; What is new in Windows Server 2003 regarding the DNS management?</text:span><text:span text:style-name="T3"><text:line-break/>When DC promotion occurs with an existing forest, the Active Directory Installation Wizard contacts an existing DC to update the directory and replicate from the DC the required portions of the directory.</text:span></text:p>
        <text:p text:style-name="P65">If the wizard fails to locate a DC, it performs debugging and reports what caused the failure and how to fix the problem. In order to be located on a network, every DC must register in DNS DC locator DNS records. The Active Directory Installation Wizard verifies a proper configuration of the DNS infrastructure. All DNS configuration debugging and reporting activity is done with the Active Directory Installation Wizard.</text:p>
        <text:p text:style-name="P64"><text:span text:style-name="T4">&gt; SOA records must be included in every zone. What are they used for?</text:span><text:span text:style-name="T3"><text:line-break/>SOA records contain a TTL value, used by default in all resource records in the zone. SOA records contain the e-mail address of the person who is responsible for maintaining the zone. SOA records contain the current serial number of the zone, which is used in zone transfers.</text:span></text:p>
        <text:p text:style-name="P65">By default, if the name is not found in the cache or local hosts file, what is the first step the client takes to resolve the FQDN name into an IP address? Performs a recursive search through the primary DNS server based on the network interface configuration.</text:p>
        <text:p text:style-name="P64"><text:span text:style-name="T4">&gt; How do I clear the DNS cache on the DNS server? </text:span><text:span text:style-name="T3"><text:line-break/>Go to cmd prompt and type ipconfig /flushdns .</text:span></text:p>
        <text:p text:style-name="P64"><text:span text:style-name="T4">&gt; What is the main purpose of SRV records?</text:span><text:span text:style-name="T3"><text:line-break/>SRV records are used in locating hosts that provide certain network services.</text:span></text:p>
        <text:p text:style-name="P64"><text:span text:style-name="T4">&gt; Before installing your first domain controller in the network, you installed a DNS server and created a zone, naming it as you would name your AD domain. However, after the installation of the domain controller, you are </text:span><text:soft-page-break/><text:span text:style-name="T4">unable to locate infrastructure SRV records anywhere in the zone. What is the most likely cause of this failure?</text:span><text:span text:style-name="T3"><text:line-break/>The zone you created was not configured to allow dynamic updates. The local interface on the DNS server was not configured to allow dynamic updates.</text:span></text:p>
        <text:p text:style-name="P64"><text:span text:style-name="T4">&gt; What is the "." zone in my forward lookup zone?</text:span><text:span text:style-name="T3"><text:line-break/>This setting designates the Windows 2000 or Windows Server 2003 DNS server to be a root hint server and is usually deleted. If you do not delete this setting, you may not be able to perform external name resolution to the root hint servers on the Internet.</text:span></text:p>
        <text:p text:style-name="P64"><text:span text:style-name="T4">&gt; Do I need to configure forwarders in DNS?</text:span><text:span text:style-name="T3"><text:line-break/>No. By default, Windows 2000 DNS uses the root hint servers on the Internet; however, you can configure forwarders to send DNS queries directly to your ISP's DNS server or other DNS servers. Most of the time, when you configure forwarders, DNS performance and efficiency increases, but this configuration can also introduce a point of failure if the forwarding DNS server is experiencing problems.</text:span></text:p>
        <text:p text:style-name="P65">The root hint server can provide a level of redundancy in exchange for slightly increased DNS traffic on your Internet connection. Windows Server 2003 DNS will query root hints servers if it cannot query the forwarders.</text:p>
        <text:p text:style-name="P64"><text:span text:style-name="T4">&gt; Should I point the other Windows 2000-based and Windows Server 2003-based computers on my LAN to my ISP's DNS servers? </text:span><text:span text:style-name="T3"><text:line-break/>No. If a Windows 2000-based or Windows Server 2003-based server or workstation does not find the domain controller in DNS, you may experience issues joining the domain or logging on to the domain. A Windows 2000-based or Windows Server 2003-based computer's preferred DNS setting should point to the Windows 2000 or Windows Server 2003 domain controller running DNS.</text:span></text:p>
        <text:p text:style-name="P65">If you are using DHCP, make sure that you view scope option #15 for the correct DNS server settings for your LAN.</text:p>
        <text:p text:style-name="P64"><text:span text:style-name="T4">&gt; Do I need to point computers that are running Windows NT 4.0 or Microsoft Windows 95, Microsoft Windows 98, or Microsoft Windows 98 Second Edition to the Windows 2000 or Windows Server 2003 DNS server?</text:span><text:span text:style-name="T3"><text:line-break/>Legacy operating systems continue to use NetBIOS for name resolution to find a domain controller; however it is recommended that you point all computers to the Windows 2000 or Windows Server 2003 DNS server for name resolution.</text:span></text:p>
        <text:p text:style-name="P64"><text:span text:style-name="T4">&gt; What if my Windows 2000 or Windows Server 2003 DNS server is behind a proxy server or firewall?</text:span><text:span text:style-name="T3"><text:line-break/>If you are able to query the ISP's DNS servers from behind the proxy server or firewall, Windows 2000 and Windows Server 2003 DNS server is able to query the root hint servers. UDP and TCP Port 53 should be open on the proxy server or firewall.</text:span></text:p>
        <text:p text:style-name="P64"><text:span text:style-name="T4">&gt; What should I do if the domain controller points to itself for DNS, but the SRV records still do not appear in the zone?</text:span><text:span text:style-name="T3"><text:line-break/>Check for a disjointed namespace, and then run Netdiag.exe /fix.<text:line-break/>You must install Support Tools from the Windows 2000 Server or Windows Server 2003 CD-ROM to run Netdiag.exe.</text:span></text:p>
        <text:p text:style-name="P64"><text:soft-page-break/><text:span text:style-name="T4">&gt; How do I set up DNS for a child domain?</text:span><text:span text:style-name="T3"><text:line-break/>To set up DNS for a child domain, create a delegation record on the parent DNS server for the child DNS server. Create a secondary zone on the child DNS server that transfers the parent zone from the parent DNS server.</text:span></text:p>
        <text:p text:style-name="P65">Note Windows Server 2003 has additional types of zones, such as Stub Zones and forest-level integrated Active Directory zones, that may be a better fit for your environment. Set the child domain controller to point to itself first. As soon as an additional domain controller is available, set the child domain controller to point to this domain controller in the child domain as its secondary.</text:p>
        <text:p text:style-name="Text_20_body"> </text:p>
        <text:p text:style-name="P53"/>
        <text:p text:style-name="P53">V</text:p>
        <text:p text:style-name="P53"/>
        <text:h text:style-name="P68" text:outline-level="1">IIS Interview Questions and Answers</text:h>
        <text:p text:style-name="P19"><text:span text:style-name="Strong_20_Emphasis">What is the Role of IIS?</text:span></text:p>
        <text:p text:style-name="P19">                               Visual studio has ASP.NET Engine which is capable to run Asp.net web application. So we just click on Run button to start the application.<text:line-break/>IIS provides a redesigned WWW architecture which can help you achieve better performance, scalability, reliability and security for our Web sites. IIS supports following Protocol <text:span text:style-name="T11">HTTP/HTTPS, FTP, FTPS, SMTP</text:span> Etc. We need to host the site on IIS, when request comes from client it first hits the IIS Server, then the server passed it to ASP.NET worker process to execute. Then the response also passes to client via IIS itself.  Note only Hosting of Site we can create our FTP Server, SMTP Server using IIS itself. There are different version of IIS available like 5.1, 6.0, 7.0 etc</text:p>
        <text:p text:style-name="P19"><text:span text:style-name="Strong_20_Emphasis">What is the different version on IIS that you have worked on?</text:span></text:p>
        <text:p text:style-name="P19">                             Before answering this question you need to know what are the different IIS version is available in different OS. Below is the list of IIS version with different Operating system.</text:p>
        <text:p text:style-name="P19">Windows Server 2008 – Windows Vista – Home Premium/ Ultimate – IIS 7.0<text:line-break/>Windows Server 2003 – IIS 6.0<text:line-break/>Windows XP Professional – IIS 5.1</text:p>
        <text:p text:style-name="P19">                           Now based on your working experience you can say that you have worked on IIS 5.1 and 6.0 or only IIS 7. Etc.  Now, the next question that can asked after answering this question is “<text:span text:style-name="T11">what is the difference between them ?</text:span> ” – Well I will come with this later.</text:p>
        <text:p text:style-name="P19"><text:span text:style-name="Strong_20_Emphasis">What is the Role of Http.Sys in IIS?</text:span></text:p>
        <text:p text:style-name="P19">HTTP.SYS is the kernel level components of IIS. All client requests comes from client hit the HTTP.Sys of Kernel level. HTTP.SYS then makes a queue for each and every request for each and individual application pool based on the request. Whenever we create any application pool IIS automatically registers the pool with HTTP.SYS to identify the particular during request processing.</text:p>
        <text:p text:style-name="P19"> <text:span text:style-name="Strong_20_Emphasis">Before Giving the Definition: you can say like this, Concept of Application pool has from IIS 6.0.</text:span></text:p>
        <text:p text:style-name="P19">                          Application pools are used to separate sets of IIS worker processes that share the same configuration and application boundaries. Application pools used to isolate our web application for better security, reliability, and availability and performance and keep running without impacting each other . The worker process serves as the process boundary that separates each application pool so that when one worker process or application is having an issue or recycles, other applications or worker <text:soft-page-break/>processes are not affected. One Application Pool can have multiple worker process Also.</text:p>
        <text:p text:style-name="Text_20_body"><text:span text:style-name="Strong_20_Emphasis">Main Point to Remember:</text:span></text:p>
        <text:p text:style-name="P19">1. Isolation of Different Web Application<text:line-break/>2. Individual worker process for different web application<text:line-break/>3. More reliably web application<text:line-break/>4. Better Performance</text:p>
        <text:p text:style-name="P19"><text:span text:style-name="Strong_20_Emphasis">What is the Name of Default Application Pool in IIS?</text:span></text:p>
        <text:p text:style-name="P19">                        Though we can create new application pool IIS with different settings, but IIS having its own default application pool named : DefaultAppPool.</text:p>
        <text:p text:style-name="P19"><text:span text:style-name="Strong_20_Emphasis">What are the different types of Identity available in IIS 6.0?</text:span></text:p>
        <text:p text:style-name="P19">                        IIS having three different Identities.<text:line-break/>1. Local System<text:line-break/>2. Local Services<text:line-break/>3. Network Services</text:p>
        <text:p text:style-name="P19"><text:span text:style-name="Strong_20_Emphasis">Name of default Identity of IIS6.0?</text:span></text:p>
        <text:p text:style-name="P19">                        Default Identity of IIS 6.0 is Network Services. Which is having very minimum rights on your system? The user can only have the read access of the site.</text:p>
        <text:p text:style-name="P19"><text:span text:style-name="Strong_20_Emphasis">What is Recycling of Application Pool?</text:span></text:p>
        <text:p text:style-name="P19">                         Recycling Application pool means recycle the Worker process (w3wp.exe) and the memory used for the web application.  <text:span text:style-name="T11">There are two types of recycling related with Application pool</text:span></text:p>
        <text:p text:style-name="Text_20_body">1. Recycling Worker Process – Predefined Settings<text:line-break/>2. Recycling Worker Process – Based on Memory</text:p>
        <text:p text:style-name="P19"><text:span text:style-name="Strong_20_Emphasis">What are the main layers of IIS Architecture?</text:span></text:p>
        <text:p text:style-name="P19">                          IIS having mainly two layers Kernel Mode and User Mode</text:p>
        <text:p text:style-name="P20">                                 Below are the subsection of both of them.<text:line-break/>1. Kernel Mode<text:line-break/>o HTTP.SYS</text:p>
        <text:p text:style-name="P20">                                            2. User Mode<text:line-break/>o Web Admin Service<text:line-break/>o Virtual Directory<text:line-break/>o Application Pool</text:p>
        <text:p text:style-name="P19"><text:span text:style-name="Strong_20_Emphasis">What is the Role of Http.Sys in IIS?</text:span></text:p>
        <text:p text:style-name="P19">                                 HTTP.SYS is the kernel level components of IIS. All client requests comes from client hit the HTTP.Sys of Kernel level. HTTP.SYS then makes a queue for each and every request for each and individual application pool based on the request.  Whenever we create any application pool IIS automatically registers the pool with HTTP.SYS to identify the particular during request processing.</text:p>
        <text:p text:style-name="P53"><text:span text:style-name="Strong_20_Emphasis">What are the different security settings available in IIS?</text:span></text:p>
        <text:p text:style-name="P19">Below are the commonly used IIS Security settings</text:p>
        <text:p text:style-name="Text_20_body">1 Anonymous<text:line-break/>2 Integrated Windows Authentication<text:line-break/><text:soft-page-break/>3. Basic Authentication<text:line-break/>4. Digest Authentication<text:line-break/>5. Passport Authentication</text:p>
        <text:p text:style-name="Text_20_body">For Set security permission you need to go to Virtual Directory &gt; Right Click &gt; Properties &gt; Directory Security<text:line-break/>Click on Edit Button.</text:p>
        <text:p text:style-name="P19"><text:span text:style-name="Strong_20_Emphasis">What are the default authentication settings for IIS?</text:span></text:p>
        <text:p text:style-name="P19">Anonymous authentication is the default authentication mode for any site that is hosted on IIS, and it runs under the “IUSR_[Server Name]” account.</text:p>
        <text:p text:style-name="P19"><text:span text:style-name="Strong_20_Emphasis">What is web garden?</text:span></text:p>
        <text:p text:style-name="P19">By default Each Application Pool runs with a Single Worker Process (W3Wp.exe). We can assign multiple Worker Process With a Single Application Pool. An Application Poll with multiple Worker process called Web Gardens. Each Worker Process Should has their own Thread and Own Memory space.</text:p>
        <text:p text:style-name="Text_20_body">Generally its not recommended to use InProc Session mode while we are using Web Garden.</text:p>
        <text:p text:style-name="P19"><text:span text:style-name="Strong_20_Emphasis">Where session data stores in case of “In-Proc” Session mode?</text:span></text:p>
        <text:p text:style-name="P19">Session data store inside process memory of worker process [w3wp.exe] .</text:p>
        <text:p text:style-name="P19"><text:span text:style-name="Strong_20_Emphasis">How we can create an web garden?</text:span></text:p>
        <text:p text:style-name="P19">For creating web garden we need to go to Application Pool, then Right Click on Application Pool &gt; Properties &gt; Go to Performance Tab<text:line-break/>In Web Garden Section, increase the number of worker process. By default it is 1.</text:p>
        <text:p text:style-name="P19"><text:span text:style-name="Strong_20_Emphasis">How we can debug a web application which is hosted on IIS?</text:span></text:p>
        <text:p text:style-name="P19">We can easily debug any web application that is hosted on IIS by using Attaching of Worker Process.<text:line-break/>From Visual Studio IDE &gt; Tools &gt; Attach To Process<text:line-break/>Select the particular Process, then start debugging.</text:p>
        <text:p text:style-name="P19"><text:span text:style-name="Strong_20_Emphasis">How we can open IIS Configuration manager?</text:span></text:p>
        <text:p text:style-name="P19">Just simply Run &gt;inetmgr Or we can open it from control panel &gt; Administrative tools.</text:p>
        <text:p text:style-name="P19"><text:span text:style-name="Strong_20_Emphasis">How we can create a Virtual Directory on IIS?</text:span></text:p>
        <text:p text:style-name="P19">Open IIS Configuration Manager<text:line-break/>First of all Right Click on Default web sites &gt; New &gt; Virtual Directory.<text:line-break/>Browse the Physical Path. Set the properties. Click on OK</text:p>
        <text:p text:style-name="P19"><text:span text:style-name="Strong_20_Emphasis">What are the permission settings are available for Virtual Directory?</text:span></text:p>
        <text:p text:style-name="P19">Below are the lists of permission that can be set during virtual directory creation<text:line-break/>1. Read<text:line-break/>2. Run Scripts<text:line-break/>3. Execute:<text:line-break/>4. Write:<text:line-break/>5. Browse</text:p>
        <text:h text:style-name="P80" text:outline-level="2"><text:a xlink:type="simple" xlink:href="http://www.dotnetfunda.com/interviews/show/1412/what-is-the-role-of-iis" office:target-frame-name="_blank" xlink:show="new">What is the Role of IIS ?</text:a></text:h>
        <text:p text:style-name="Text_20_body"><text:line-break/><text:soft-page-break/>Visual studio having It own ASP.NET Engine which is capable enough to run Asp.net web application from visual studio. So we just click on Run button to start the application. <text:line-break/>Now this is the scenarios of local environment. But If we want to host it on server from where all user can access the sites then IIS comes into the picture. <text:line-break/><text:line-break/>IIS provides a redesigned WWW architecture that can help you achieve better performance, reliability, scalability, and security for our Web sites. IIS can support following Protocol <text:span text:style-name="T11">HTTP/HTTPS, FTP, FTPS, SMTP</text:span> Etc. We need to host the site on IIS, when request comes from client it first hits the IIS Server, then the server passed it to ASP.NET worker process to execute. Then the response also passes to client via IIS itself. <text:line-break/>Note only Hosting of Site we can create our FTP Server, SMTP Server using IIS itself. <text:line-break/>There are different version of IIS available like 5.1, 6.0, 7.0 etc</text:p>
        <text:h text:style-name="Heading_20_2" text:outline-level="2"><text:a xlink:type="simple" xlink:href="http://www.dotnetfunda.com/interviews/show/1413/what-are-the-different-version-on-iis-that-you-have-worked-on" office:target-frame-name="_blank" xlink:show="new">What are the different version on IIS that you have worked on ?</text:a></text:h>
        <text:p text:style-name="Text_20_body"><text:line-break/>Before answering this question you need to know what are the different IIS version is available in different OS. Below is the list of IIS version with different Operating system. <text:line-break/><text:span text:style-name="T10">Windows Server 2008 - Windows Vista - Home Premium/ Ultimate</text:span> - IIS 7.0 <text:line-break/><text:span text:style-name="T10">Windows Server 2003 </text:span>- IIS 6.0 <text:line-break/><text:span text:style-name="T10">Windows XP Professional</text:span> - IIS 5.1 <text:line-break/>Now based on your working experience you can say that you have worked on IIS 5.1 and 6.0 or only IIS 7. Etc. <text:line-break/>Now, the next question that can asked after answering this question is “<text:span text:style-name="T11">what is the difference between them ?</text:span> ” – Well I will come with this later.</text:p>
        <text:h text:style-name="Heading_20_2" text:outline-level="2"><text:a xlink:type="simple" xlink:href="http://www.dotnetfunda.com/interviews/show/1414/what-is-application-pool-in-iis" office:target-frame-name="_blank" xlink:show="new">What is Application Pool in IIS ?</text:a></text:h>
        <text:p text:style-name="Text_20_body"><text:line-break/>Before Giving the Definition : you can say like this, Concept of Application pool has from IIS 6.0 . <text:line-break/>Application pools are used to separate sets of IIS worker processes that share the same configuration and application boundaries. Application pools used to <text:span text:style-name="Strong_20_Emphasis">isolate </text:span>our web application for better security, reliability, and availability and performance and keep running with out impacting each other . The worker process serves as the process boundary that separates each application pool so that when one worker process or application is having an issue or recycles, other applications or worker processes are not affected. <text:line-break/>One Application Pool can have multiple worker process Also. <text:line-break/><text:line-break/>Main Point to Remember: <text:line-break/>1. Isolation of Different Web Application <text:line-break/>2. Individual worker process for different web application <text:line-break/>3. More reliably web application <text:line-break/>4. Better Performance</text:p>
        <text:h text:style-name="Heading_20_2" text:outline-level="2"><text:a xlink:type="simple" xlink:href="http://www.dotnetfunda.com/interviews/show/1415/what-is-the-name-of-default-application-pool-in-iis" office:target-frame-name="_blank" xlink:show="new">What is the Name of Default Application Pool in IIS ?</text:a></text:h>
        <text:p text:style-name="Text_20_body"><text:line-break/>Though we can create new application pool IIS with different settings, but IIS having its own default <text:soft-page-break/>application pool named :<text:span text:style-name="Strong_20_Emphasis"> DefaultAppPool</text:span></text:p>
        <text:h text:style-name="Heading_20_2" text:outline-level="2"><text:a xlink:type="simple" xlink:href="http://www.dotnetfunda.com/interviews/show/1416/what-are-the-different-types-of-identity-available-in-iis-60" office:target-frame-name="_blank" xlink:show="new">What are the different types of Identity available in IIS 6.0 ?</text:a></text:h>
        <text:p text:style-name="Text_20_body"><text:line-break/>IIS having three different Identity. <text:line-break/>1. Local System <text:line-break/>2. Local Services <text:line-break/>3. NetworkServices</text:p>
        <text:h text:style-name="Heading_20_2" text:outline-level="2"><text:a xlink:type="simple" xlink:href="http://www.dotnetfunda.com/interviews/show/1417/name-of-default-identity-of-iis60" office:target-frame-name="_blank" xlink:show="new">Name of default Identity of IIS6.0</text:a></text:h>
        <text:p text:style-name="Text_20_body"><text:line-break/>Default Identity of IIS 6.0 is <text:span text:style-name="Strong_20_Emphasis">NetworkServices</text:span> . <text:line-break/>Which is having very minimum rights on your system. The user can only have the read access of the site.</text:p>
        <text:h text:style-name="Heading_20_2" text:outline-level="2"><text:a xlink:type="simple" xlink:href="http://www.dotnetfunda.com/interviews/show/1418/what-is-recycling-of-application-pool" office:target-frame-name="_blank" xlink:show="new">What is Recycling of Application Pool ?</text:a></text:h>
        <text:p text:style-name="Text_20_body"><text:line-break/>ecycling Application pool means recycle the Worker process (<text:span text:style-name="Strong_20_Emphasis">w3wp.exe</text:span> ) and the memory used for the web application. <text:line-break/><text:span text:style-name="T11">There are two types of recycling related with Application pool</text:span> <text:line-break/><text:line-break/>1. Recycling Worker Process - <text:span text:style-name="T10">Predefined Settings</text:span> <text:line-break/>2. Recycling Worker Process - <text:span text:style-name="T10">Based on Memory</text:span></text:p>
        <text:h text:style-name="Heading_20_2" text:outline-level="2"><text:a xlink:type="simple" xlink:href="http://www.dotnetfunda.com/interviews/show/1419/what-are-the-main-layers-of-iis-architecture" office:target-frame-name="_blank" xlink:show="new">What are the main layers of IIS Architecture ?</text:a></text:h>
        <text:p text:style-name="Text_20_body"><text:line-break/>IIS having mainly two layer <text:span text:style-name="T10">Kernel Mode</text:span> and<text:span text:style-name="T10"> User Mode</text:span> <text:line-break/><text:line-break/>Below are the subsection of both of them. <text:line-break/>1. Kernel Mode <text:line-break/>o HTTP.SYS <text:line-break/>2. User Mode <text:line-break/>o Web Admin Service <text:line-break/>o Virtual Directory <text:line-break/>o Application Pool</text:p>
        <text:h text:style-name="Heading_20_2" text:outline-level="2"><text:a xlink:type="simple" xlink:href="http://www.dotnetfunda.com/interviews/show/1420/what-is-the-role-of-httpsys-in-iis" office:target-frame-name="_blank" xlink:show="new">What is the Role of Http.Sys in IIS ?</text:a></text:h>
        <text:p text:style-name="Text_20_body"><text:line-break/>HTTP.SYS is the kernel level components of IIS. All client request comes from client hit the HTTP.Sys of Kernel level. HTTP.SYS then makes a queue for each and every request for each and individual application pool based on the request. <text:line-break/>Whenever we create any application pool IIS automatically registers the pool with HTTP.SYS to <text:soft-page-break/>identify the particular during request processing.</text:p>
        <text:h text:style-name="Heading_20_2" text:outline-level="2"><text:a xlink:type="simple" xlink:href="http://www.dotnetfunda.com/interviews/show/1421/what-are-the-different-security-settings-available-in-iis" office:target-frame-name="_blank" xlink:show="new">What are the different security settings available in IIS ?</text:a></text:h>
        <text:p text:style-name="Text_20_body"><text:line-break/>Below are the commonly used IIS Security settings <text:line-break/><text:line-break/>1 Anonymous <text:line-break/>2 Integrated Windows Authentication <text:line-break/>3. Basic Authentication <text:line-break/>4. Digest Authentication <text:line-break/>5. Passport Authentication <text:line-break/><text:line-break/>For Set security permission you need to go to Virtul Directory &gt; Right Click &gt; Properties &gt; Directory Security <text:line-break/>Click on <text:span text:style-name="T10">Edit </text:span>Button .</text:p>
        <text:h text:style-name="Heading_20_2" text:outline-level="2"><text:a xlink:type="simple" xlink:href="http://www.dotnetfunda.com/interviews/show/1422/what-is-the-default-authentication-settings-for-iis" office:target-frame-name="_blank" xlink:show="new">What is the default authentication settings for IIS ?</text:a></text:h>
        <text:p text:style-name="Text_20_body"><text:line-break/>Anonymous authentication is the default authentication mode for any site that is hosted on IIS, and it runs under the <text:span text:style-name="Strong_20_Emphasis">"IUSR_[ServerName]"</text:span> account.</text:p>
        <text:h text:style-name="Heading_20_2" text:outline-level="2"><text:a xlink:type="simple" xlink:href="http://www.dotnetfunda.com/interviews/show/1423/what-is-web-garden" office:target-frame-name="_blank" xlink:show="new">What is web garden ?</text:a></text:h>
        <text:p text:style-name="Text_20_body"><text:line-break/>By default Each Application Pool runs with a Single Worker Process (W3Wp.exe). We can assign multiple Worker Process With a Single Application Pool. <text:span text:style-name="T10">An Application Poll with multiple Worker process called Web Gardens.</text:span> Each Worker Process Should have there own Thread and Own Memory space. <text:line-break/><text:line-break/>Generally its not recommended to use InProc Session mode while we are using Web Garden.</text:p>
        <text:h text:style-name="Heading_20_2" text:outline-level="2"><text:a xlink:type="simple" xlink:href="http://www.dotnetfunda.com/interviews/show/1424/where-session-data-stores-in-case-of-in-proc-session-mode" office:target-frame-name="_blank" xlink:show="new">Where session data stores in case of "In-Proc" Session mode ?</text:a></text:h>
        <text:p text:style-name="Text_20_body"><text:line-break/>Session data store inside process memory of worker process [ w3wp.exe ] .</text:p>
        <text:h text:style-name="Heading_20_2" text:outline-level="2"><text:a xlink:type="simple" xlink:href="http://www.dotnetfunda.com/interviews/show/1425/how-we-can-create-an-web-garden" office:target-frame-name="_blank" xlink:show="new">How we can create an web garden ?</text:a></text:h>
        <text:p text:style-name="Text_20_body"><text:line-break/>For creating web graden we need to go to Application Pool, then Right Click on Application Pool &gt; Properties &gt; Goto Performance Tab <text:line-break/><text:line-break/>In Web Garden Section, increase the number of worker process. By default it is 1.</text:p>
        <text:h text:style-name="Heading_20_2" text:outline-level="2"><text:soft-page-break/><text:a xlink:type="simple" xlink:href="http://www.dotnetfunda.com/interviews/show/1426/how-we-can-debug-a-web-application-which-is-hosted-on-iis" office:target-frame-name="_blank" xlink:show="new">How we can debug a web application which is hosted on IIS ?</text:a></text:h>
        <text:p text:style-name="Text_20_body"><text:line-break/>We can easily debug any web application that are hosted on IIS by using Attaching of Worker Process. <text:line-break/>From Visual Studio IDE &gt; Tools &gt; Attach To Process <text:line-break/>Select the particular Process, then start debugging. <text:line-break/><text:line-break/>For more information Read this article : <text:line-break/><text:a xlink:type="simple" xlink:href="http://www.codeproject.com/KB/aspnet/ProcessAttache.aspx" office:target-frame-name="_blank" xlink:show="new">http://www.codeproject.com/KB/aspnet/ProcessAttache.aspx</text:a></text:p>
        <text:h text:style-name="Heading_20_2" text:outline-level="2"><text:a xlink:type="simple" xlink:href="http://www.dotnetfunda.com/interviews/show/1427/how-we-can-open-iis-configuration-manager" office:target-frame-name="_blank" xlink:show="new">How we can open IIS Configuration manager ?</text:a></text:h>
        <text:p text:style-name="Text_20_body"><text:line-break/>Just simply <text:span text:style-name="Strong_20_Emphasis">Run &gt;inetmgr</text:span> <text:line-break/>Or we can open it from control panel &gt; Administrative tools.</text:p>
        <text:h text:style-name="Heading_20_2" text:outline-level="2"><text:a xlink:type="simple" xlink:href="http://www.dotnetfunda.com/interviews/show/1428/how-we-can-create-a-virtual-directory-on-iis" office:target-frame-name="_blank" xlink:show="new">How we can create a Virtual Directory on IIS ?</text:a></text:h>
        <text:p text:style-name="Text_20_body"><text:line-break/>Open IIS Configuration Manager <text:line-break/>First of all Right Click on Default web sites &gt; New &gt; Virtual Directory . <text:line-break/>Browse the Physical Path. Set the properites. Click on OK</text:p>
        <text:h text:style-name="Heading_20_2" text:outline-level="2"><text:a xlink:type="simple" xlink:href="http://www.dotnetfunda.com/interviews/show/1429/what-are-the-permission-settings-are-available-for-virtual-directory" office:target-frame-name="_blank" xlink:show="new">What are the permission settings are available for Virtual Directory ?</text:a></text:h>
        <text:p text:style-name="Text_20_body"><text:line-break/>Below are the list of permission that can be set during virtaul directory creation <text:line-break/>1. Read <text:line-break/>2. Run Scripts <text:line-break/>3. Execute: <text:line-break/>4. Write: <text:line-break/>5. Browse</text:p>
        <text:h text:style-name="Heading_20_2" text:outline-level="2"><text:a xlink:type="simple" xlink:href="http://www.dotnetfunda.com/interviews/show/1430/what-is-the-folder-location-for-virtual-directory" office:target-frame-name="_blank" xlink:show="new">What is the folder location for Virtual Directory ?</text:a></text:h>
        <text:p text:style-name="Text_20_body"><text:line-break/>&lt;Drive&gt;:\inetpub\wwwroot</text:p>
        <text:h text:style-name="Heading_20_2" text:outline-level="2"><text:a xlink:type="simple" xlink:href="http://www.dotnetfunda.com/interviews/show/1432/what-is-the-use-of-enable-pinging-properties-for-application-pool" office:target-frame-name="_blank" xlink:show="new">What is the use of Enable Pinging Properties for Application Pool ?</text:a></text:h>
        <text:p text:style-name="P34"><text:line-break/>IIS should periodically monitor the health of a worker process [ Idle or not , Time for recycle or not, All Worker process are running properly or not ] . <text:line-break/>Pining means, Activation Process monitor Worker process performance, health, idle time etc. <text:line-break/>By default it sets to <text:span text:style-name="T10">30s</text:span> .</text:p>
        <text:p text:style-name="P2"><text:soft-page-break/>Now you don't need go anywhere to get the best interview questions on Microsoft technology. We are trying to gather all real interview questions asked from MNCs and put them here. You can also assist us in doing so by <text:a xlink:type="simple" xlink:href="http://www.dotnetfunda.com/interviews/postexamquestion.aspx">submitting</text:a> .net interview questions. These questions are generally different from certification questions however it may help you in that too.<text:line-break/><text:line-break/><text:bookmark text:name="CPContent_lblCount"/>66 records found. </text:p>
        <text:p text:style-name="Standard"><draw:a xlink:type="simple" xlink:href="http://www.dotnetfunda.com/interviews/postexamquestion.aspx"><draw:frame draw:style-name="fr1" draw:name="graphics2" text:anchor-type="as-char" svg:width="0.8138in" svg:height="0.4209in" draw:z-index="1"><draw:image xlink:href="http://www.dotnetfunda.com/images/dnfnewpost.gif" xlink:type="simple" xlink:show="embed" xlink:actuate="onLoad"/></draw:frame></draw:a><text:a xlink:type="simple" xlink:href="http://www.dotnetfunda.com/interviews/postexamquestion.aspx"> Post</text:a> | <draw:a xlink:type="simple" xlink:href="http://www.dotnetfunda.com/interviews/experiences.aspx"><draw:frame draw:style-name="fr1" draw:name="graphics3" text:anchor-type="as-char" svg:width="0.8138in" svg:height="0.4209in" draw:z-index="2"><draw:image xlink:href="http://www.dotnetfunda.com/images/dnfinterview.gif" xlink:type="simple" xlink:show="embed" xlink:actuate="onLoad"/></draw:frame></draw:a><text:a xlink:type="simple" xlink:href="http://www.dotnetfunda.com/interviews/experiences.aspx"> Interview Experiences</text:a> | <draw:a xlink:type="simple" xlink:href="http://www.dotnetfunda.com/interviews/faq/"><draw:frame draw:style-name="fr1" draw:name="graphics4" text:anchor-type="as-char" svg:width="0.8138in" svg:height="0.4209in" draw:z-index="3"><draw:image xlink:href="http://www.dotnetfunda.com/images/dnfinterview.gif" xlink:type="simple" xlink:show="embed" xlink:actuate="onLoad"/></draw:frame></draw:a><text:a xlink:type="simple" xlink:href="http://www.dotnetfunda.com/interviews/faq/"> Interview FAQs</text:a> | <draw:a xlink:type="simple" xlink:href="http://www.dotnetfunda.com/interviews/exclusive/"><draw:frame draw:style-name="fr1" draw:name="graphics5" text:anchor-type="as-char" svg:width="0.8138in" svg:height="0.4209in" draw:z-index="4"><draw:image xlink:href="http://www.dotnetfunda.com/images/dnfinterview.gif" xlink:type="simple" xlink:show="embed" xlink:actuate="onLoad"/></draw:frame></draw:a><text:a xlink:type="simple" xlink:href="http://www.dotnetfunda.com/interviews/exclusive/"> Exclusive Questions</text:a> </text:p>
        <text:p text:style-name="P1"><draw:a xlink:type="simple" xlink:href="http://www.dotnetfunda.com/interviews/"><draw:frame draw:style-name="fr1" draw:name="graphics6" text:anchor-type="as-char" svg:width="0.8138in" svg:height="0.4209in" draw:z-index="5"><draw:image xlink:href="http://www.dotnetfunda.com/images/dnfinterview.gif" xlink:type="simple" xlink:show="embed" xlink:actuate="onLoad"/></draw:frame></draw:a><text:a xlink:type="simple" xlink:href="http://www.dotnetfunda.com/interviews/"> Interview Home</text:a> |  </text:p>
        <text:p text:style-name="Text_20_body"><text:span text:style-name="T15"><text:line-break/></text:span><text:a xlink:type="simple" xlink:href="http://www.itfunda.com/net-interview-preparation-kit-with-dvd-delivery/Show/15" office:target-frame-name="_blank" xlink:show="new"><text:span text:style-name="T13">Get 600+ .NET Interview preparation videos</text:span></text:a></text:p>
        <text:p text:style-name="Text_20_body"><text:span text:style-name="T16"><text:line-break/><text:line-break/>Appear in </text:span><text:a xlink:type="simple" xlink:href="http://www.dotnetfunda.com/interviews/interviewtest.aspx" office:target-frame-name="_blank" xlink:show="new">Online Interview</text:a><text:span text:style-name="T16">.</text:span></text:p>
        <text:p text:style-name="Text_20_body"><draw:frame draw:style-name="fr1" draw:name="graphics7" text:anchor-type="as-char" svg:width="2.4374in" svg:height="0.1665in" draw:z-index="6"><draw:image xlink:href="http://www.dotnetfunda.com/images/cs-ye-234-16.gif" xlink:type="simple" xlink:show="embed" xlink:actuate="onLoad"/><svg:title>Page copy protected against web site content infringement by Copyscape</svg:title></draw:frame> </text:p>
        <text:h text:style-name="Heading_20_2" text:outline-level="2"><text:bookmark text:name="aswift_2_anchor"/><text:bookmark text:name="CPContent_lblError"/><text:a xlink:type="simple" xlink:href="http://www.dotnetfunda.com/interviews/show/1433/does-one-web-application-can-have-multiple-application-pool" office:target-frame-name="_blank" xlink:show="new">Does One Web Application can have multiple Application Pool ?</text:a></text:h>
        <text:p text:style-name="Text_20_body"><text:line-break/>No. Every Web Application should have one Application Pool. Bydefault it is "<text:span text:style-name="T10">DefaultAppPool</text:span> ".</text:p>
        <text:h text:style-name="Heading_20_2" text:outline-level="2"><text:a xlink:type="simple" xlink:href="http://www.dotnetfunda.com/interviews/show/1434/which-version-of-iis-is-available-in-windows-server-2008" office:target-frame-name="_blank" xlink:show="new">Which version of IIS is available in Windows Server 2008 ?</text:a></text:h>
        <text:p text:style-name="Text_20_body"><text:line-break/>IIS 7.0 . <text:line-break/><text:line-break/>Even Vista Home Premium and Ultimate edition is also having IIS 7.0</text:p>
        <text:h text:style-name="Heading_20_2" text:outline-level="2"><text:a xlink:type="simple" xlink:href="http://www.dotnetfunda.com/interviews/show/1435/how-we-can-save-an-application-pool-settings" office:target-frame-name="_blank" xlink:show="new">How we can save an Application Pool Settings?</text:a></text:h>
        <text:p text:style-name="Text_20_body"><text:line-break/>Application Pool Settings can be save as "XML" Format. <text:line-break/><text:line-break/>Right Click on Application Pool &gt; All Task &gt; Save Configuration to a File . <text:line-break/><text:line-break/>This will save all the settings of Application Pool as an XML file.We can make it password protected also.</text:p>
        <text:h text:style-name="Heading_20_2" text:outline-level="2"><text:a xlink:type="simple" xlink:href="http://www.dotnetfunda.com/interviews/show/1436/which-tool-is-used-for-remote-iis-debugging" office:target-frame-name="_blank" xlink:show="new">Which Tool is used for Remote IIS Debugging ?</text:a></text:h>
        <text:p text:style-name="Text_20_body"><text:line-break/>Tools is : msvsmon.exe <text:line-break/><text:soft-page-break/><text:line-break/><text:span text:style-name="Strong_20_Emphasis">This is located at : </text:span>Install path\Microsoft Visual Studio 8\Common7\IDE\Remote Debugger\x86</text:p>
        <text:h text:style-name="Heading_20_2" text:outline-level="2"><text:a xlink:type="simple" xlink:href="http://www.dotnetfunda.com/interviews/show/1437/what-are-the-different-authentication-mode-available-for-iis-remote-de" office:target-frame-name="_blank" xlink:show="new">What are the different authentication mode available for IIS Remote Debugging ?</text:a></text:h>
        <text:p text:style-name="Text_20_body"><text:line-break/>For IIS Remote Debugging msvsmon supported two authentication mode <text:line-break/><text:line-break/>1. Windows Authentication <text:line-break/>2. No-Authentication</text:p>
        <text:h text:style-name="Heading_20_2" text:outline-level="2"><text:a xlink:type="simple" xlink:href="http://www.dotnetfunda.com/interviews/show/1438/how-can-we-get-the-list-of-worker-process-running-in-iis-along-with-th" office:target-frame-name="_blank" xlink:show="new">How can we get the list of worker process running in IIS along with the Application pool name ?</text:a></text:h>
        <text:p text:style-name="Text_20_body"><text:line-break/>By running <text:span text:style-name="Strong_20_Emphasis">iisapp.vbs </text:span>script from command Prompt. <text:line-break/><text:line-break/>Below are the steps : <text:line-break/>1. <text:span text:style-name="T11">Start </text:span>&gt; <text:span text:style-name="T11">Run </text:span>&gt; <text:span text:style-name="T11">Cmd</text:span> <text:line-break/>2. Go To <text:span text:style-name="T10">Windows &gt; System32 </text:span><text:line-break/>3. Run <text:span text:style-name="T10">cscript iisapp.vbs</text:span></text:p>
        <text:h text:style-name="Heading_20_2" text:outline-level="2"><text:a xlink:type="simple" xlink:href="http://www.dotnetfunda.com/interviews/show/1439/if-there-are-multiple-worker-process-running-on-iis-then-how-can-you-a" office:target-frame-name="_blank" xlink:show="new">If there are multiple worker process running on IIS, then how can you attach a particular worker process for application ?</text:a></text:h>
        <text:p text:style-name="Text_20_body"><text:line-break/>Well, If there are multiple worker process running in IIS, it means I have to know the name of my application pool. Then I can run cscript iisapi.vbs script to find out the process ID and Application Pool name . Based on the process Id for particular application I have to attache the process from Visual studio IDE.</text:p>
        <text:h text:style-name="Heading_20_2" text:outline-level="2"><text:a xlink:type="simple" xlink:href="http://www.dotnetfunda.com/interviews/show/1440/why-do-we-need-to-iis-remote-debugging" office:target-frame-name="_blank" xlink:show="new">Why do we need to IIS Remote Debugging ?</text:a></text:h>
        <text:p text:style-name="Text_20_body"><text:line-break/>There are following reasons where we can use remote debugging <text:line-break/>1. Your development server does not have IIS installed. <text:line-break/>2. Development server and Build/Released/Hosting Server is different <text:line-break/>3. Multiple user want to debug simultaneously.</text:p>
        <text:h text:style-name="Heading_20_2" text:outline-level="2"><text:a xlink:type="simple" xlink:href="http://www.dotnetfunda.com/interviews/show/1441/does-iis-allows-multiple-user-to-remote-debug-simultaneously" office:target-frame-name="_blank" xlink:show="new">Does IIS allows multiple user to Remote debug simultaneously ?</text:a></text:h>
        <text:p text:style-name="Text_20_body"><text:line-break/>Yes. This is one of the great features of msvsmon.exe . Each instance of the remote debugger has a unique server name.we can give an instance of the remote debugger any server name. Now multiple user can able to access the server instance.</text:p>
        <text:p text:style-name="Text_20_body"><text:soft-page-break/><draw:frame draw:style-name="fr4" draw:name="Object2" text:anchor-type="as-char" svg:width="7.5835in" svg:height="0.9374in" draw:z-index="7"><draw:floating-frame/></draw:frame></text:p>
        <text:h text:style-name="Heading_20_2" text:outline-level="2"><text:a xlink:type="simple" xlink:href="http://www.dotnetfunda.com/interviews/show/1442/what-is-the-use-of-aspnetregiis-i-command" office:target-frame-name="_blank" xlink:show="new">What is the use of aspnet_regiis -i command ?</text:a></text:h>
        <text:p text:style-name="Text_20_body"><text:line-break/>This is used automatically register the .NET Framework with your IIS. <text:line-break/><text:line-break/>For more information : <text:line-break/><text:a xlink:type="simple" xlink:href="http://msdn.microsoft.com/en-us/library/k6h9cz8h%28VS.80%29.aspx" office:target-frame-name="_blank" xlink:show="new">http://msdn.microsoft.com/en-us/library/k6h9cz8h%28VS.80%29.aspx</text:a></text:p>
        <text:h text:style-name="Heading_20_2" text:outline-level="2"><text:a xlink:type="simple" xlink:href="http://www.dotnetfunda.com/interviews/show/1443/can-we-have-multiple-web-sites-on-iis" office:target-frame-name="_blank" xlink:show="new">Can we have multiple web sites on IIS ?</text:a></text:h>
        <text:p text:style-name="Text_20_body"><text:line-break/>Yes. IIS Can have multiple web sites and Each and every web sites can have multiple virtual Directory. <text:line-break/><text:line-break/>Note : Here web sites means the Root Node.</text:p>
        <text:h text:style-name="Heading_20_2" text:outline-level="2"><text:a xlink:type="simple" xlink:href="http://www.dotnetfunda.com/interviews/show/1444/where-is-the-default-location-for-iis-log-files" office:target-frame-name="_blank" xlink:show="new">Where is the default location for IIS Log files ?</text:a></text:h>
        <text:p text:style-name="Text_20_body"><text:line-break/>Its <text:line-break/><text:span text:style-name="Strong_20_Emphasis">C:\WINDOWS\system32\LogFiles\W3SVC1</text:span></text:p>
        <text:h text:style-name="Heading_20_2" text:outline-level="2"><text:a xlink:type="simple" xlink:href="http://www.dotnetfunda.com/interviews/show/1445/what-is-isapi-filter" office:target-frame-name="_blank" xlink:show="new">What is ISAPI Filter ?</text:a></text:h>
        <text:p text:style-name="Text_20_body"><text:line-break/>This is one of the more important question for experienced guys. <text:line-break/><text:line-break/>Please read this in details. <text:line-break/><text:a xlink:type="simple" xlink:href="http://msdn.microsoft.com/en-us/library/ms524610.aspx" office:target-frame-name="_blank" xlink:show="new">http://msdn.microsoft.com/en-us/library/ms524610.aspx</text:a></text:p>
        <text:h text:style-name="Heading_20_2" text:outline-level="2"><text:a xlink:type="simple" xlink:href="http://www.dotnetfunda.com/interviews/show/1446/what-are-the-major-innovation-in-iis-70" office:target-frame-name="_blank" xlink:show="new">What are the major innovation in IIS 7.0 ?</text:a></text:h>
        <text:p text:style-name="Text_20_body"><text:line-break/>Below are the Major Innovation in IIS 7.0 <text:line-break/>Components are designed as module and there are major change in administration settings. <text:line-break/>FYI : You can find out many of them, just go thorugh Microsoft IIS web site.</text:p>
        <text:h text:style-name="Heading_20_2" text:outline-level="2"><text:a xlink:type="simple" xlink:href="http://www.dotnetfunda.com/interviews/show/1447/what-is-the-role-of-windows-activation-process-in-iis" office:target-frame-name="_blank" xlink:show="new">What is the Role of Windows Activation Process in IIS ?</text:a></text:h>
        <text:p text:style-name="Text_20_body"><text:line-break/>WAP is the Controller of Worker process under a Application Pool. Windows Activation Process which is managed by the worker process by starting, stopping and recycling the application pool. When to <text:soft-page-break/>start, stop and Recycle should be defined on Application Pool Settings. Activation Process is also responsible for Health Monitor of Application Pool during runtime. <text:line-break/><text:line-break/>FYI : Health monitoring setting can be easily found in Properties of Application Pool.</text:p>
        <text:h text:style-name="Heading_20_2" text:outline-level="2"><text:a xlink:type="simple" xlink:href="http://www.dotnetfunda.com/interviews/show/1448/what-are-the-different-type-of-application-pool-available-in-iis-70" office:target-frame-name="_blank" xlink:show="new">What are the different type of application pool available in IIS 7.0 ?</text:a></text:h>
        <text:p text:style-name="Text_20_body"><text:line-break/>IIS 7.0 having two types of application pool. <text:line-break/><text:line-break/>1. DefaultAppPool (Integrated) <text:line-break/>2. ClassicAppPool</text:p>
        <text:h text:style-name="Heading_20_2" text:outline-level="2"><text:a xlink:type="simple" xlink:href="http://www.dotnetfunda.com/interviews/show/1449/which-is-not-an-identity-of-application-pool" office:target-frame-name="_blank" xlink:show="new">Which is not an Identity of Application Pool ?</text:a></text:h>
        <text:p text:style-name="Text_20_body"><text:line-break/>NOTE: This is objective type question, Please click question title for correct answer.</text:p>
        <text:h text:style-name="Heading_20_2" text:outline-level="2"><text:a xlink:type="simple" xlink:href="http://www.dotnetfunda.com/interviews/show/1450/which-application-pool-having-maximum-privilege-on-the-server" office:target-frame-name="_blank" xlink:show="new">Which application pool having maximum privilege on the server ?</text:a></text:h>
        <text:p text:style-name="Text_20_body"><text:line-break/>NOTE: This is objective type question, Please click question title for correct answer.</text:p>
        <text:h text:style-name="Heading_20_2" text:outline-level="2"><text:a xlink:type="simple" xlink:href="http://www.dotnetfunda.com/interviews/show/1451/what-is-name-of-default-application-pool-in-iis" office:target-frame-name="_blank" xlink:show="new">What is name of default application pool in IIS ?</text:a></text:h>
        <text:p text:style-name="Text_20_body"><text:line-break/>NOTE: This is objective type question, Please click question title for correct answer.</text:p>
        <text:h text:style-name="Heading_20_2" text:outline-level="2"><text:a xlink:type="simple" xlink:href="http://www.dotnetfunda.com/interviews/show/1452/what-are-the-worker-process-for-iis-51-and-iis-60" office:target-frame-name="_blank" xlink:show="new">What are the worker process for IIS 5.1 and IIS 6.0 ?</text:a></text:h>
        <text:p text:style-name="P34"><text:line-break/>For IIS 5.1 &gt; aspnet_wp.exe <text:line-break/>For IIS 6.0 &gt; w3wp.exe</text:p>
        <text:p text:style-name="P53"/>
        <text:p text:style-name="P53"/>
        <text:h text:style-name="P80" text:outline-level="2"><text:a xlink:type="simple" xlink:href="http://www.dotnetfunda.com/interviews/show/1453/name-of-the-tool-which-is-used-for-remote-debugging-of-iis" office:target-frame-name="_blank" xlink:show="new">Name of the tool which is used for remote debugging of IIS</text:a></text:h>
        <text:p text:style-name="Text_20_body"><text:line-break/>NOTE: This is objective type question, Please click question title for correct answer.</text:p>
        <text:h text:style-name="Heading_20_2" text:outline-level="2"><text:a xlink:type="simple" xlink:href="http://www.dotnetfunda.com/interviews/show/1456/what-is-web-farm" office:target-frame-name="_blank" xlink:show="new">What is Web Farm ?</text:a></text:h>
        <text:p text:style-name="Text_20_body"><text:line-break/>This is one of the most question in IIS. And along with that interviewer can as what is the different between Web farm and Web Garden ? <text:line-break/><text:soft-page-break/><text:line-break/>When we hosted our web Application on multiple web server under a load balancer call the Web Farm. This is generally used for heavy load web application where there are many user request at a time. So When Web Application is hosted on Different IIS Server over a load balancer, Load balancer is responsible for distribute the load on different server. <text:line-break/><text:line-break/>Please have a look into this : <text:line-break/><text:a xlink:type="simple" xlink:href="http://www.dotnetfunda.com/articles/article713-difference-between-web-farm-and-web-garden.aspx" office:target-frame-name="_blank" xlink:show="new">http://www.dotnetfunda.com/articles/article713-difference-between-web-farm-and-web-garden.aspx</text:a></text:p>
        <text:h text:style-name="Heading_20_2" text:outline-level="2"><text:a xlink:type="simple" xlink:href="http://www.dotnetfunda.com/interviews/show/1457/what-is-the-default-identity-of-an-application-pool" office:target-frame-name="_blank" xlink:show="new">What is the default Identity of an Application Pool ?</text:a></text:h>
        <text:p text:style-name="Text_20_body"><text:line-break/><text:span text:style-name="Strong_20_Emphasis">NetworkServices</text:span></text:p>
        <text:h text:style-name="Heading_20_2" text:outline-level="2"><text:a xlink:type="simple" xlink:href="http://www.dotnetfunda.com/interviews/show/1460/how-can-we-set-the-default-page-for-any-web-application" office:target-frame-name="_blank" xlink:show="new">How can we set the default page for any web application ?</text:a></text:h>
        <text:p text:style-name="Text_20_body"><text:line-break/>We can set the default page for a web site from the Virtual Directory Setting. <text:line-break/>How To : <text:line-break/>IIS Manager &gt; Virtual Directory &gt; Right Click &gt; Properties &gt; GoTo Document Tab.</text:p>
        <text:h text:style-name="Heading_20_2" text:outline-level="2"><text:a xlink:type="simple" xlink:href="http://www.dotnetfunda.com/interviews/show/1461/how-we-can-set-the-idle-time-out-of-an-worker-process" office:target-frame-name="_blank" xlink:show="new">How we can set the Idle Time out of an worker process ?</text:a></text:h>
        <text:p text:style-name="Text_20_body"><text:line-break/>We can set the Idle time out for an worker process from Application Pool Properties. <text:line-break/><text:line-break/>In Performance Tab of Application pool, we can set the Idle Time out of the worker process. This means worker process will shut down after that given time period if it stay idle. And will again wake up again if a new request comes.</text:p>
        <text:h text:style-name="Heading_20_2" text:outline-level="2"><text:a xlink:type="simple" xlink:href="http://www.dotnetfunda.com/interviews/show/1483/is-there-any-alternative-way-to-host-site-on-iis-rather-than-opening-i" office:target-frame-name="_blank" xlink:show="new">Is there any alternative way to host site on IIS rather than opening IIS Manager ?</text:a></text:h>
        <text:p text:style-name="Text_20_body"><text:line-break/>Yes, We can directly host any site from the physical location of directory itself. <text:line-break/><text:line-break/>Right Click on Physical Folder &gt; Properties &gt; Web Sharing <text:line-break/><text:line-break/>There you need to select &gt; "Share This Folder" Option Button. Then it will ask for alias name and other setting. Then Click on OK. <text:line-break/><text:line-break/>To Validate : Run &gt; Inetmgr &gt; Check there should an virtual directory with the same "Alias" name that you have given. <text:line-break/><text:line-break/>If there are already one Virtual directory exist it will showing you the error message while you providing the "Alias" name.</text:p>
        <text:h text:style-name="Heading_20_2" text:outline-level="2"><text:soft-page-break/><text:a xlink:type="simple" xlink:href="http://www.dotnetfunda.com/interviews/show/1484/can-we-create-one-application-pool-from-another-application-pool" office:target-frame-name="_blank" xlink:show="new">Can we create one Application Pool From Another Application Pool ?</text:a></text:h>
        <text:p text:style-name="Text_20_body"><text:line-break/>Yes. We can. <text:line-break/>While creating Application Application Pool From IIS, there should have two option available first one is for Default Setting and Another is for Existing Setting as template. <text:line-break/>We can select the second one and from the drop down listed below we can select any on the Application Pool as Template,.</text:p>
        <text:h text:style-name="Heading_20_2" text:outline-level="2"><text:a xlink:type="simple" xlink:href="http://www.dotnetfunda.com/interviews/show/1500/what-are-the-main-components-of-svchostexe" office:target-frame-name="_blank" xlink:show="new">What are the main components of SVCHost.exe ?</text:a></text:h>
        <text:p text:style-name="Text_20_body"><text:line-break/>Main components for SVCHost.exe are <text:span text:style-name="Strong_20_Emphasis">WWW Publishing Service</text:span> (W3SVC) and <text:span text:style-name="Strong_20_Emphasis">Windows Activation Porcess </text:span>(WAP) . <text:line-break/><text:line-break/>W3SVC is the mediator of HTTP.SYS and Windows Activation Process. Windows Activation Process maintain the worker processes.</text:p>
        <text:h text:style-name="Heading_20_2" text:outline-level="2"><text:a xlink:type="simple" xlink:href="http://www.dotnetfunda.com/interviews/show/1505/what-are-the-different-way-that-we-can-hosted-site-on-iis" office:target-frame-name="_blank" xlink:show="new">What are the different way that we can hosted site on IIS ?</text:a></text:h>
        <text:p text:style-name="Text_20_body"><text:line-break/>We can hosted site on IIS either creating Virtual Directory through IIS manager or Using Folder Web Sharing . <text:line-break/>Apart from that Visual studio provide some inbuilt features to host the site on IIS like using Publishing the web site , Using Copy web Tool or Creating Virtual directory during the creating the project by choosing Location as HTTP</text:p>
        <text:p text:style-name="Text_20_body"><draw:frame draw:style-name="fr4" draw:name="Object3" text:anchor-type="as-char" svg:width="7.5835in" svg:height="0.9374in" draw:z-index="9"><draw:floating-frame/></draw:frame></text:p>
        <text:h text:style-name="Heading_20_2" text:outline-level="2"><text:a xlink:type="simple" xlink:href="http://www.dotnetfunda.com/interviews/show/1506/how-does-iis-process-an-aspnet-request" office:target-frame-name="_blank" xlink:show="new">How does IIS process an ASP.net request ?</text:a></text:h>
        <text:p text:style-name="Text_20_body"><text:line-break/>When client request for an aspx pages, request comes to kernel level off IIS means to <text:span text:style-name="Strong_20_Emphasis">HTTP.SYS</text:span> . H<text:span text:style-name="Strong_20_Emphasis">TTP.SYS </text:span>receives the request and based on the application pool name [ Which is already registred with the HTTP.SYS ] it send the request to worker process. <text:span text:style-name="T11">Windows Activation process</text:span> works as mediator of them.<text:span text:style-name="Strong_20_Emphasis"> w3wp.exe loads "aspnet_isapi.dll" </text:span>files to start the <text:span text:style-name="Strong_20_Emphasis">HTTPRuntime </text:span>. <text:span text:style-name="Strong_20_Emphasis">HTTPRuntime </text:span>creates <text:span text:style-name="Strong_20_Emphasis">HTTPApplication </text:span>objects and all request are passed through <text:span text:style-name="Strong_20_Emphasis">HTTPModule </text:span>and finally reached to <text:span text:style-name="Strong_20_Emphasis">HttpHandler</text:span> . This is the request pipeline. After end of Request pipeline ASP.NET Page lifecycle starts. <text:line-break/><text:line-break/>For more Information : <text:line-break/><text:a xlink:type="simple" xlink:href="http://www.codeproject.com/KB/aspnet/aspnetrequestarchitecture.aspx" office:target-frame-name="_blank" xlink:show="new">http://www.codeproject.com/KB/aspnet/aspnetrequestarchitecture.aspx</text:a></text:p>
        <text:h text:style-name="Heading_20_2" text:outline-level="2"><text:soft-page-break/><text:a xlink:type="simple" xlink:href="http://www.dotnetfunda.com/interviews/show/1507/from-where-we-can-set-the-session-time-out-in-iis" office:target-frame-name="_blank" xlink:show="new">From where we can set the Session Time Out in IIS ?</text:a></text:h>
        <text:p text:style-name="Text_20_body"><text:line-break/>We can set the Session time out settings from the Virtual Directory for that site. <text:line-break/><text:line-break/>Right Click on Virtual Directory &gt; Properties &gt; Click on "Configuration" Button <text:line-break/>Goto the "Option" Tab. There in <text:span text:style-name="Strong_20_Emphasis">Enable Session State</text:span> Section you can configure the Session Timeout .</text:p>
        <text:h text:style-name="Heading_20_2" text:outline-level="2"><text:a xlink:type="simple" xlink:href="http://www.dotnetfunda.com/interviews/show/1508/what-are-the-different-execution-permission-available-for-iis-for-an-v" office:target-frame-name="_blank" xlink:show="new">What are the different "Execution Permission" available for IIS for an virtual directory ?</text:a></text:h>
        <text:p text:style-name="Text_20_body"><text:line-break/>There are three Execution Permission available. <text:line-break/>1. None <text:line-break/>2. Scripts Only <text:line-break/>3. Scripts and Executable</text:p>
        <text:h text:style-name="Heading_20_2" text:outline-level="2"><text:a xlink:type="simple" xlink:href="http://www.dotnetfunda.com/interviews/show/1509/from-where-you-can-change-the-aspnet-version-in-iis" office:target-frame-name="_blank" xlink:show="new">From where you can change the ASP.NET Version in IIS ?</text:a></text:h>
        <text:p text:style-name="Text_20_body"><text:line-break/>This can be change from Virtual Directory properties. First open Properties of Virtual Directory &gt; GoTo ASP.NET Version Tab. <text:line-break/><text:line-break/>There we can have change the ASP.NET Version.</text:p>
        <text:h text:style-name="Heading_20_2" text:outline-level="2"><text:a xlink:type="simple" xlink:href="http://www.dotnetfunda.com/interviews/show/1843/what-is-the-latest-version-of-iis-released-with-windows-7" office:target-frame-name="_blank" xlink:show="new">What is the latest version of IIS released with Windows 7</text:a></text:h>
        <text:p text:style-name="Text_20_body"><text:line-break/>IIS 7.5</text:p>
        <text:h text:style-name="Heading_20_2" text:outline-level="2"><text:a xlink:type="simple" xlink:href="http://www.dotnetfunda.com/interviews/show/2811/what-is-the-default-user-name-of-an-anonymous-login-in-iis" office:target-frame-name="_blank" xlink:show="new">What is the default user name of an anonymous login in IIS?</text:a></text:h>
        <text:p text:style-name="Text_20_body"><text:line-break/>In IIS, an anonymous user will be given with a user name of "<text:span text:style-name="Strong_20_Emphasis">IUSR_MachineName</text:span> "</text:p>
        <text:h text:style-name="Heading_20_2" text:outline-level="2"><text:a xlink:type="simple" xlink:href="http://www.dotnetfunda.com/interviews/show/2812/how-can-we-take-back-ups-in-iis-server" office:target-frame-name="_blank" xlink:show="new">How can we take back-ups in IIS Server?</text:a></text:h>
        <text:p text:style-name="Text_20_body"><text:line-break/>Step 1 : In the IIS (inetmgr), right click on the "Computer" icon under "Internet Information Services" . Click "All Tasks" and select "Backup/Restore Configuration". <text:line-break/><text:line-break/>Step 2 : Click on button "Create backup". Give Name for your backup file. If you want encryption enable encryption option and give UserName and Password and then click OK.</text:p>
        <text:h text:style-name="Heading_20_2" text:outline-level="2"><text:soft-page-break/><text:a xlink:type="simple" xlink:href="http://www.dotnetfunda.com/interviews/show/3045/what-is-iis-metabase-and-in-which-format-iis-stors-configurations" office:target-frame-name="_blank" xlink:show="new">What is IIS metabase? And In which format IIS stors configurations?</text:a></text:h>
        <text:p text:style-name="Text_20_body"><text:line-break/>IIS metabase is a special databse which is used to maintain the settings and configurations data for IIS. In simple term, it is a configuration base for IIS (Metabase.xml). <text:line-break/><text:line-break/>IIS 5.0 --&gt; Metabse is in Binary. <text:line-break/>IIS 6.0 &amp; 7.5 --&gt; Metabase is in XML.</text:p>
        <text:h text:style-name="Heading_20_2" text:outline-level="2"><text:a xlink:type="simple" xlink:href="http://www.dotnetfunda.com/interviews/show/3046/list-of-error-status-codes-in-iis-60" office:target-frame-name="_blank" xlink:show="new">List of Error &amp; Status codes in IIS 6.0?</text:a></text:h>
        <text:p text:style-name="Text_20_body"><text:line-break/><text:span text:style-name="Strong_20_Emphasis">Status Code</text:span> <text:span text:style-name="Strong_20_Emphasis">Type of Code</text:span> <text:line-break/>100 Series - Informational <text:line-break/>200 Series - Success <text:line-break/>300 Series - Redirection <text:line-break/>400 Series - Client Error <text:line-break/>500 Series - Server Error</text:p>
        <text:h text:style-name="Heading_20_2" text:outline-level="2"><text:a xlink:type="simple" xlink:href="http://www.dotnetfunda.com/interviews/show/3506/how-to-recycle-application-pool-from-the-command-prompt-in-iis7" office:target-frame-name="_blank" xlink:show="new">How to recycle application pool from the command prompt in IIS7?</text:a></text:h>
        <text:p text:style-name="Text_20_body"><text:line-break/>1. Use appcmd.exe to recycle the application pool from the command prompt. <text:line-break/><text:line-break/>2. appcmd.exe is the command line tool for IIS7, you will find this tool at following location : <text:line-break/><text:line-break/>%systemroot%\system32\inetsrv\appcmd <text:line-break/><text:line-break/>3. To recycle your application pool use the following command: <text:line-break/>appcmd recycle apppool /apppool.name:&lt;application pool name&gt;</text:p>
        <text:h text:style-name="Heading_20_2" text:outline-level="2"><text:a xlink:type="simple" xlink:href="http://www.dotnetfunda.com/interviews/show/3662/what-are-the-different-steps-to-be-followed-to-get-sslsecure-sockets-l" office:target-frame-name="_blank" xlink:show="new">What are the Different steps to be followed to get SSL(Secure Sockets Layer) for our Web Application ?</text:a></text:h>
        <text:p text:style-name="P34"><text:line-break/><text:span text:style-name="Strong_20_Emphasis">.</text:span> Intially we have to Generate a certificate request from our IIS <text:line-break/><text:line-break/><text:span text:style-name="Strong_20_Emphasis">.</text:span> Now we have to request a certificate from the certificate authority(CA) <text:line-break/><text:line-break/><text:span text:style-name="Strong_20_Emphasis">.</text:span> This CA is an entity which issues Digital Certificates. <text:line-break/><text:line-break/><text:span text:style-name="Strong_20_Emphasis">.</text:span> After receiving the certificate we have to install that particular certificate on our Web Server using IIS <text:line-break/><text:line-break/><text:span text:style-name="Strong_20_Emphasis">.</text:span> We have to use Secure Hyper Text Transfer Protocol(<text:span text:style-name="Strong_20_Emphasis">HTTPS</text:span>) when accessing secure pages in our application. <text:line-break/><text:soft-page-break/><text:line-break/>By this way we could make our web page as <text:span text:style-name="Strong_20_Emphasis">SSL</text:span> protected. !!!</text:p>
        <text:h text:style-name="P80" text:outline-level="2"><text:a xlink:type="simple" xlink:href="http://www.dotnetfunda.com/interviews/show/3732/which-dll-is-used-to-translate-xml-to-sql-in-internet-information-serv" office:target-frame-name="_blank" xlink:show="new">Which DLL is used to translate XML to SQL in Internet Information Services (IIS) ?</text:a></text:h>
        <text:p text:style-name="Text_20_body"><text:line-break/>NOTE: This is objective type question, Please click question title for correct answer.</text:p>
        <text:h text:style-name="Heading_20_2" text:outline-level="2"><text:a xlink:type="simple" xlink:href="http://www.dotnetfunda.com/interviews/show/4231/what-is-the-purpose-of-iis-application-pools" office:target-frame-name="_blank" xlink:show="new">What is the purpose of IIS application pools?</text:a></text:h>
        <text:p text:style-name="Text_20_body"><text:line-break/>We use applicaiton pools for isolation purpose. Every application within an application pool used the same worker process. Each worker process operates as a separate instance of the worker process executable, W3wp.exe, the worker process that services one application pool is separated from the worker process that services another. <text:line-break/><text:line-break/>In simplest words we use applicaiton pools for ISOLATION purpose.</text:p>
        <text:h text:style-name="Heading_20_2" text:outline-level="2"><text:a xlink:type="simple" xlink:href="http://www.dotnetfunda.com/interviews/show/4310/what-is-windows-process-activation-service" office:target-frame-name="_blank" xlink:show="new">what is Windows Process Activation Service ?</text:a></text:h>
        <text:p text:style-name="Text_20_body"><text:line-break/>The Windows Process Activation Service (WAS) provides process activation, resource management and health management services for message-activated applications. It manages application pool configuration and the creation and lifetime of worker processes for HTTP and other protocols (net.tcp,net.pipe,net.msmq) <text:line-break/><text:line-break/>Details : <text:a xlink:type="simple" xlink:href="http://techprudent.com/the-windows-process-activation-service/" office:target-frame-name="_blank" xlink:show="new">http://techprudent.com/the-windows-process-activation-service/</text:a> <text:line-break/>and <text:line-break/>MSDN : <text:a xlink:type="simple" xlink:href="http://technet.microsoft.com/en-us/library/cc735229%28WS.10%29.aspx" office:target-frame-name="_blank" xlink:show="new">http://technet.microsoft.com/en-us/library/cc735229%28WS.10%29.aspx</text:a></text:p>
        <text:h text:style-name="Heading_20_2" text:outline-level="2"><text:a xlink:type="simple" xlink:href="http://www.dotnetfunda.com/interviews/show/4428/what-are-the-different-authentication-methodsusing-windows-authenticat" office:target-frame-name="_blank" xlink:show="new">What are the Different Authentication Methods(Using Windows Authentication) which are provided by IIS ?</text:a></text:h>
        <text:p text:style-name="Text_20_body"><text:line-break/><text:line-break/>Generally IIS provides four different kinds of Authentication Methods they are : <text:line-break/><text:line-break/>Anonymous Method<text:line-break/><text:line-break/>If we select this authentication, IIS doesn't perform any authentication so that any one can access the application. <text:line-break/><text:line-break/>Basic Method<text:line-break/><text:line-break/>If we select this method, the user who access the application should provide windows username and password to access the application. Although this is sent through a network by transmitting direct text so it it very insecure. <text:line-break/><text:line-break/><text:soft-page-break/>Digest Method<text:line-break/><text:line-break/>This method is almost equal to Basic method but the difference is the password is hashed before it is transmitted through out a network. <text:line-break/><text:line-break/>Windows Integrated Method<text:line-break/><text:line-break/>In this the application uses the Kerberos protocol to validate(Authenticate) the user. This uses a Secret key cryptography which provides strign authentication for Client/Server applications.</text:p>
        <text:h text:style-name="Heading_20_2" text:outline-level="2"><text:a xlink:type="simple" xlink:href="http://www.dotnetfunda.com/interviews/show/4701/how-can-we-check-whether-iis-is-being-installed-in-my-system-or-not" office:target-frame-name="_blank" xlink:show="new">How can we check whether IIS is being installed in my system or not?</text:a></text:h>
        <text:p text:style-name="Text_20_body"><text:line-break/>To verify if IIS is installed or not we need to go to ’Add or Remove Programs’ utility in the Control panel and click on the ’Add/Remove Windows Components’ in the side menu. <text:line-break/><text:line-break/>There we must locate an item called "Internet Information Services (IIS)". If this is checked, IIS should be installed. <text:line-break/><text:line-break/>So that you can have your IIS installed in your system if it is not installed</text:p>
        <text:h text:style-name="Heading_20_2" text:outline-level="2"><text:a xlink:type="simple" xlink:href="http://www.dotnetfunda.com/interviews/show/6822/how-will-you-call-a-website-from-another-computer-connected-in-lan" office:target-frame-name="_blank" xlink:show="new">How will you call a Website from another computer connected in LAN?</text:a></text:h>
        <text:p text:style-name="P34"><text:line-break/>In order to call a website from another computer in LAN.We will have to Host the Website in one Machines in the LAN and provide it a Static Private IP. <text:line-break/><text:line-break/>Once we are done with, we can treat it as a dummy server. <text:line-break/><text:line-break/>Once the website is hosted then we can call the website from the Private static IP of the machine in which the web app is hosted. <text:line-break/><text:line-break/>Eg :- if the web app is named as abc and the private IP is 192.168.1.2 <text:line-break/><text:line-break/>then from another machine we can call the app as <text:line-break/><text:line-break/><text:a xlink:type="simple" xlink:href="http://192.168.1.2/abc">http://192.168.1.2/abc</text:a></text:p>
        <text:p text:style-name="P34"/>
        <text:p text:style-name="P34">VI</text:p>
        <text:p text:style-name="P34"/>
        <text:p text:style-name="P34">Applies To: Windows Server 2008, Windows Server 2008 R2</text:p>
        <text:section text:style-name="Sect1" text:name="mainSection">
          <text:p text:style-name="Text_20_body"/>
          <text:section text:style-name="Sect1" text:name="mainBody">
            <text:p text:style-name="Text_20_body">In this topic:</text:p>
            <text:p text:style-name="Text_20_body"><text:a xlink:type="simple" xlink:href="http://technet.microsoft.com/en-in/library/cc732729%28v=ws.10%29.aspx#General">General</text:a> </text:p>
            <text:p text:style-name="Text_20_body"><text:soft-page-break/></text:p>
            <text:list xml:id="list3167609244970822348" text:style-name="L17">
              <text:list-item>
                <text:p text:style-name="P21">What happened to RIS?</text:p>
              </text:list-item>
              <text:list-item>
                <text:p text:style-name="P21">What happened to the Single Instance Store?</text:p>
              </text:list-item>
              <text:list-item>
                <text:p text:style-name="P21">Can I use Windows Deployment Services (especially multicasting) with virtual computers?</text:p>
              </text:list-item>
            </text:list>
            <text:p text:style-name="Text_20_body"><text:a xlink:type="simple" xlink:href="http://technet.microsoft.com/en-in/library/cc732729%28v=ws.10%29.aspx#Boot">Boot and Install Images</text:a> </text:p>
            <text:list xml:id="list7681180756133305295" text:style-name="L18">
              <text:list-item>
                <text:p text:style-name="P22">What is the difference between install images and boot images?</text:p>
              </text:list-item>
              <text:list-item>
                <text:p text:style-name="P22">What is the Legacy Images node in the MMC snap-in?</text:p>
              </text:list-item>
              <text:list-item>
                <text:p text:style-name="P22">How do I maintain my boot and install images?</text:p>
              </text:list-item>
              <text:list-item>
                <text:p text:style-name="P22">How do I replicate images?</text:p>
              </text:list-item>
            </text:list>
            <text:p text:style-name="Text_20_body"><text:a xlink:type="simple" xlink:href="http://technet.microsoft.com/en-in/library/cc732729%28v=ws.10%29.aspx#Configuration">Configuration</text:a> </text:p>
            <text:list xml:id="list3392299973462835200" text:style-name="L19">
              <text:list-item>
                <text:p text:style-name="P23">What permissions do I need to configure?</text:p>
              </text:list-item>
              <text:list-item>
                <text:p text:style-name="P23">Why do I need two unattend files?</text:p>
              </text:list-item>
              <text:list-item>
                <text:p text:style-name="P23">Can I protect my users by requiring them to log in before they have a chance to reformat their hard drives?</text:p>
              </text:list-item>
            </text:list>
            <text:p text:style-name="Text_20_body"><text:a xlink:type="simple" xlink:href="http://technet.microsoft.com/en-in/library/cc732729%28v=ws.10%29.aspx#Diagnostics">Diagnostics</text:a> </text:p>
            <text:list xml:id="list9112305377657115187" text:style-name="L20">
              <text:list-item>
                <text:p text:style-name="P24">What logs should I look at to troubleshoot issues?</text:p>
              </text:list-item>
              <text:list-item>
                <text:p text:style-name="P24">How do I turn on logging?</text:p>
              </text:list-item>
            </text:list>
            <text:p text:style-name="Text_20_body"><text:a xlink:type="simple" xlink:href="http://technet.microsoft.com/en-in/library/cc732729%28v=ws.10%29.aspx#Common">Domain Join and Computer Naming</text:a> </text:p>
            <text:list xml:id="list5854781581075037138" text:style-name="L21">
              <text:list-item>
                <text:p text:style-name="P25">How do I join a computer to a domain?</text:p>
              </text:list-item>
              <text:list-item>
                <text:p text:style-name="P25">How do I set up computer naming?</text:p>
              </text:list-item>
              <text:list-item>
                <text:p text:style-name="P25">When I am joining clients to a domain, can I avoid creating a local user account on the computer?</text:p>
              </text:list-item>
            </text:list>
            <text:h text:style-name="Heading_20_2" text:outline-level="2"><text:bookmark text:name="General"/><text:a xlink:type="simple" xlink:href="javascript:void(0)">General</text:a></text:h>
            <text:h text:style-name="Heading_20_3" text:outline-level="3"><text:a xlink:type="simple" xlink:href="javascript:void(0)">What happened to RIS?</text:a></text:h>
            <text:p text:style-name="Text_20_body">Windows Deployment Services is the updated and redesigned version of Remote Installation Services (RIS). Windows Deployment Services includes several modifications to RIS features. There are also modifications in Windows Server 2008 from the Windows Deployment Services update that you can install on computers running Windows Server 2003. These modifications are described in the following table.</text:p>
            <text:h text:style-name="Heading_20_3" text:outline-level="3"> </text:h>
            <table:table table:name="Table1" table:style-name="Table1">
              <table:table-column table:style-name="Table1.A"/>
              <table:table-column table:style-name="Table1.B"/>
              <table:table-row>
                <table:table-cell table:style-name="Table1.A1" office:value-type="string">
                  <text:p text:style-name="Table_20_Heading">Changes from RIS </text:p>
                </table:table-cell>
                <table:table-cell table:style-name="Table1.A1" office:value-type="string">
                  <text:p text:style-name="Table_20_Heading">Changes from Windows Deployment Services on Windows Server 2003 </text:p>
                </table:table-cell>
              </table:table-row>
              <table:table-row>
                <table:table-cell table:style-name="Table1.A1" office:value-type="string">
                  <text:list xml:id="list2865445148742200141" text:style-name="L22">
                    <text:list-item>
                      <text:p text:style-name="P73">The ability to deploy Windows Vista and <text:soft-page-break/>Windows Server 2008</text:p>
                    </text:list-item>
                    <text:list-item>
                      <text:p text:style-name="P73">Windows PE is the boot operating system</text:p>
                    </text:list-item>
                    <text:list-item>
                      <text:p text:style-name="P73">Image-based installation, using the Windows image (.wim) file</text:p>
                    </text:list-item>
                    <text:list-item>
                      <text:p text:style-name="P73">The ability to transmit data and images by using multicast transmissions (see <text:a xlink:type="simple" xlink:href="http://technet.microsoft.com/en-in/library/cc771005%28v=ws.10%29.aspx">How to Create Multicast Transmissions</text:a>)</text:p>
                    </text:list-item>
                    <text:list-item>
                      <text:p text:style-name="P73">The ability to transmit data and images by using multicast namespaces on a stand-alone server (when you install <text:a xlink:type="simple" xlink:href="http://technet.microsoft.com/en-in/library/cc725964%28v=ws.10%29.aspx">Using Transport Server</text:a>)</text:p>
                    </text:list-item>
                    <text:list-item>
                      <text:p text:style-name="P73">An extensible and higher-performing PXE server</text:p>
                    </text:list-item>
                    <text:list-item>
                      <text:p text:style-name="P73">A new boot menu format for selecting boot images</text:p>
                    </text:list-item>
                    <text:list-item>
                      <text:p text:style-name="P73">A new GUI that you can use to select and deploy images and to manage Windows Deployment Services servers and clients</text:p>
                    </text:list-item>
                  </text:list>
                </table:table-cell>
                <table:table-cell table:style-name="Table1.A1" office:value-type="string">
                  <text:list xml:id="list4481587666451076616" text:style-name="L23">
                    <text:list-item>
                      <text:p text:style-name="P74">The ability to transmit data and images by <text:soft-page-break/>using multicast transmissions (see <text:a xlink:type="simple" xlink:href="http://technet.microsoft.com/en-in/library/cc771005%28v=ws.10%29.aspx">How to Create Multicast Transmissions</text:a>)</text:p>
                    </text:list-item>
                    <text:list-item>
                      <text:p text:style-name="P74">The ability to transmit data and images by using multicast namespaces on a stand-alone server (when you install <text:a xlink:type="simple" xlink:href="http://technet.microsoft.com/en-in/library/cc725964%28v=ws.10%29.aspx">Using Transport Server</text:a>)</text:p>
                    </text:list-item>
                    <text:list-item>
                      <text:p text:style-name="P74">No support for RISETUP images or OSChooser screens</text:p>
                    </text:list-item>
                    <text:list-item>
                      <text:p text:style-name="P74">An enhanced TFTP server </text:p>
                    </text:list-item>
                    <text:list-item>
                      <text:p text:style-name="P74">The ability to boot from the network on x64-based computers with Extensible Firmware Interface (EFI) </text:p>
                    </text:list-item>
                    <text:list-item>
                      <text:p text:style-name="P74">Metric reporting for installations (see <text:a xlink:type="simple" xlink:href="http://technet.microsoft.com/en-in/library/cc730906%28v=ws.10%29.aspx">Logging and Tracing</text:a>)</text:p>
                    </text:list-item>
                  </text:list>
                </table:table-cell>
              </table:table-row>
            </table:table>
            <text:h text:style-name="Heading_20_3" text:outline-level="3"><text:a xlink:type="simple" xlink:href="javascript:void(0)">What happened to the Single Instance Store?</text:a></text:h>
            <text:p text:style-name="Text_20_body">Windows Deployment Services does not use the Single Instance Store functionality that was used in RIS. Instead, Windows Deployment Services uses a method by which file resources are shared across each image group (and therefore single-instanced) and the metadata of each image resides in a separate .wim file. The image store takes the concept of split .wim images a step further by creating a split media set consisting of two files: </text:p>
            <text:list xml:id="list7296831127451635822" text:style-name="L24">
              <text:list-item>
                <text:p text:style-name="P26">An "empty" .wim file that contains only the definition of the image </text:p>
              </text:list-item>
              <text:list-item>
                <text:p text:style-name="P26">A Res.rwm file that contains all the file resources for all images in the image group. The data within Res.rwm is single-instanced and compressed; therefore, the Single Instance Store service is no longer needed. In fact, with Windows Deployment Services, the storage size on disk for images within an image group is greatly reduced, and it is more efficient than the storage mechanism used in RIS.</text:p>
              </text:list-item>
            </text:list>
            <text:h text:style-name="Heading_20_3" text:outline-level="3"><text:a xlink:type="simple" xlink:href="javascript:void(0)">Can I use Windows Deployment Services (especially multicasting) with virtual computers?</text:a></text:h>
            <text:p text:style-name="Text_20_body">Windows Deployment Services should work on virtual computers. Note, however, that the performance will often be degraded, particularly during the Trivial File Transfer Protocol (TFTP) download phase. This phase is very resource-intensive and may fail if insufficient resources are available on the host <text:soft-page-break/>computer.</text:p>
            <text:h text:style-name="Heading_20_2" text:outline-level="2"><text:bookmark text:name="Boot"/><text:a xlink:type="simple" xlink:href="javascript:void(0)">Boot and Install Images</text:a></text:h>
            <text:h text:style-name="Heading_20_3" text:outline-level="3"><text:a xlink:type="simple" xlink:href="javascript:void(0)">What is the difference between install images and boot images?</text:a></text:h>
            <text:p text:style-name="Text_20_body">Install images are the operating system images that you deploy to the client computer. Boot images are the images that you boot a client computer into to perform an operating system installation. Boot images contain Windows PE and the Windows Deployment Services client (the client is essentially Windows Vista Setup.exe and its supporting files for Windows Deployment Services). You can use the standard boot images that are included on the Windows Vista or Windows Server 2008 media (located at \Sources\boot.wim) without modification. However, the Boot.wim that you use must match or be newer than the operating system of the install image. For example, if you are installing Windows Vista, you must use the boot image from the Windows Server 2008 media; you cannot use the Boot.wim from the Windows Vista media. You can also create custom boot images. For more information, see <text:a xlink:type="simple" xlink:href="http://technet.microsoft.com/en-in/library/cc730907%28v=ws.10%29.aspx">Creating Images</text:a>.</text:p>
            <text:h text:style-name="Heading_20_3" text:outline-level="3"><text:a xlink:type="simple" xlink:href="javascript:void(0)">What is the Legacy Images node in the MMC?</text:a></text:h>
            <text:p text:style-name="Text_20_body">The <text:span text:style-name="Strong_20_Emphasis">Legacy Images</text:span> node in the Windows Deployment Services MMC snap contains any RIS images that were left after an upgrade from a computer running Windows Server 2003. If you did not upgrade your computer, this node will be empty and will be of no use to you. </text:p>
            <text:h text:style-name="Heading_20_3" text:outline-level="3"><text:a xlink:type="simple" xlink:href="javascript:void(0)">How do I maintain my boot and install images?</text:a></text:h>
            <text:p text:style-name="Text_20_body">The following procedures cover some of the common tasks that you may want to perform with your images. For more procedures, see <text:a xlink:type="simple" xlink:href="http://technet.microsoft.com/en-in/library/cc732961%28v=ws.10%29.aspx">How to Manage Images</text:a>.</text:p>
            <text:h text:style-name="Heading_20_4" text:outline-level="4"><text:a xlink:type="simple" xlink:href="javascript:void(0)">To modify and reimport an image</text:a></text:h>
            <text:list xml:id="list1635169584156234843" text:style-name="L25">
              <text:list-item>
                <text:p text:style-name="P27">Open the Windows Deployment Services MMC snap-in, right-click the image, and then click <text:span text:style-name="Strong_20_Emphasis">Disable</text:span>. This will allow existing installations to continue, but new clients will not be able to install the image. </text:p>
              </text:list-item>
              <text:list-item>
                <text:p text:style-name="P27">Right-click the image, and then click <text:span text:style-name="Strong_20_Emphasis">Export Image</text:span>.</text:p>
              </text:list-item>
              <text:list-item>
                <text:p text:style-name="P27">Modify the image by using the tools included in the Windows AIK.</text:p>
              </text:list-item>
              <text:list-item>
                <text:p text:style-name="P27">Assuming that all installations using it have completed, right-click the image and then click <text:span text:style-name="Strong_20_Emphasis">Replace Image</text:span>. Then browse to the updated version and proceed through the rest of the wizard.</text:p>
              </text:list-item>
            </text:list>
            <text:h text:style-name="Heading_20_4" text:outline-level="4"><text:a xlink:type="simple" xlink:href="javascript:void(0)">To force an in-place conversion of an RIPREP image</text:a></text:h>
            <text:p text:style-name="Text_20_body">When converting an RIPREP image offline, it is possible to force an in-place conversion of a RIPREP image, which will save time and the amount of disk space that you use during the conversion process. You can do this by using the <text:span text:style-name="Strong_20_Emphasis">/InPlace</text:span> option with the <text:span text:style-name="Strong_20_Emphasis">WDSUTIL /Convert-RiprepImage</text:span> command. It is common for variations of a single RIPREP image (differing only by HAL type) to exist on the same server. You can save time during the conversion process by using the <text:span text:style-name="Strong_20_Emphasis">/Overwrite:Append</text:span> option of the <text:span text:style-name="Strong_20_Emphasis">WDSUTIL /Convert-RiprepImage</text:span> command to take advantage of single-instancing technology within the .wim format. The append operation is much faster than a traditional capture because it <text:soft-page-break/>avoids compressing and inserting files that already exist in the .wim. Files that are identical between images and that already exist within the .wim file will just have their reference count incremented to indicate that the single file belongs to multiple images within the .wim. The general conversion process is to first convert the first RIPREP image of the set by creating a new .wim file. Then convert the remaining RIPREP images of the set (for the other HAL types) by appending them to the .wim you created previously. For more information, see <text:a xlink:type="simple" xlink:href="http://technet.microsoft.com/en-in/library/cc730907%28v=ws.10%29.aspx">Creating Images</text:a>. </text:p>
            <text:h text:style-name="Heading_20_4" text:outline-level="4"><text:a xlink:type="simple" xlink:href="javascript:void(0)">To export an image in the store to a standalone .wim</text:a></text:h>
            <text:h text:style-name="Heading_20_3" text:outline-level="3"> </text:h>
            <table:table table:name="Table2" table:style-name="Table2">
              <table:table-column table:style-name="Table2.A"/>
              <table:table-column table:style-name="Table2.B"/>
              <table:table-row>
                <table:table-cell table:style-name="Table2.A1" office:value-type="string">
                  <text:p text:style-name="Table_20_Heading">Using the MMC </text:p>
                </table:table-cell>
                <table:table-cell table:style-name="Table2.A1" office:value-type="string">
                  <text:p text:style-name="Table_20_Heading">Using WDSUTIL </text:p>
                </table:table-cell>
              </table:table-row>
              <table:table-row>
                <table:table-cell table:style-name="Table2.A1" office:value-type="string">
                  <text:list xml:id="list6647505514137471844" text:style-name="L26">
                    <text:list-item>
                      <text:p text:style-name="P75">Right-click a boot or install image, and then click <text:span text:style-name="Strong_20_Emphasis">Export Image</text:span>.</text:p>
                    </text:list-item>
                    <text:list-item>
                      <text:p text:style-name="P75">In the dialog box, choose a file name to export the image to.</text:p>
                    </text:list-item>
                  </text:list>
                </table:table-cell>
                <table:table-cell table:style-name="Table2.A1" office:value-type="string">
                  <text:list xml:id="list5225734993469721763" text:style-name="L27">
                    <text:list-item>
                      <text:p text:style-name="P76">For a boot image, run the command <text:span text:style-name="Strong_20_Emphasis">WDSUTIL /Verbose /Progress /Export-Image /Image:&lt;name&gt; /ImageType:Boot /Architecture:{x86|x64|ia64} /DestinationImage /Filepath:&lt;path and filename&gt;</text:span>.</text:p>
                    </text:list-item>
                    <text:list-item>
                      <text:p text:style-name="P76">For an install image, run the command <text:span text:style-name="Strong_20_Emphasis">WDSUTIL /Verbose /Progress /Export-Image /Image:&lt;name&gt; /ImageType:Install /ImageGroup:&lt;image group name&gt; /DestinationImage /Filepath:&lt;path and filename&gt;.</text:span></text:p>
                      <text:list>
                        <text:list-item>
                          <text:p text:style-name="P76">To set these metadata fields on the image, append <text:span text:style-name="Strong_20_Emphasis">/Name:&lt;name&gt;</text:span> or <text:span text:style-name="Strong_20_Emphasis">/Description:&lt;description&gt;</text:span> to the command.</text:p>
                        </text:list-item>
                        <text:list-item>
                          <text:p text:style-name="P76">To determine behavior when the image specified with <text:span text:style-name="Strong_20_Emphasis">/DestinationImage</text:span> already exists, append <text:span text:style-name="Strong_20_Emphasis">/Overwrite:{Yes|No|Append}</text:span> to the command. <text:span text:style-name="Strong_20_Emphasis">Yes</text:span> will overwrite the image, <text:span text:style-name="Strong_20_Emphasis">No</text:span> will cause an error to occur in the process, and <text:span text:style-name="Strong_20_Emphasis">Append</text:span> will append the new image to the existing .wim file. Note that the <text:span text:style-name="Strong_20_Emphasis">Append</text:span> is available only for install images.</text:p>
                        </text:list-item>
                      </text:list>
                    </text:list-item>
                  </text:list>
                </table:table-cell>
              </table:table-row>
            </table:table>
            <text:h text:style-name="Heading_20_4" text:outline-level="4"><text:a xlink:type="simple" xlink:href="javascript:void(0)">How do I replicate images?</text:a></text:h>
            <text:p text:style-name="Text_20_body">To make a copy of an install image, run the command <text:span text:style-name="Strong_20_Emphasis">WDSUTIL /Copy-Image /Image:&lt;name&gt; /ImageType:Install /ImageGroup:&lt;image group name&gt; /DestinationImage /Name:&lt;name&gt; /Filename:&lt;filename&gt; [/Description:&lt;description&gt;]</text:span>.</text:p>
            <text:h text:style-name="Heading_20_2" text:outline-level="2"><text:bookmark text:name="Configuration"/><text:a xlink:type="simple" xlink:href="javascript:void(0)">Configuration</text:a></text:h>
            <text:h text:style-name="Heading_20_3" text:outline-level="3"><text:a xlink:type="simple" xlink:href="javascript:void(0)">What permissions do I need to configure?</text:a></text:h>
            <text:p text:style-name="Text_20_body">For information about the permissions that you need, see <text:a xlink:type="simple" xlink:href="http://technet.microsoft.com/en-in/library/cc754005%28v=ws.10%29.aspx">Required Permissions</text:a>.</text:p>
            <text:h text:style-name="Heading_20_3" text:outline-level="3"><text:soft-page-break/><text:a xlink:type="simple" xlink:href="javascript:void(0)">Why do I need two unattend files?</text:a></text:h>
            <text:p text:style-name="Text_20_body">Two unattend files are necessary because the Windows Deployment Services client can deploy two image types: images that support the Unattend.xml format (for example, Windows Vista), and images that use the Sysprep.inf file (for example, Windows XP). The two files that you must create to automate Setup are the following:</text:p>
            <text:list xml:id="list5690385618635865043" text:style-name="L28">
              <text:list-item>
                <text:p text:style-name="P28"><text:span text:style-name="Strong_20_Emphasis">Windows Deployment Services client unattend file</text:span>. This file uses the Unattend.xml format and is stored on the Windows Deployment Services server in the \WDSClientUnattend folder. It automates the Windows Deployment Services client user interface screens (such as entering credentials, choosing an install image, and configuring the disk).</text:p>
              </text:list-item>
              <text:list-item>
                <text:p text:style-name="P28"><text:span text:style-name="Strong_20_Emphasis">Image unattend file</text:span>. This file uses either the Unattend.xml or Sysprep.inf format, depending upon the version of the operating system in the image. It is used to configure unattended installation options during Windows Setup and is stored in a subfolder (either $OEM$ structure or \Unattend) in the per-image folder. It automates the remaining phases of Setup (for example, offline servicing, Sysprep specialize, and mini-setup).</text:p>
              </text:list-item>
            </text:list>
            <text:p text:style-name="Text_20_body">For more information, see <text:a xlink:type="simple" xlink:href="http://technet.microsoft.com/en-in/library/cc771830%28v=ws.10%29.aspx">Performing Unattended Installations</text:a>. For sample files, see <text:a xlink:type="simple" xlink:href="http://technet.microsoft.com/en-in/library/cc732280%28v=ws.10%29.aspx">Sample Unattend Files</text:a>.</text:p>
            <text:h text:style-name="Heading_20_3" text:outline-level="3"><text:a xlink:type="simple" xlink:href="javascript:void(0)">Can I protect my users by requiring them to log in before they have a chance to reformat their hard drives?</text:a></text:h>
            <text:p text:style-name="Text_20_body">No permissions are required for the following actions:</text:p>
            <text:list xml:id="list3222265817862581057" text:style-name="L29">
              <text:list-item>
                <text:p text:style-name="P29">Booting a client into PXE (no mechanism exists to secure the process of booting from the network). </text:p>
              </text:list-item>
              <text:list-item>
                <text:p text:style-name="P29">Selecting a boot image (no mechanism exists to secure the boot images that are listed).</text:p>
              </text:list-item>
            </text:list>
            <text:p text:style-name="Text_20_body">If security is a concern for you, we recommend that you use physical Windows PE media to boot each client computer. The first authentication mechanism for a network installation occurs when the Windows Deployment Services client is running within Windows PE. At this point, users must enter credentials to select an install image. These credentials must be those of a domain account. After a client has been authenticated to the Windows Deployment Services server, the authenticated user must be able to read the Image.wim and Res.rwm files for an image from the RemoteInstall folder. By default, authenticated users have the necessary permissions to do so. For more information, see the "Permissions for Client Installations" section in <text:a xlink:type="simple" xlink:href="http://technet.microsoft.com/en-in/library/cc754005%28v=ws.10%29.aspx">Required Permissions</text:a>.</text:p>
            <text:h text:style-name="Heading_20_2" text:outline-level="2"><text:bookmark text:name="Diagnostics"/><text:a xlink:type="simple" xlink:href="javascript:void(0)">Diagnostics</text:a></text:h>
            <text:h text:style-name="Heading_20_3" text:outline-level="3"><text:a xlink:type="simple" xlink:href="javascript:void(0)">What logs should I look at to troubleshoot issues?</text:a></text:h>
            <text:p text:style-name="Text_20_body">There are various logs that you can look at to troubleshoot your issues. For a complete list of the logs, see <text:a xlink:type="simple" xlink:href="http://technet.microsoft.com/en-in/library/cc730906%28v=ws.10%29.aspx">Logging and Tracing</text:a>.</text:p>
            <text:h text:style-name="Heading_20_3" text:outline-level="3"><text:a xlink:type="simple" xlink:href="javascript:void(0)">How do I turn on logging?</text:a></text:h>
            <text:p text:style-name="Text_20_body">For information about how to turn on logging, see <text:a xlink:type="simple" xlink:href="http://technet.microsoft.com/en-in/library/cc730906%28v=ws.10%29.aspx">Logging and Tracing</text:a>.</text:p>
            <text:h text:style-name="Heading_20_2" text:outline-level="2"><text:bookmark text:name="Common"/><text:soft-page-break/><text:a xlink:type="simple" xlink:href="javascript:void(0)">Domain Join and Computer Naming</text:a></text:h>
            <text:p text:style-name="Text_20_body">For a more extensive list of common tasks, see <text:a xlink:type="simple" xlink:href="http://technet.microsoft.com/en-in/library/cc731551%28v=ws.10%29.aspx">How to Perform Common Tasks</text:a>.</text:p>
            <text:h text:style-name="Heading_20_3" text:outline-level="3"><text:a xlink:type="simple" xlink:href="javascript:void(0)">How do I join a computer to a domain?</text:a></text:h>
            <text:p text:style-name="Text_20_body">For detailed information about this topic, see the "Domain Join and Computer Naming" section in <text:a xlink:type="simple" xlink:href="http://technet.microsoft.com/en-in/library/cc771830%28v=ws.10%29.aspx">Performing Unattended Installations</text:a>. To prestage a client computer to join a domain by using WDSUTIL, do one of the following:</text:p>
            <text:list xml:id="list8514518573530908858" text:style-name="L30">
              <text:list-item>
                <text:p text:style-name="P30">To enable a user to join the client computer to a domain once, run the command <text:span text:style-name="Strong_20_Emphasis">WDSUTIL /Set-Device /Device:&lt;name&gt; /User:&lt;user&gt; /JoinRights:JoinOnly /JoinDomain:Yes /Domain:&lt;domain&gt; /ResetAccount</text:span>, where:<text:line-break/><text:line-break/>&lt;user&gt; is domain\user or user@domain.<text:line-break/><text:line-break/>&lt;name&gt; is the name of the device.<text:line-break/><text:line-break/>&lt;domain&gt; is the name of the domain.</text:p>
              </text:list-item>
              <text:list-item>
                <text:p text:style-name="P30">To enable a user to join the client computer to a domain at any time, run the command <text:span text:style-name="Strong_20_Emphasis">WDSUTIL /Set-Device /Device:&lt;name&gt; /User:&lt;user&gt; /JoinRights:Full /JoinDomain:Yes /Domain:&lt;domain&gt;</text:span>.</text:p>
              </text:list-item>
              <text:list-item>
                <text:p text:style-name="P30">To join the client computer to a domain without granting any user rights, run the command <text:span text:style-name="Strong_20_Emphasis">WDSUTIL /Set-Device /Device:&lt;name&gt; /JoinDomain:Yes /Domain:&lt;domain&gt;</text:span>.</text:p>
              </text:list-item>
            </text:list>
            <text:h text:style-name="Heading_20_3" text:outline-level="3"><text:a xlink:type="simple" xlink:href="javascript:void(0)">How do I set up computer naming?</text:a></text:h>
            <text:p text:style-name="Text_20_body">To specify a policy for generating client computer names, use one of the following methods. For detailed information about this topic, see the "Domain Join and Computer Naming" section in <text:a xlink:type="simple" xlink:href="http://technet.microsoft.com/en-in/library/cc771830%28v=ws.10%29.aspx">Performing Unattended Installations</text:a>.</text:p>
            <text:h text:style-name="Heading_20_3" text:outline-level="3"> </text:h>
            <table:table table:name="Table3" table:style-name="Table3">
              <table:table-column table:style-name="Table3.A"/>
              <table:table-column table:style-name="Table3.B"/>
              <table:table-row>
                <table:table-cell table:style-name="Table3.A1" office:value-type="string">
                  <text:p text:style-name="Table_20_Heading">Using the MMC </text:p>
                </table:table-cell>
                <table:table-cell table:style-name="Table3.A1" office:value-type="string">
                  <text:p text:style-name="Table_20_Heading">Using WDSUTIL </text:p>
                </table:table-cell>
              </table:table-row>
              <table:table-row>
                <table:table-cell table:style-name="Table3.A1" office:value-type="string">
                  <text:list xml:id="list3535408746981678562" text:style-name="L31">
                    <text:list-item>
                      <text:p text:style-name="P77">Right-click the server name, and then click <text:span text:style-name="Strong_20_Emphasis">Properties</text:span>.</text:p>
                    </text:list-item>
                    <text:list-item>
                      <text:p text:style-name="P77">On the <text:span text:style-name="Strong_20_Emphasis">Directory Services</text:span> tab, enter the naming policy in the indicated field.</text:p>
                    </text:list-item>
                  </text:list>
                </table:table-cell>
                <table:table-cell table:style-name="Table3.A1" office:value-type="string">
                  <text:list xml:id="list4610469473989742460" text:style-name="L32">
                    <text:list-item>
                      <text:p text:style-name="P78">Open an elevated Command Prompt window. </text:p>
                    </text:list-item>
                    <text:list-item>
                      <text:p text:style-name="P78">Run <text:span text:style-name="Strong_20_Emphasis">WDSUTIL /Set-Server /NewMachineNamingPolicy:&lt;Policy&gt;</text:span><text:line-break/><text:line-break/>The policy string works as follows:</text:p>
                      <text:list>
                        <text:list-item>
                          <text:p text:style-name="P78">%First: the user's first name</text:p>
                        </text:list-item>
                        <text:list-item>
                          <text:p text:style-name="P78">%Last: the user's last name</text:p>
                        </text:list-item>
                        <text:list-item>
                          <text:p text:style-name="P78">%Username: the user's user name</text:p>
                        </text:list-item>
                        <text:list-item>
                          <text:p text:style-name="P78"><text:soft-page-break/>%MAC: the MAC address of the computer</text:p>
                        </text:list-item>
                        <text:list-item>
                          <text:p text:style-name="P78">%n#: an incremental n-digit number. For example, <text:span text:style-name="Strong_20_Emphasis">%2#</text:span> will add a number to the computer name in the following order: 1,2,3,…99.</text:p>
                        </text:list-item>
                        <text:list-item>
                          <text:p text:style-name="P78">%0n#: an incremental n-digit number, with zeros added before the digit. For example, <text:span text:style-name="Strong_20_Emphasis">%02#</text:span> will add a number to the computer name in the following order: 01,02,03,…99.</text:p>
                        </text:list-item>
                      </text:list>
                      <text:p text:style-name="P78">These values can be combined in any order. A number before a tag string (such as %3First or %5Username) will crop the string to that length. For example: <text:line-break/><text:line-break/><text:span text:style-name="Strong_20_Emphasis">%61Username%# </text:span>equals<text:span text:style-name="Strong_20_Emphasis"> JohnSmi12</text:span><text:line-break/><text:line-break/><text:span text:style-name="Strong_20_Emphasis">%2first.%last </text:span>equals<text:span text:style-name="Strong_20_Emphasis"> Jo.Smith</text:span></text:p>
                    </text:list-item>
                  </text:list>
                </table:table-cell>
              </table:table-row>
            </table:table>
            <text:h text:style-name="Heading_20_3" text:outline-level="3"><text:a xlink:type="simple" xlink:href="javascript:void(0)">When I am joining clients to a domain, can I avoid creating a local user account on the computer?</text:a></text:h>
            <text:p text:style-name="Text_20_body">Yes. To do this, create an image unattend file that adds a domain account to the Administrators group. In addition, you must delete the &lt;LocalAccounts&gt; section if it is present in your unattend file (simply commenting it out will not work). An example file is below. Note that if domain join fails, Windows Deployment Services will not use the unattend file so you will be able to create a local account. For more information about creating unattend files, see <text:a xlink:type="simple" xlink:href="http://technet.microsoft.com/en-in/library/cc730695%28v=ws.10%29.aspx">Automating Setup</text:a>.</text:p>
            <text:section text:style-name="Sect1" text:name="code-snippet-1">
              <text:p text:style-name="Text_20_body"/>
              <text:section text:style-name="Sect2" text:name="CodeSnippetContainerCode_c844d553-3a96-44a7-bbc0-deee4e986d99">
                <text:p text:style-name="P69">&lt;?xml version='1.0' encoding='utf-8'?&gt;</text:p>
                <text:p text:style-name="P69">&lt;unattend xmlns="urn:schemas-microsoft-com:unattend" xmlns:ms="urn:schemas-microsoft-com:asm.v3" xmlns:wcm="http://schemas.microsoft.com/WMIConfig/2002/State"&gt;</text:p>
                <text:p text:style-name="P69"><text:s text:c="4"/>&lt;settings pass="oobeSystem"&gt; <text:s text:c="31"/></text:p>
                <text:p text:style-name="P69"><text:s text:c="8"/>&lt;component name="Microsoft-Windows-Shell-Setup" publicKeyToken="31bf3856ad364e35" language="neutral" versionScope="nonSxS" processorArchitecture="amd64"&gt;</text:p>
                <text:p text:style-name="P69"><text:s text:c="12"/>&lt;UserAccounts&gt;</text:p>
                <text:p text:style-name="P69"><text:s text:c="16"/>&lt;AdministratorPassword&gt;</text:p>
                <text:p text:style-name="P69"><text:s text:c="20"/>&lt;Value&gt;password&lt;/Value&gt;</text:p>
                <text:p text:style-name="P69"><text:s text:c="20"/>&lt;PlainText&gt;true&lt;/PlainText&gt;</text:p>
                <text:p text:style-name="P69"><text:s text:c="16"/>&lt;/AdministratorPassword&gt;</text:p>
                <text:p text:style-name="P69"><text:s text:c="16"/>&lt;DomainAccounts&gt;</text:p>
                <text:p text:style-name="P69"><text:s text:c="20"/>&lt;DomainAccountList wcm:action="add"&gt;</text:p>
                <text:p text:style-name="P69"><text:s text:c="24"/>&lt;DomainAccount wcm:action="add"&gt;</text:p>
                <text:p text:style-name="P69"><text:s text:c="28"/>&lt;Group&gt;Administrators&lt;/Group&gt; </text:p>
                <text:p text:style-name="P69"><text:s text:c="28"/>&lt;Name&gt;DomainAdmin&lt;/Name&gt; </text:p>
                <text:p text:style-name="P69"><text:s text:c="24"/>&lt;/DomainAccount&gt;</text:p>
                <text:p text:style-name="P69"><text:s text:c="24"/>&lt;Domain&gt;DomainName&lt;/Domain&gt; </text:p>
                <text:p text:style-name="P69"><text:s text:c="20"/>&lt;/DomainAccountList&gt;</text:p>
                <text:p text:style-name="P69"><text:s text:c="16"/>&lt;/DomainAccounts&gt;</text:p>
                <text:p text:style-name="P69"><text:s text:c="12"/>&lt;/UserAccounts&gt;</text:p>
                <text:p text:style-name="P69"><text:soft-page-break/><text:s text:c="8"/>&lt;/component&gt;</text:p>
                <text:p text:style-name="P69"><text:s text:c="3"/>&lt;/settings&gt; <text:s/></text:p>
                <text:p text:style-name="P69">&lt;/unattend&gt;</text:p>
                <text:h text:style-name="P71" text:outline-level="3"><text:a xlink:type="simple" xlink:href="http://prakashvjadhav.blogspot.in/2013/06/windows-deployment-services-for-windows.html">Windows Deployment Services for Windows Server 2008 R2</text:a> </text:h>
                <text:p text:style-name="Text_20_body">04:20    <text:a xlink:type="simple" xlink:href="http://prakashvjadhav.blogspot.in/2013/06/windows-deployment-services-for-windows.html#comment-form">No comments</text:a> </text:p>
                <text:p text:style-name="P55"><text:line-break/><text:line-break/><text:line-break/><draw:a xlink:type="simple" xlink:href="http://blogs.technet.com/blogfiles/guillaumed/WindowsLiveWriter/MyworkingenvironmentPart3_C251/image_thumb_1.png"><draw:frame draw:style-name="fr2" draw:name="graphics8" text:anchor-type="as-char" svg:width="3.3335in" svg:height="2.5417in" draw:z-index="10"><draw:image xlink:href="http://blogs.technet.com/blogfiles/guillaumed/WindowsLiveWriter/MyworkingenvironmentPart3_C251/image_thumb_1.png" xlink:type="simple" xlink:show="embed" xlink:actuate="onLoad"/></draw:frame></draw:a><text:bookmark text:name="irc_mi"/><text:span text:style-name="T17">Step-by-Step Guide for Windows Deployment Services</text:span><text:line-break/><text:line-break/>  <text:line-break/><text:line-break/><text:span text:style-name="T18">Table of Contents</text:span><text:line-break/>Introduction<text:line-break/>Technical Requirements<text:line-break/>Installation and Configuration<text:line-break/>Procedure to Capture Image<text:line-break/>Procedure to Install Image<text:line-break/>Resources Links<text:line-break/>About the Author<text:line-break/><text:span text:style-name="T21"><text:line-break/></text:span><text:line-break/><text:span text:style-name="T21"><text:line-break/></text:span><text:soft-page-break/><text:line-break/><text:span text:style-name="T21"><text:line-break/></text:span><text:line-break/><text:span text:style-name="T21"><text:line-break/></text:span><text:line-break/><text:span text:style-name="T20">Introduction</text:span><text:span text:style-name="T21"><text:line-break/> </text:span><text:line-break/><text:span text:style-name="T21">WDS (Windows Deployment Services) is a Windows 2008 Server's built-in component. It is<text:line-break/>used for deployment of Windows operating system. If you want a reliable, free, and easy to use<text:line-break/>Windows Image deployment system, WDS is your best bet.<text:line-break/>This ebook contains a step-by-step procedure on how to install, configure and deploy Windows<text:line-break/>operating system such as Windows 7 Operating System using Windows Deployment Service.</text:span><text:line-break/><text:span text:style-name="T20">Technical Requirements</text:span><text:line-break/> <text:span text:style-name="T21"><text:line-break/>This guide assumes that the following technical requirements were met:<text:line-break/>Operating System:<text:line-break/>Windows 2008 Server R2 SP1.<text:line-break/>Roles and Features:<text:line-break/>Active Directory. The server must be either a member of AD DS Domain or a Domain<text:line-break/>Controller.<text:line-break/>DHCP. The server must have Dynamic Host Configuration Protocol (DHCP) loaded and<text:line-break/>working. Workstations on the network will boot PXE and will obtain IP Address from the DHCP<text:line-break/>Server.<text:line-break/>DNS. The server should have a working Domain Name Services.<text:line-break/>For a guide on how to install and configure those additional server roles and features, please visit<text:line-break/></text:span><text:a xlink:type="simple" xlink:href="http://www.techzzone.com./"><text:span text:style-name="T21">http://www.techzzone.com.</text:span></text:a><text:line-break/><text:span text:style-name="T9"><text:line-break/></text:span><text:span text:style-name="T19">Installation and Configuration</text:span><text:line-break/>Steps to install Windows Deployment Services.<text:line-break/>Step 1: Click Start.<text:line-break/>Step 2: Click Administrative Tools.<text:line-break/>Step 3: Then, Click Server Manager.<text:line-break/>Step 4: Add Roles, located in the Roles Summary pane.<text:line-break/>Step 5: Click Next.<text:line-break/>Step 6: Then, Select Windows Deployment Services.<text:line-break/>Step 7: Click Next.<text:line-break/>Step 8: Make sure that the Development Server and Transport Server is checked.<text:line-break/>Step 9: Click Next.<text:line-break/>Step 10: Click Install. Wait for few minutes to finish installation.<text:line-break/>Step 11: Then, Click Close.<text:line-break/><text:line-break/><text:span text:style-name="T19">Steps to configure Windows Deployment Services.</text:span><text:line-break/>Step 1: Click Start.<text:line-break/><text:soft-page-break/>Step 2: Click Administrative Tools.<text:line-break/>Step 3: Then, Click Windows Deployment Services.<text:line-break/>Step 4: In the left pane of the Windows Deployment Services MMC, expand the list of server.<text:line-break/>Step 5: Right-click the server.<text:line-break/>Step 6: Click Configure Server.<text:line-break/><text:span text:style-name="T9"><text:line-break/></text:span><text:span text:style-name="T19">Steps to create Boot Image.</text:span><text:line-break/>Step 1: Click Start.<text:line-break/>Step 2: Click Administrative Tools.<text:line-break/>Step 3: Click Windows Deployment Services.<text:line-break/>Step 4: In the left pane of the Windows Deployment Services MMC, expand the list of server.<text:line-break/>Step 5: Right-click on the Boot Images.<text:line-break/>Step 6: Select Add Boot Image.<text:line-break/>Step 7: Click Browse<text:line-break/>Step 8: Insert your original Windows 7 CD on your CDROM Drive, and then navigate through<text:line-break/>the following file path. D:\sources\boot.wim.<text:line-break/>Step 9: Click Open.<text:line-break/>Step 10: Click Next.<text:line-break/>Step 11: On Image Name box, type Install Image.<text:line-break/>Step 12: On Image Description box, type Install Image.<text:line-break/>Step 13: Click Next. Wait for few minutes to finish adding boot image.<text:line-break/>Step 14: Click Finish.<text:line-break/><text:line-break/><text:span text:style-name="T19">Steps to create Capture Image.</text:span><text:line-break/>Step 1: On the WDS MMC left pane, Navigate through Boot Images &gt; Install Image.<text:line-break/>Step 2: Right-click on Install Image.<text:line-break/>Step 3: Select Create Capture Image.<text:line-break/>Step 4: On the Image name box, type Capture Image.<text:line-break/>Step 5: On the Image description box, type Capture Image.<text:line-break/>Step 6: Click Browse. The capture image file will be created and save on the server.<text:line-break/>Step 7: Navigate through c:\remoteinstall\.<text:line-break/>Step 8: Type File name: CaptureImage.wim, then click Open.<text:line-break/>Step 9: Click Next. Wait for few minutes to finish creating capture image.<text:line-break/>Step 10: Check Add image to the Windows Deployment Server, then click Finish.<text:line-break/>Step 11: Click Next, Click Next, Click Next.<text:line-break/>Step 12: Click Finish.<text:line-break/><text:span text:style-name="T9"><text:line-break/></text:span><text:span text:style-name="T19">Procedure to Capture Image</text:span><text:line-break/>On your workstation, install Windows 7 operating system and any special software application<text:line-break/>that you need on your system. Download and install critical and security updates from Microsoft<text:line-break/>Update. Make the necessary adjustment on your graphics settings, sounds, date and time.<text:line-break/>Configure other devices such as network inteface card (NIC), printers, etc.<text:line-break/><text:soft-page-break/>Once your queen workstation is ready for deployment, connect it to your private network where<text:line-break/>your WDS server is connected. Sysprep your PC. Sysprep tool is located in the following folder<text:line-break/>C:\Windows\System32\Sysprep\.<text:line-break/>Double-click Sysprep.exe<text:line-break/>On the System Cleanup Action, select OOBE.<text:line-break/>Check Generalize.<text:line-break/>On Shutdown Options, choose Shutdown.<text:line-break/>During Sysprep process your pc will shutdown. Reboot your PC and Boot PXE when it comes<text:line-break/>up. Note: To boot PXE on HP computers, hit F12. Any other brand, please refer to the<text:line-break/>manufacturer's manual.<text:line-break/>During the PXE boot process, you will be prompted to choose two options: Install Image or<text:line-break/>Capture Image.<text:line-break/>Select Capture Image, and then hit the Enter key.<text:line-break/>On the Windows Deployment Services Image Capture Wizard, Click Next.<text:line-break/>On the Volume to capture. Select D.<text:line-break/>On the Image name box, type Windows 7 Image.<text:line-break/>On the Image name box, type Windows 7 Image.<text:line-break/>Click Next.<text:line-break/>Click Browse, Save the image file on D:\Windows7.wim.<text:line-break/>Check Upload image to a Windows Deployment Services.<text:line-break/>On Server name, type the IP Address of the WDS Server (Example: 192.168.0.1).<text:line-break/>Click Connect.<text:line-break/>WDS will prompt you to enter username and password. Enter the administrator account and<text:line-break/>password, and then click OK.<text:line-break/>On the Image Group name, Select Imagegroup1.<text:line-break/>Click Next. Wait for several minutes to finish capturing the image.<text:line-break/>Done.<text:line-break/><text:span text:style-name="T9"><text:line-break/></text:span><text:span text:style-name="T19">Procedure to Install Image</text:span><text:line-break/>Connect your PC to your private network.<text:line-break/>Turn on your PC. Boot on PXE (For HP Computers, Press F12 when it comes up).<text:line-break/>Select Install Image, and then hit Enter.<text:line-break/>Click Next.<text:line-break/>Select the Operation System you want to install (Example: Windows 7).<text:line-break/>Select the partition you want to install the image. (You can also delete, re-format, and create new<text:line-break/>partition if you want to).<text:line-break/>Click Next.<text:line-break/>Click OK.<text:line-break/>Windows is now installing. Wait for several minutes to finish installation.<text:line-break/>The System will reboot after the installation.<text:line-break/>Done.</text:p>
                <text:p text:style-name="P69"/>
                <text:h text:style-name="P79" text:outline-level="2"><text:bookmark text:name="post-661"/><text:soft-page-break/>Deploying Windows 7 Using Windows Deployment Services (WDS): Step-by-Step – Part II </text:h>
                <text:p text:style-name="Text_20_body"><text:span text:style-name="T14">April 21, 2010 at 10:58 am | Posted in </text:span><text:a xlink:type="simple" xlink:href="http://blog.augustoalvarez.com.ar/category/windows-7/"><text:span text:style-name="T14">Windows 7</text:span></text:a><text:span text:style-name="T14">, </text:span><text:a xlink:type="simple" xlink:href="http://blog.augustoalvarez.com.ar/category/windows-deployment-services-wds/"><text:span text:style-name="T14">Windows Deployment Services (WDS)</text:span></text:a><text:span text:style-name="T14"> | </text:span><text:a xlink:type="simple" xlink:href="http://blog.augustoalvarez.com.ar/2010/04/21/deploying-windows-7-using-windows-deployment-services-wds-step-by-step-part-ii/#comments"><text:span text:style-name="T14">125 Comments</text:span></text:a><text:span text:style-name="T14"> <text:line-break/>Tags: </text:span><text:a xlink:type="simple" xlink:href="http://blog.augustoalvarez.com.ar/tag/unattended-deployment/"><text:span text:style-name="T14">Unattended Deployment</text:span></text:a><text:span text:style-name="T14">, </text:span><text:a xlink:type="simple" xlink:href="http://blog.augustoalvarez.com.ar/tag/unattended-files/"><text:span text:style-name="T14">Unattended Files</text:span></text:a><text:span text:style-name="T14">, </text:span><text:a xlink:type="simple" xlink:href="http://blog.augustoalvarez.com.ar/tag/wds/"><text:span text:style-name="T14">WDS</text:span></text:a><text:span text:style-name="T14">, </text:span><text:a xlink:type="simple" xlink:href="http://blog.augustoalvarez.com.ar/tag/windows-7/"><text:span text:style-name="T14">Windows 7</text:span></text:a><text:span text:style-name="T14">, </text:span><text:a xlink:type="simple" xlink:href="http://blog.augustoalvarez.com.ar/tag/windows-deployment-services-wds/"><text:span text:style-name="T14">Windows Deployment Services (WDS)</text:span></text:a></text:p>
                <text:p text:style-name="Text_20_body"> </text:p>
                <text:p text:style-name="Text_20_body"><text:span text:style-name="Emphasis">See also: </text:span><text:a xlink:type="simple" xlink:href="http://blog.augustoalvarez.com.ar/2010/04/20/deploying-windows-7-using-windows-deployment-services-wds-step-by-step-part-i/"><text:span text:style-name="Emphasis">Deploying Windows 7 Using Windows Deployment Services (WDS): Step-by-Step – Part I</text:span></text:a></text:p>
                <text:p text:style-name="Text_20_body">After reviewing <text:a xlink:type="simple" xlink:href="http://blog.augustoalvarez.com.ar/2010/04/20/deploying-windows-7-using-windows-deployment-services-wds-step-by-step-part-i/">Post I</text:a> about installing and configuring Windows Deployment Services, we’ve also review the process of capturing a customized Windows 7 image and upload it to WDS.</text:p>
                <text:p text:style-name="Text_20_body">To image is already available and we can use it to deploy on workstations from a PXE boot; but to achieve the full unattended process we have to create the <text:span text:style-name="Strong_20_Emphasis">unattended files</text:span>, basically the files where the installation process can request answers about the installation process (product key, user name and password, computer name, etc).</text:p>
                <text:p text:style-name="Text_20_body">To create these answer files, two of them, we are going to use a tool included in WAIK 2.0: <text:span text:style-name="Strong_20_Emphasis">Windows System Image Manager</text:span>. </text:p>
                <text:h text:style-name="Heading_20_3" text:outline-level="3"><text:span text:style-name="Strong_20_Emphasis"><text:span text:style-name="T22">1. Preparing WISM for Unattended Deployment</text:span></text:span></text:h>
                <text:p text:style-name="Text_20_body">The use of Windows System Image Manager (WISM) is based on loading an operating system image, the application will review the answers involved on the deployment and we can set the answers as we need it. </text:p>
                <text:p text:style-name="Text_20_body">1.1 Open WSIM console, which you can find on WAIK program menu. </text:p>
                <text:p text:style-name="Text_20_body"><draw:a xlink:type="simple" xlink:href="http://augustoalvarez.files.wordpress.com/2010/04/clip_image002.jpg"><draw:frame draw:style-name="fr1" draw:name="graphics9" text:anchor-type="as-char" svg:width="4.5in" svg:height="3.6043in" draw:z-index="11"><draw:image xlink:href="http://augustoalvarez.files.wordpress.com/2010/04/clip_image002_thumb.jpg?w=432&amp;h=346" xlink:type="simple" xlink:show="embed" xlink:actuate="onLoad"/><svg:title>clip_image002</svg:title></draw:frame></draw:a></text:p>
                <text:p text:style-name="Text_20_body">1.2 Right click on <text:span text:style-name="Strong_20_Emphasis">select a distribution share</text:span>, <text:span text:style-name="Strong_20_Emphasis">create new distribution share</text:span>. </text:p>
                <text:p text:style-name="Text_20_body">This will be the working folder.</text:p>
                <text:p text:style-name="Text_20_body"><text:soft-page-break/><draw:a xlink:type="simple" xlink:href="http://augustoalvarez.files.wordpress.com/2010/04/clip_image0041.jpg"><draw:frame draw:style-name="fr1" draw:name="graphics10" text:anchor-type="as-char" svg:width="2.5417in" svg:height="0.7811in" draw:z-index="12"><draw:image xlink:href="http://augustoalvarez.files.wordpress.com/2010/04/clip_image004_thumb1.jpg?w=244&amp;h=75" xlink:type="simple" xlink:show="embed" xlink:actuate="onLoad"/><svg:title>clip_image004</svg:title></draw:frame></draw:a></text:p>
                <text:p text:style-name="Text_20_body">1.3 For WISM to work properly with the image, we’ll need to export it from WDS to the distribution share. </text:p>
                <text:p text:style-name="Text_20_body">To export the image, we can access the WDS console, explore the “Install Images” section, right click on the image and select “<text:span text:style-name="Strong_20_Emphasis">Export</text:span>”. </text:p>
                <text:p text:style-name="Text_20_body"><draw:a xlink:type="simple" xlink:href="http://augustoalvarez.files.wordpress.com/2010/04/clip_image0061.jpg"><draw:frame draw:style-name="fr1" draw:name="graphics11" text:anchor-type="as-char" svg:width="3.5311in" svg:height="1.3228in" draw:z-index="13"><draw:image xlink:href="http://augustoalvarez.files.wordpress.com/2010/04/clip_image006_thumb1.jpg?w=339&amp;h=127" xlink:type="simple" xlink:show="embed" xlink:actuate="onLoad"/><svg:title>clip_image006</svg:title></draw:frame></draw:a></text:p>
                <text:p text:style-name="Text_20_body">1.4 Now getting back to the WSIM console. Right click on “Windows Image”, and select a “windows image”, then browse to “Dis share ref_001” and select the image we exported earlier from the WDS console.</text:p>
                <text:p text:style-name="Text_20_body"><draw:a xlink:type="simple" xlink:href="http://augustoalvarez.files.wordpress.com/2010/04/clip_image008.jpg"><draw:frame draw:style-name="fr1" draw:name="graphics12" text:anchor-type="as-char" svg:width="3.9165in" svg:height="2.8957in" draw:z-index="14"><draw:image xlink:href="http://augustoalvarez.files.wordpress.com/2010/04/clip_image008_thumb.jpg?w=376&amp;h=278" xlink:type="simple" xlink:show="embed" xlink:actuate="onLoad"/><svg:title>clip_image008</svg:title></draw:frame></draw:a></text:p>
                <text:p text:style-name="Text_20_body">1.5 Now WSIM will need to create a catalog file, so select yes at the next window.</text:p>
                <text:p text:style-name="Text_20_body"><draw:a xlink:type="simple" xlink:href="http://augustoalvarez.files.wordpress.com/2010/04/clip_image0101.jpg"><draw:frame draw:style-name="fr1" draw:name="graphics13" text:anchor-type="as-char" svg:width="4.3228in" svg:height="1.3854in" draw:z-index="15"><draw:image xlink:href="http://augustoalvarez.files.wordpress.com/2010/04/clip_image010_thumb1.jpg?w=415&amp;h=133" xlink:type="simple" xlink:show="embed" xlink:actuate="onLoad"/><svg:title>clip_image010</svg:title></draw:frame></draw:a></text:p>
                <text:p text:style-name="Text_20_body">1.6 Now it will begin the catalog process, this will take more than a few minutes depending on how big the WIM is.</text:p>
                <text:p text:style-name="Text_20_body"><text:soft-page-break/><draw:a xlink:type="simple" xlink:href="http://augustoalvarez.files.wordpress.com/2010/04/clip_image012.jpg"><draw:frame draw:style-name="fr1" draw:name="graphics14" text:anchor-type="as-char" svg:width="3.3228in" svg:height="1.5311in" draw:z-index="16"><draw:image xlink:href="http://augustoalvarez.files.wordpress.com/2010/04/clip_image012_thumb.jpg?w=319&amp;h=147" xlink:type="simple" xlink:show="embed" xlink:actuate="onLoad"/><svg:title>clip_image012</svg:title></draw:frame></draw:a></text:p>
                <text:p text:style-name="Text_20_body">Now you will see in the windows image panel components, and packages, in my case. In the packages part you can choose to run certain updates, language packs, hotfixes, and versions during the installation process of the OS. We are going to focus only on unattended part of the WDS deploy.</text:p>
                <text:p text:style-name="Text_20_body"><draw:a xlink:type="simple" xlink:href="http://augustoalvarez.files.wordpress.com/2010/04/clip_image014.jpg"><draw:frame draw:style-name="fr1" draw:name="graphics15" text:anchor-type="as-char" svg:width="2.7709in" svg:height="3.4898in" draw:z-index="17"><draw:image xlink:href="http://augustoalvarez.files.wordpress.com/2010/04/clip_image014_thumb.jpg?w=266&amp;h=335" xlink:type="simple" xlink:show="embed" xlink:actuate="onLoad"/><svg:title>clip_image014</svg:title></draw:frame></draw:a></text:p>
                <text:h text:style-name="Heading_20_3" text:outline-level="3"><text:span text:style-name="Strong_20_Emphasis"><text:span text:style-name="T22">2. Creating the WDSClientUnattend.xml</text:span></text:span></text:h>
                <text:p text:style-name="Text_20_body"><text:span text:style-name="Strong_20_Emphasis">Here’s an example file of </text:span><text:a xlink:type="simple" xlink:href="http://dl.dropbox.com/u/553163/WDS/WDSClientUnattend.xml"><text:span text:style-name="Strong_20_Emphasis">WDSClientUnattend.xml</text:span></text:a><text:span text:style-name="Strong_20_Emphasis">.</text:span> </text:p>
                <text:p text:style-name="Text_20_body">Now that we have our reference image loaded into WSIM, I am going to show you how to create the unattended file for the first booting process. I will refer to this file as <text:span text:style-name="T12">WDSClientUnattend.xml</text:span>. We will need to create two .xml files for total automation. There are a few components we need to add for the unattended pre install environment.</text:p>
                <text:p text:style-name="Text_20_body">Here are the things we are going to add.</text:p>
                <text:list xml:id="list1205649090651360070" text:style-name="L33">
                  <text:list-item>
                    <text:p text:style-name="P50">Regional – Language settings during setup </text:p>
                  </text:list-item>
                  <text:list-item>
                    <text:p text:style-name="P50">Domain credentials </text:p>
                  </text:list-item>
                  <text:list-item>
                    <text:p text:style-name="P50">Create partition </text:p>
                  </text:list-item>
                  <text:list-item>
                    <text:p text:style-name="P50">Modify partition </text:p>
                  </text:list-item>
                  <text:list-item>
                    <text:p text:style-name="P31">Then validating the answer file. </text:p>
                  </text:list-item>
                </text:list>
                <text:p text:style-name="P32">Setting the regional-language</text:p>
                <text:p text:style-name="Text_20_body">2.1 In the WSIM console look for the “Windows Image” pane, the expand components. Since I am doing this on a 64 bit, will show that first.  Browse to the “<text:span text:style-name="Strong_20_Emphasis"><text:span text:style-name="T11">windows-international-core-winpe</text:span></text:span>” node. <text:soft-page-break/>Right click on this and select “<text:span text:style-name="Strong_20_Emphasis"><text:span text:style-name="Emphasis">Add</text:span></text:span><text:span text:style-name="Strong_20_Emphasis"> </text:span><text:span text:style-name="Strong_20_Emphasis"><text:span text:style-name="Emphasis">Setting to Pass 1 windowsPE</text:span></text:span>”.</text:p>
                <text:p text:style-name="Text_20_body"><draw:a xlink:type="simple" xlink:href="http://augustoalvarez.files.wordpress.com/2010/04/clip_image0161.jpg"><draw:frame draw:style-name="fr1" draw:name="graphics16" text:anchor-type="as-char" svg:width="3.5417in" svg:height="1.1665in" draw:z-index="18"><draw:image xlink:href="http://augustoalvarez.files.wordpress.com/2010/04/clip_image016_thumb1.jpg?w=340&amp;h=112" xlink:type="simple" xlink:show="embed" xlink:actuate="onLoad"/><svg:title>clip_image016</svg:title></draw:frame></draw:a></text:p>
                <text:p text:style-name="Text_20_body">2.2 Now we’ll see this added to your answer file. Also look in the properties pane right next to the answer file, and notice this is where we’ll make any changes to the settings of each component you add. For this component we’ll add “<text:span text:style-name="T12">en-us</text:span>” to everything except “<text:span text:style-name="T11">layeredDriver</text:span>”.</text:p>
                <text:p text:style-name="Text_20_body"><draw:a xlink:type="simple" xlink:href="http://augustoalvarez.files.wordpress.com/2010/04/clip_image0181.jpg"><draw:frame draw:style-name="fr1" draw:name="graphics17" text:anchor-type="as-char" svg:width="4.198in" svg:height="1.75in" draw:z-index="19"><draw:image xlink:href="http://augustoalvarez.files.wordpress.com/2010/04/clip_image018_thumb.jpg?w=403&amp;h=168" xlink:type="simple" xlink:show="embed" xlink:actuate="onLoad"/><svg:title>clip_image018</svg:title></draw:frame></draw:a></text:p>
                <text:p text:style-name="Text_20_body">The “layeredDriver” is optional, and only used for Japanese and Korean keyboards.</text:p>
                <text:p text:style-name="Text_20_body">2.3 Now we need to expand “<text:span text:style-name="Strong_20_Emphasis"><text:span text:style-name="T11">windows-international-core-pe</text:span></text:span>”, select “<text:span text:style-name="Strong_20_Emphasis"><text:span text:style-name="T11">SetupUILanguage</text:span></text:span>”, then in the properties pane add “<text:span text:style-name="T12">en-us</text:span>” to the “<text:span text:style-name="Strong_20_Emphasis"><text:span text:style-name="T11">UILanguage</text:span></text:span>”.</text:p>
                <text:p text:style-name="P32">Domain Credentials</text:p>
                <text:p text:style-name="Text_20_body">2.4 Browse to “<text:span text:style-name="Strong_20_Emphasis"><text:span text:style-name="T11">windows-setup\WindowsDeploymentServices</text:span></text:span>” in the components, then right click on “login”, and add this to <text:span text:style-name="Strong_20_Emphasis">1 pass windowsPE</text:span>. Now expand login in the answer file pane, and select “credentials”. Now put in your domain credentials for the network install.</text:p>
                <text:p text:style-name="Text_20_body"><draw:a xlink:type="simple" xlink:href="http://augustoalvarez.files.wordpress.com/2010/04/clip_image0201.jpg"><draw:frame draw:style-name="fr1" draw:name="graphics18" text:anchor-type="as-char" svg:width="4.8646in" svg:height="1.5102in" draw:z-index="20"><draw:image xlink:href="http://augustoalvarez.files.wordpress.com/2010/04/clip_image020_thumb1.jpg?w=467&amp;h=145" xlink:type="simple" xlink:show="embed" xlink:actuate="onLoad"/><svg:title>clip_image020</svg:title></draw:frame></draw:a></text:p>
                <text:p text:style-name="P32">Create Partition</text:p>
                <text:p text:style-name="Text_20_body">2.5 Browse to “<text:span text:style-name="Strong_20_Emphasis"><text:span text:style-name="T11">windows-setup\WindowsDeploymentServices</text:span></text:span>” then right click on “<text:span text:style-name="Strong_20_Emphasis">ImageSelection</text:span>” and add to <text:span text:style-name="Strong_20_Emphasis">1 pass windowsPE</text:span>. Now select install to in the answer file pane, then in properties set “<text:span text:style-name="T11">DiskID</text:span>” to “<text:span text:style-name="T12">1</text:span>”, and “<text:span text:style-name="T11">PartitionID</text:span>” to “<text:span text:style-name="T12">1</text:span>” also.</text:p>
                <text:p text:style-name="Text_20_body"><text:soft-page-break/><draw:a xlink:type="simple" xlink:href="http://augustoalvarez.files.wordpress.com/2010/04/clip_image0221.jpg"><draw:frame draw:style-name="fr1" draw:name="graphics19" text:anchor-type="as-char" svg:width="4.9272in" svg:height="1.3126in" draw:z-index="21"><draw:image xlink:href="http://augustoalvarez.files.wordpress.com/2010/04/clip_image022_thumb1.jpg?w=473&amp;h=126" xlink:type="simple" xlink:show="embed" xlink:actuate="onLoad"/><svg:title>clip_image022</svg:title></draw:frame></draw:a></text:p>
                <text:p text:style-name="P32">Modify Partition</text:p>
                <text:p text:style-name="Text_20_body">2.6 On the modify partition properties set “<text:span text:style-name="Strong_20_Emphasis"><text:span text:style-name="T11">active</text:span></text:span>” to “<text:span text:style-name="T12">true</text:span>”, “<text:span text:style-name="T11">format</text:span>” to “<text:span text:style-name="T12">NTFS</text:span>”, “<text:span text:style-name="Strong_20_Emphasis"><text:span text:style-name="T11">label</text:span></text:span>” to “<text:span text:style-name="T12">WINDOWS</text:span>”, “<text:span text:style-name="T11">letter</text:span>” to “<text:span text:style-name="T12">C</text:span>”, “<text:span text:style-name="Strong_20_Emphasis"><text:span text:style-name="T11">Order</text:span></text:span>” to “<text:span text:style-name="T12">1</text:span>”, and “<text:span text:style-name="Strong_20_Emphasis"><text:span text:style-name="T11">PartitionID</text:span></text:span>” to “<text:span text:style-name="T12">1</text:span>”.</text:p>
                <text:p text:style-name="Text_20_body"><draw:a xlink:type="simple" xlink:href="http://augustoalvarez.files.wordpress.com/2010/04/clip_image023.jpg"><draw:frame draw:style-name="fr1" draw:name="graphics20" text:anchor-type="as-char" svg:width="5.0728in" svg:height="2.448in" draw:z-index="22"><draw:image xlink:href="http://augustoalvarez.files.wordpress.com/2010/04/clip_image023_thumb.jpg?w=487&amp;h=235" xlink:type="simple" xlink:show="embed" xlink:actuate="onLoad"/><svg:title>clip_image023</svg:title></draw:frame></draw:a></text:p>
                <text:p text:style-name="P32">Image Selection</text:p>
                <text:p text:style-name="Text_20_body">2.7 Add “<text:span text:style-name="Strong_20_Emphasis"><text:span text:style-name="T11">Microsoft-Windows-Setup\WindowsDeploymentServices\ImageSelection</text:span></text:span>” to your answer file. In the properties of “<text:span text:style-name="T9">installImage</text:span>” add the file name of the image we’ve captured, image group where we stored it in WDS, and image name the way you have it setup in the WDS console.</text:p>
                <text:p text:style-name="Text_20_body"><draw:a xlink:type="simple" xlink:href="http://augustoalvarez.files.wordpress.com/2010/04/clip_image025.jpg"><draw:frame draw:style-name="fr1" draw:name="graphics21" text:anchor-type="as-char" svg:width="3.4374in" svg:height="0.7811in" draw:z-index="23"><draw:image xlink:href="http://augustoalvarez.files.wordpress.com/2010/04/clip_image025_thumb.jpg?w=330&amp;h=75" xlink:type="simple" xlink:show="embed" xlink:actuate="onLoad"/><svg:title>clip_image025</svg:title></draw:frame></draw:a></text:p>
                <text:p text:style-name="Text_20_body">2.8 Next select “<text:span text:style-name="Strong_20_Emphasis">InstallTo</text:span>”, and set “<text:span text:style-name="Strong_20_Emphasis">DiskID</text:span>” to “<text:span text:style-name="Strong_20_Emphasis">0</text:span>”, and “<text:span text:style-name="Strong_20_Emphasis">PartitionID</text:span>” to “<text:span text:style-name="Strong_20_Emphasis">1</text:span>”. This will install the image to disk 0, on partition 1.</text:p>
                <text:p text:style-name="Text_20_body"><draw:a xlink:type="simple" xlink:href="http://augustoalvarez.files.wordpress.com/2010/04/clip_image027.jpg"><draw:frame draw:style-name="fr1" draw:name="graphics22" text:anchor-type="as-char" svg:width="3.4272in" svg:height="0.6043in" draw:z-index="24"><draw:image xlink:href="http://augustoalvarez.files.wordpress.com/2010/04/clip_image027_thumb.jpg?w=329&amp;h=58" xlink:type="simple" xlink:show="embed" xlink:actuate="onLoad"/><svg:title>clip_image027</svg:title></draw:frame></draw:a></text:p>
                <text:p text:style-name="P32">Validate the answer file</text:p>
                <text:p text:style-name="Text_20_body">2.9 To validate the answer file we can access to <text:span text:style-name="Strong_20_Emphasis">Tools</text:span>, and selecting “<text:span text:style-name="Strong_20_Emphasis">Validate Answer File</text:span>”. In our case should not complete without any errors. </text:p>
                <text:p text:style-name="Text_20_body">If it does, you’ll see in the error description what went wrong. </text:p>
                <text:p text:style-name="Text_20_body">2.10 Save the file as “<text:span text:style-name="T12">WDSClientUnattend.xml</text:span>” in the “<text:span text:style-name="T11">E:\RemoteInstall\WdsClientUnattend</text:span>” folder created by WDS. </text:p>
                <text:p text:style-name="Text_20_body"><text:span text:style-name="Strong_20_Emphasis">NOTE</text:span>:</text:p>
                <text:p text:style-name="Text_20_body"><text:soft-page-break/>The unattended file WDSClientUnattend must be associated to the WDS Server and not to any particular image. If you are inserting a value in the Image you’ll be deploying, that means every time you are using the PXE boot and contacting the WDS Server, the image selection will be always the same.</text:p>
                <text:p text:style-name="Text_20_body">So, if we want to choose the image when the installation process starts, we must remove “<text:span text:style-name="Strong_20_Emphasis"><text:span text:style-name="T11">Microsoft-Windows-Setup\WindowsDeploymentServices\ImageSelection</text:span></text:span>” section from our answer file.</text:p>
                <text:h text:style-name="Heading_20_3" text:outline-level="3"><text:span text:style-name="Strong_20_Emphasis"><text:span text:style-name="T22">3. Adding the WDSClientUnattend.xml to the WDS server</text:span></text:span></text:h>
                <text:p text:style-name="Text_20_body">3.1 Open up the WDS console, and right click on your server and select <text:span text:style-name="Strong_20_Emphasis">“Properties”</text:span>.</text:p>
                <text:p text:style-name="Text_20_body"><draw:a xlink:type="simple" xlink:href="http://augustoalvarez.files.wordpress.com/2010/04/clip_image029.jpg"><draw:frame draw:style-name="fr1" draw:name="graphics23" text:anchor-type="as-char" svg:width="3.1457in" svg:height="1.0626in" draw:z-index="25"><draw:image xlink:href="http://augustoalvarez.files.wordpress.com/2010/04/clip_image029_thumb.jpg?w=302&amp;h=102" xlink:type="simple" xlink:show="embed" xlink:actuate="onLoad"/><svg:title>clip_image029</svg:title></draw:frame></draw:a></text:p>
                <text:p text:style-name="Text_20_body">3.2 Click on the client tab, and check “<text:span text:style-name="Strong_20_Emphasis"><text:span text:style-name="T11">Enable unattended installation</text:span></text:span>” then browse for the “<text:span text:style-name="Strong_20_Emphasis"><text:span text:style-name="T11">WDSClientUnattend.xml</text:span></text:span>” we created in the previous step. Selecting the appropriate architecture.</text:p>
                <text:p text:style-name="Text_20_body"><draw:a xlink:type="simple" xlink:href="http://augustoalvarez.files.wordpress.com/2010/04/clip_image031.jpg"><draw:frame draw:style-name="fr1" draw:name="graphics24" text:anchor-type="as-char" svg:width="3.3126in" svg:height="2.698in" draw:z-index="26"><draw:image xlink:href="http://augustoalvarez.files.wordpress.com/2010/04/clip_image031_thumb.jpg?w=318&amp;h=259" xlink:type="simple" xlink:show="embed" xlink:actuate="onLoad"/><svg:title>clip_image031</svg:title></draw:frame></draw:a></text:p>
                <text:p text:style-name="Text_20_body">This will automate the booting process in the deployment process. Now we need to automate the OOBE which is the actual installation of the WIM.</text:p>
                <text:h text:style-name="Heading_20_3" text:outline-level="3"><text:span text:style-name="Strong_20_Emphasis"><text:span text:style-name="T22">4. Creating the OOBEunattend xml for Installation/OOBE settings</text:span></text:span></text:h>
                <text:p text:style-name="Text_20_body"><text:span text:style-name="Strong_20_Emphasis">Here’s an example file of </text:span><text:a xlink:type="simple" xlink:href="http://dl.dropbox.com/u/553163/WDS/OOBEUnattend.xml"><text:span text:style-name="Strong_20_Emphasis">OOBEUnattend.xml</text:span></text:a><text:span text:style-name="Strong_20_Emphasis">. </text:span></text:p>
                <text:p text:style-name="Text_20_body">This is the second part which will unattended the actual installation of our reference image, the OOBE part. This file I will be calling <text:span text:style-name="T12">OOBEUnattend.xml</text:span>. I will show you how to:</text:p>
                <text:list xml:id="list4005402364858548597" text:style-name="L34">
                  <text:list-item>
                    <text:p text:style-name="P51">Set the computer name and time zone </text:p>
                  </text:list-item>
                  <text:list-item>
                    <text:p text:style-name="P51">Skip the EULA, and setup network location </text:p>
                  </text:list-item>
                  <text:list-item>
                    <text:p text:style-name="P33">Create a login, and set a password </text:p>
                  </text:list-item>
                </text:list>
                <text:p text:style-name="P32">Computer name and time zone</text:p>
                <text:p text:style-name="Text_20_body">4.1 Open WISM console, then go to file, and open a new answer file. Browse to the Components <text:soft-page-break/>section and right click on “<text:span text:style-name="Emphasis"><text:span text:style-name="Strong_20_Emphasis">Microsoft-Windows-Shell-Setup</text:span></text:span>” and select “<text:span text:style-name="Strong_20_Emphasis">Add Setting to Pass 4 specialize</text:span>” </text:p>
                <text:p text:style-name="Text_20_body"><draw:a xlink:type="simple" xlink:href="http://augustoalvarez.files.wordpress.com/2010/04/clip_image033.jpg"><draw:frame draw:style-name="fr1" draw:name="graphics25" text:anchor-type="as-char" svg:width="3.5311in" svg:height="1.6252in" draw:z-index="27"><draw:image xlink:href="http://augustoalvarez.files.wordpress.com/2010/04/clip_image033_thumb.jpg?w=339&amp;h=156" xlink:type="simple" xlink:show="embed" xlink:actuate="onLoad"/><svg:title>clip_image033</svg:title></draw:frame></draw:a></text:p>
                <text:p text:style-name="Text_20_body">4.2 Here we want to configure the <text:span text:style-name="Strong_20_Emphasis">time zone</text:span>, <text:span text:style-name="Strong_20_Emphasis">computer name</text:span> (add an asterisk * for random name), and any other settings we want to setup in the properties pane.</text:p>
                <text:p text:style-name="Text_20_body">4.3 Now right click on “<text:span text:style-name="Strong_20_Emphasis"><text:span text:style-name="T11">Microsoft-Windows-International-Core</text:span></text:span>” and select “<text:span text:style-name="Strong_20_Emphasis">Add Setting to Pass 7 oobeSystem</text:span>”</text:p>
                <text:p text:style-name="Text_20_body"><draw:a xlink:type="simple" xlink:href="http://augustoalvarez.files.wordpress.com/2010/04/clip_image035.jpg"><draw:frame draw:style-name="fr1" draw:name="graphics26" text:anchor-type="as-char" svg:width="3.5937in" svg:height="1.2602in" draw:z-index="28"><draw:image xlink:href="http://augustoalvarez.files.wordpress.com/2010/04/clip_image035_thumb.jpg?w=345&amp;h=121" xlink:type="simple" xlink:show="embed" xlink:actuate="onLoad"/><svg:title>clip_image035</svg:title></draw:frame></draw:a></text:p>
                <text:p text:style-name="Text_20_body">4.4 Now set everything to “<text:span text:style-name="T12">en-us</text:span>” except for “<text:span text:style-name="T11">UIlanguageFallback</text:span>”. Leave that blank.</text:p>
                <text:p text:style-name="Text_20_body"><draw:a xlink:type="simple" xlink:href="http://augustoalvarez.files.wordpress.com/2010/04/clip_image037.jpg"><draw:frame draw:style-name="fr1" draw:name="graphics27" text:anchor-type="as-char" svg:width="3.3957in" svg:height="1.0626in" draw:z-index="29"><draw:image xlink:href="http://augustoalvarez.files.wordpress.com/2010/04/clip_image037_thumb.jpg?w=326&amp;h=102" xlink:type="simple" xlink:show="embed" xlink:actuate="onLoad"/><svg:title>clip_image037</svg:title></draw:frame></draw:a></text:p>
                <text:p text:style-name="P32">Setup Network location, and EULA skip</text:p>
                <text:p text:style-name="Text_20_body">4.5 Find “<text:span text:style-name="Strong_20_Emphasis"><text:span text:style-name="T11">Microsoft-Windows-Shell-Setup</text:span></text:span>” in the components, and add “<text:span text:style-name="Strong_20_Emphasis"><text:span text:style-name="T11">OOBE</text:span></text:span>” to “<text:span text:style-name="Strong_20_Emphasis">Add Setting to Pass 7 oobeSystem</text:span>”. Fill in the settings that you want in the properties.</text:p>
                <text:p text:style-name="Text_20_body"><draw:a xlink:type="simple" xlink:href="http://augustoalvarez.files.wordpress.com/2010/04/clip_image039.jpg"><draw:frame draw:style-name="fr1" draw:name="graphics28" text:anchor-type="as-char" svg:width="3.2602in" svg:height="1.1043in" draw:z-index="30"><draw:image xlink:href="http://augustoalvarez.files.wordpress.com/2010/04/clip_image039_thumb.jpg?w=313&amp;h=106" xlink:type="simple" xlink:show="embed" xlink:actuate="onLoad"/><svg:title>clip_image039</svg:title></draw:frame></draw:a></text:p>
                <text:p text:style-name="P32">Login and password</text:p>
                <text:p text:style-name="Text_20_body">4.6 Browse to, and expand “<text:span text:style-name="Strong_20_Emphasis"><text:span text:style-name="T11">Microsoft-Windows-Shell-Setup</text:span></text:span>”, expand “<text:span text:style-name="Strong_20_Emphasis"><text:span text:style-name="T11">UserAccounts</text:span></text:span>”, “<text:span text:style-name="Strong_20_Emphasis"><text:span text:style-name="T11">LocalAccounts</text:span></text:span>”, “<text:span text:style-name="Strong_20_Emphasis"><text:span text:style-name="T11">LocalAccounts</text:span></text:span>” again, then add “<text:span text:style-name="Strong_20_Emphasis"><text:span text:style-name="T11">password</text:span></text:span>” to “<text:span text:style-name="Strong_20_Emphasis">Add Setting to Pass 7 oobeSystem</text:span>”.</text:p>
                <text:p text:style-name="Text_20_body"><text:soft-page-break/><draw:a xlink:type="simple" xlink:href="http://augustoalvarez.files.wordpress.com/2010/04/clip_image041.jpg"><draw:frame draw:style-name="fr1" draw:name="graphics29" text:anchor-type="as-char" svg:width="3.4165in" svg:height="2.6665in" draw:z-index="31"><draw:image xlink:href="http://augustoalvarez.files.wordpress.com/2010/04/clip_image041_thumb.jpg?w=328&amp;h=256" xlink:type="simple" xlink:show="embed" xlink:actuate="onLoad"/><svg:title>clip_image041</svg:title></draw:frame></draw:a></text:p>
                <text:p text:style-name="Text_20_body">4.7 Click on “<text:span text:style-name="Strong_20_Emphasis"><text:span text:style-name="T11">LocalAccount</text:span></text:span>” in the answer file, and add the information in its properties.</text:p>
                <text:p text:style-name="Text_20_body"><draw:a xlink:type="simple" xlink:href="http://augustoalvarez.files.wordpress.com/2010/04/clip_image0421.jpg"><draw:frame draw:style-name="fr1" draw:name="graphics30" text:anchor-type="as-char" svg:width="3.448in" svg:height="2.4165in" draw:z-index="32"><draw:image xlink:href="http://augustoalvarez.files.wordpress.com/2010/04/clip_image042_thumb1.jpg?w=331&amp;h=232" xlink:type="simple" xlink:show="embed" xlink:actuate="onLoad"/><svg:title>clip_image042</svg:title></draw:frame></draw:a></text:p>
                <text:p text:style-name="Text_20_body">4.8 Then do the same for the password. Also feel free to play around with the shell setup in the specialize part of the file for a more personal install.</text:p>
                <text:p text:style-name="Text_20_body"><text:span text:style-name="Strong_20_Emphasis">Validate and add to reference deploy image</text:span></text:p>
                <text:p text:style-name="Text_20_body">4.9 Validate the answer file as mentioned before. And save the file to the folder we’ve created for unattended images “<text:span text:style-name="T11">E:\RemoteInstall\WdsClientUnattend”</text:span>. </text:p>
                <text:h text:style-name="Heading_20_3" text:outline-level="3"><text:span text:style-name="Strong_20_Emphasis"><text:span text:style-name="T22">5. Associating </text:span></text:span><text:span text:style-name="Strong_20_Emphasis"><text:span text:style-name="T23">OOBEUnattend.xml </text:span></text:span><text:span text:style-name="Strong_20_Emphasis"><text:span text:style-name="T22">to the Install Image</text:span></text:span></text:h>
                <text:p text:style-name="Text_20_body">5.1 Open the WDS console and expand “install images”, click on “captures” then right click on the image name “Ref_001”, and select properties. </text:p>
                <text:p text:style-name="Text_20_body">5.2 At the bottom of the properties window we’ll see “<text:span text:style-name="Strong_20_Emphasis">Allow image to install in unattended mode</text:span>” check that. Now browse for the file created in the step above in “<text:span text:style-name="T11">E:\RemoteInstall\WdsClientUnattend”</text:span>. Apply and select <text:span text:style-name="Strong_20_Emphasis">ok</text:span>.</text:p>
                <text:p text:style-name="Text_20_body"><text:soft-page-break/><draw:a xlink:type="simple" xlink:href="http://augustoalvarez.files.wordpress.com/2010/04/clip_image0441.jpg"><draw:frame draw:style-name="fr1" draw:name="graphics31" text:anchor-type="as-char" svg:width="2.9689in" svg:height="3.7811in" draw:z-index="33"><draw:image xlink:href="http://augustoalvarez.files.wordpress.com/2010/04/clip_image044_thumb1.jpg?w=285&amp;h=363" xlink:type="simple" xlink:show="embed" xlink:actuate="onLoad"/><svg:title>clip_image044</svg:title></draw:frame></draw:a></text:p>
                <text:h text:style-name="Heading_20_3" text:outline-level="3"><text:span text:style-name="Strong_20_Emphasis"><text:span text:style-name="T22">6. Deploying an unattended custom image with WDS</text:span></text:span></text:h>
                <text:p text:style-name="Text_20_body">We have everything in place now for a complete unattended deployment of Windows 7. </text:p>
                <text:p text:style-name="Text_20_body">6.1 Boot up the computer with F12 for a network boot.</text:p>
                <text:p text:style-name="Text_20_body"><draw:a xlink:type="simple" xlink:href="http://augustoalvarez.files.wordpress.com/2010/04/clip_image0461.jpg"><draw:frame draw:style-name="fr1" draw:name="graphics32" text:anchor-type="as-char" svg:width="4.2189in" svg:height="3.1665in" draw:z-index="34"><draw:image xlink:href="http://augustoalvarez.files.wordpress.com/2010/04/clip_image046_thumb1.jpg?w=405&amp;h=304" xlink:type="simple" xlink:show="embed" xlink:actuate="onLoad"/><svg:title>clip_image046</svg:title></draw:frame></draw:a></text:p>
                <text:p text:style-name="Text_20_body">6.2 The computer will find your WDS server and ask you to hit F12, do so quickly or you may miss it. Now select the boot image, “Windows 7 (x64)” in my case.</text:p>
                <text:p text:style-name="Text_20_body"><text:soft-page-break/><draw:a xlink:type="simple" xlink:href="http://augustoalvarez.files.wordpress.com/2010/04/clip_image0481.jpg"><draw:frame draw:style-name="fr1" draw:name="graphics33" text:anchor-type="as-char" svg:width="4.2602in" svg:height="3.198in" draw:z-index="35"><draw:image xlink:href="http://augustoalvarez.files.wordpress.com/2010/04/clip_image048_thumb1.jpg?w=409&amp;h=307" xlink:type="simple" xlink:show="embed" xlink:actuate="onLoad"/><svg:title>clip_image048</svg:title></draw:frame></draw:a></text:p>
                <text:p text:style-name="Text_20_body">Windows will load files after booting</text:p>
                <text:p text:style-name="Text_20_body"><draw:a xlink:type="simple" xlink:href="http://augustoalvarez.files.wordpress.com/2010/04/clip_image0501.jpg"><draw:frame draw:style-name="fr1" draw:name="graphics34" text:anchor-type="as-char" svg:width="4.2602in" svg:height="3.198in" draw:z-index="36"><draw:image xlink:href="http://augustoalvarez.files.wordpress.com/2010/04/clip_image050_thumb1.jpg?w=409&amp;h=307" xlink:type="simple" xlink:show="embed" xlink:actuate="onLoad"/><svg:title>clip_image050</svg:title></draw:frame></draw:a></text:p>
                <text:p text:style-name="Text_20_body">Since the deployment will not require any user intervention, the next window appearing should be this one.</text:p>
                <text:p text:style-name="Text_20_body"><text:soft-page-break/><draw:a xlink:type="simple" xlink:href="http://augustoalvarez.files.wordpress.com/2010/04/clip_image0521.jpg"><draw:frame draw:style-name="fr1" draw:name="graphics35" text:anchor-type="as-char" svg:width="4.2811in" svg:height="3.2189in" draw:z-index="37"><draw:image xlink:href="http://augustoalvarez.files.wordpress.com/2010/04/clip_image052_thumb1.jpg?w=411&amp;h=309" xlink:type="simple" xlink:show="embed" xlink:actuate="onLoad"/><svg:title>clip_image052</svg:title></draw:frame></draw:a></text:p>
                <text:p text:style-name="Text_20_body">Hope you found this information useful.</text:p>
                <text:p text:style-name="P69"/>
                <text:p text:style-name="P70"/>
              </text:section>
            </text:section>
          </text:section>
        </text:section>
        <text:p text:style-name="P34"/>
        <text:p text:style-name="P53"/>
      </text:section>
      <text:p text:style-name="Text_20_body"/>
      <text:p text:style-name="Text_20_body"/>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ans-serif"/>
    <style:font-face style:name="Calibri" svg:font-family="Calibri, sans-serif"/>
    <style:font-face style:name="Helvetica Neue" svg:font-family="'Helvetica Neue', Helvetica, Arial, sans-serif"/>
    <style:font-face style:name="Mangal1" svg:font-family="Mangal"/>
    <style:font-face style:name="OpenSymbol" svg:font-family="OpenSymbol"/>
    <style:font-face style:name="Verdana" svg:font-family="Verdana,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4T07:19:02.88</meta:creation-date>
    <dc:date>2014-07-24T07:58:10.13</dc:date>
    <meta:editing-duration>PT39M9S</meta:editing-duration>
    <meta:editing-cycles>4</meta:editing-cycles>
    <meta:generator>OpenOffice/4.0.0$Win32 OpenOffice.org_project/400m3$Build-9702</meta:generator>
    <meta:document-statistic meta:table-count="3" meta:image-count="35" meta:object-count="3" meta:page-count="71" meta:paragraph-count="1004" meta:word-count="23018" meta:character-count="140923"/>
  </office:meta>
</office:document-meta>
</file>